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5a9bce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officeooo:paragraph-rsid="02859610" style:font-size-asian="12pt" style:font-size-complex="12pt"/>
    </style:style>
    <style:style style:name="P27" style:family="paragraph" style:parent-style-name="Standard">
      <style:paragraph-properties fo:text-align="justify" style:justify-single-word="false"/>
      <style:text-properties fo:font-size="12pt" officeooo:paragraph-rsid="028809b7" style:font-size-asian="12pt" style:font-size-complex="12pt"/>
    </style:style>
    <style:style style:name="P28" style:family="paragraph" style:parent-style-name="Standard">
      <style:paragraph-properties fo:text-align="justify" style:justify-single-word="false"/>
      <style:text-properties fo:font-size="12pt" officeooo:paragraph-rsid="0075e168" style:font-size-asian="12pt" style:font-size-complex="12pt"/>
    </style:style>
    <style:style style:name="P29" style:family="paragraph" style:parent-style-name="Standard">
      <style:paragraph-properties fo:text-align="justify" style:justify-single-word="false"/>
      <style:text-properties fo:font-size="12pt" officeooo:paragraph-rsid="0213a92e" style:font-size-asian="12pt" style:font-size-complex="12pt"/>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7" style:family="paragraph" style:parent-style-name="Standard">
      <style:paragraph-properties fo:text-align="justify" style:justify-single-word="false"/>
      <style:text-properties style:font-name="Liberation Serif" fo:font-size="10.5pt" fo:font-weight="bold" officeooo:rsid="02323a1f" officeooo:paragraph-rsid="05554880" style:font-size-asian="10.5pt" style:font-weight-asian="bold" style:font-size-complex="10.5pt" style:font-weight-complex="bold"/>
    </style:style>
    <style:style style:name="P88"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5"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6"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7"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8"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9"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40"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41"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officeooo:paragraph-rsid="00aff0d4"/>
    </style:style>
    <style:style style:name="P147" style:family="paragraph" style:parent-style-name="Standard">
      <style:paragraph-properties fo:text-align="justify" style:justify-single-word="false"/>
      <style:text-properties officeooo:paragraph-rsid="01f70fb9"/>
    </style:style>
    <style:style style:name="P148" style:family="paragraph" style:parent-style-name="Standard">
      <style:paragraph-properties fo:text-align="justify" style:justify-single-word="false"/>
      <style:text-properties officeooo:paragraph-rsid="0206c6ae"/>
    </style:style>
    <style:style style:name="P149" style:family="paragraph" style:parent-style-name="Standard">
      <style:paragraph-properties fo:text-align="justify" style:justify-single-word="false"/>
      <style:text-properties officeooo:paragraph-rsid="00284f14"/>
    </style:style>
    <style:style style:name="P150" style:family="paragraph" style:parent-style-name="Standard">
      <style:paragraph-properties fo:text-align="justify" style:justify-single-word="false"/>
      <style:text-properties officeooo:paragraph-rsid="035cb3d6"/>
    </style:style>
    <style:style style:name="P151" style:family="paragraph" style:parent-style-name="Standard">
      <style:paragraph-properties fo:text-align="justify" style:justify-single-word="false"/>
      <style:text-properties officeooo:paragraph-rsid="035cbcff"/>
    </style:style>
    <style:style style:name="P152" style:family="paragraph" style:parent-style-name="Standard">
      <style:paragraph-properties fo:text-align="justify" style:justify-single-word="false"/>
      <style:text-properties officeooo:paragraph-rsid="03f0d7b2"/>
    </style:style>
    <style:style style:name="P153" style:family="paragraph" style:parent-style-name="Standard">
      <style:paragraph-properties fo:text-align="justify" style:justify-single-word="false"/>
      <style:text-properties officeooo:paragraph-rsid="03b05d7a"/>
    </style:style>
    <style:style style:name="P154" style:family="paragraph" style:parent-style-name="Standard">
      <style:paragraph-properties fo:text-align="justify" style:justify-single-word="false"/>
      <style:text-properties officeooo:paragraph-rsid="0419ee69"/>
    </style:style>
    <style:style style:name="P155" style:family="paragraph" style:parent-style-name="Standard">
      <style:paragraph-properties fo:text-align="justify" style:justify-single-word="false"/>
      <style:text-properties officeooo:paragraph-rsid="0082c17e"/>
    </style:style>
    <style:style style:name="P156" style:family="paragraph" style:parent-style-name="Standard">
      <style:paragraph-properties fo:text-align="justify" style:justify-single-word="false"/>
      <style:text-properties officeooo:paragraph-rsid="0483ea41"/>
    </style:style>
    <style:style style:name="P157" style:family="paragraph" style:parent-style-name="Standard">
      <style:paragraph-properties fo:text-align="justify" style:justify-single-word="false"/>
      <style:text-properties officeooo:paragraph-rsid="0496136a"/>
    </style:style>
    <style:style style:name="P158" style:family="paragraph" style:parent-style-name="Standard">
      <style:paragraph-properties fo:text-align="justify" style:justify-single-word="false"/>
      <style:text-properties officeooo:paragraph-rsid="04ac6fe1"/>
    </style:style>
    <style:style style:name="P159" style:family="paragraph" style:parent-style-name="Standard">
      <style:paragraph-properties fo:text-align="justify" style:justify-single-word="false"/>
      <style:text-properties officeooo:paragraph-rsid="051535b6"/>
    </style:style>
    <style:style style:name="P160" style:family="paragraph" style:parent-style-name="Standard">
      <style:paragraph-properties fo:text-align="justify" style:justify-single-word="false"/>
      <style:text-properties officeooo:paragraph-rsid="048d6f24"/>
    </style:style>
    <style:style style:name="P161" style:family="paragraph" style:parent-style-name="Standard">
      <style:paragraph-properties fo:text-align="justify" style:justify-single-word="false"/>
      <style:text-properties officeooo:paragraph-rsid="0536fe14"/>
    </style:style>
    <style:style style:name="P162" style:family="paragraph" style:parent-style-name="Standard">
      <style:paragraph-properties fo:text-align="justify" style:justify-single-word="false"/>
      <style:text-properties officeooo:paragraph-rsid="0545e5a9"/>
    </style:style>
    <style:style style:name="P163" style:family="paragraph" style:parent-style-name="Standard">
      <style:paragraph-properties fo:text-align="justify" style:justify-single-word="false"/>
      <style:text-properties officeooo:paragraph-rsid="0548484d"/>
    </style:style>
    <style:style style:name="P164" style:family="paragraph" style:parent-style-name="Standard">
      <style:paragraph-properties fo:text-align="justify" style:justify-single-word="false"/>
      <style:text-properties officeooo:paragraph-rsid="05554880"/>
    </style:style>
    <style:style style:name="P165" style:family="paragraph" style:parent-style-name="Standard">
      <style:paragraph-properties fo:text-align="justify" style:justify-single-word="false"/>
      <style:text-properties officeooo:paragraph-rsid="046415ef"/>
    </style:style>
    <style:style style:name="P166" style:family="paragraph" style:parent-style-name="Standard">
      <style:paragraph-properties fo:text-align="justify" style:justify-single-word="false"/>
      <style:text-properties officeooo:paragraph-rsid="05a9bce2"/>
    </style:style>
    <style:style style:name="P167" style:family="paragraph" style:parent-style-name="Standard">
      <style:paragraph-properties fo:text-align="start" style:justify-single-word="false"/>
      <style:text-properties officeooo:paragraph-rsid="01ed3afa"/>
    </style:style>
    <style:style style:name="P168" style:family="paragraph" style:parent-style-name="Standard">
      <style:paragraph-properties fo:text-align="start" style:justify-single-word="false"/>
      <style:text-properties officeooo:paragraph-rsid="01f0536a"/>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1"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5"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6" style:family="paragraph" style:parent-style-name="Standard">
      <style:paragraph-properties fo:text-align="justify" style:justify-single-word="false"/>
      <style:text-properties style:text-position="0% 100%" style:font-name="Liberation Serif" officeooo:paragraph-rsid="05554880"/>
    </style:style>
    <style:style style:name="P187" style:family="paragraph" style:parent-style-name="Standard">
      <style:text-properties style:text-position="0% 100%" style:font-name="Liberation Serif" officeooo:paragraph-rsid="05554880"/>
    </style:style>
    <style:style style:name="P188"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9"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90" style:family="paragraph" style:parent-style-name="Standard">
      <style:paragraph-properties fo:text-align="justify" style:justify-single-word="false"/>
      <style:text-properties officeooo:rsid="0496136a" officeooo:paragraph-rsid="04961990"/>
    </style:style>
    <style:style style:name="P191" style:family="paragraph" style:parent-style-name="Standard">
      <style:paragraph-properties fo:text-align="justify" style:justify-single-word="false"/>
      <style:text-properties fo:font-style="normal" officeooo:paragraph-rsid="04b4769c" style:font-style-asian="normal" style:font-style-complex="normal"/>
    </style:style>
    <style:style style:name="P192" style:family="paragraph" style:parent-style-name="Standard">
      <style:paragraph-properties fo:text-align="justify" style:justify-single-word="false"/>
      <style:text-properties officeooo:rsid="0519a4c3" officeooo:paragraph-rsid="0519a4c3"/>
    </style:style>
    <style:style style:name="P193" style:family="paragraph" style:parent-style-name="Standard">
      <style:paragraph-properties fo:text-align="justify" style:justify-single-word="false"/>
      <style:text-properties officeooo:rsid="0519a4c3" officeooo:paragraph-rsid="051beeed"/>
    </style:style>
    <style:style style:name="P194"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0480b59" style:font-size-asian="12pt" style:font-weight-asian="normal" style:font-size-complex="12pt" style:font-weight-complex="normal"/>
    </style:style>
    <style:style style:name="P195" style:family="paragraph" style:parent-style-name="Text_20_body">
      <style:paragraph-properties fo:text-align="justify" style:justify-single-word="false"/>
      <style:text-properties officeooo:paragraph-rsid="0148628a"/>
    </style:style>
    <style:style style:name="P196" style:family="paragraph" style:parent-style-name="Text_20_body">
      <style:paragraph-properties fo:text-align="justify" style:justify-single-word="false"/>
      <style:text-properties officeooo:paragraph-rsid="014c9ef4"/>
    </style:style>
    <style:style style:name="P197"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8"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9"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0"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01"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2"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203"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2"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13"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6"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17"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8"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9" style:family="paragraph" style:parent-style-name="Contents_20_1">
      <style:paragraph-properties>
        <style:tab-stops>
          <style:tab-stop style:position="17.59cm" style:type="right" style:leader-style="dotted" style:leader-text="."/>
        </style:tab-stops>
      </style:paragraph-properties>
    </style:style>
    <style:style style:name="P220"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weight="normal" officeooo:rsid="0597071a" style:font-size-asian="12pt" style:font-weight-asian="normal" style:font-size-complex="12pt" style:font-weight-complex="normal"/>
    </style:style>
    <style:style style:name="T164" style:family="text">
      <style:text-properties style:font-name="Liberation Serif" fo:font-size="12pt" fo:font-weight="normal" officeooo:rsid="059b6c32" style:font-size-asian="12pt" style:font-weight-asian="normal" style:font-size-complex="12pt" style:font-weight-complex="normal"/>
    </style:style>
    <style:style style:name="T165" style:family="text">
      <style:text-properties style:font-name="Liberation Serif" fo:font-size="12pt" fo:font-weight="normal" officeooo:rsid="05a0c2ab" style:font-size-asian="12pt" style:font-weight-asian="normal" style:font-size-complex="12pt" style:font-weight-complex="normal"/>
    </style:style>
    <style:style style:name="T16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weight="bold" officeooo:rsid="048b3107" style:font-size-asian="12pt" style:font-weight-asian="bold" style:font-size-complex="12pt" style:font-weight-complex="bold"/>
    </style:style>
    <style:style style:name="T234" style:family="text">
      <style:text-properties style:font-name="Liberation Serif" fo:font-size="12pt" fo:font-weight="bold" officeooo:rsid="0496136a" style:font-size-asian="12pt" style:font-weight-asian="bold" style:font-size-complex="12pt" style:font-weight-complex="bold"/>
    </style:style>
    <style:style style:name="T235" style:family="text">
      <style:text-properties style:font-name="Liberation Serif" fo:font-size="12pt" fo:font-weight="bold" officeooo:rsid="049bbf79" style:font-size-asian="12pt" style:font-weight-asian="bold" style:font-size-complex="12pt" style:font-weight-complex="bold"/>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2566f03" style:font-style-asian="italic" style:font-style-complex="italic"/>
    </style:style>
    <style:style style:name="T238" style:family="text">
      <style:text-properties style:font-name="Liberation Serif" fo:font-style="italic" officeooo:rsid="01856118" style:font-style-asian="italic" style:font-style-complex="italic"/>
    </style:style>
    <style:style style:name="T239" style:family="text">
      <style:text-properties style:font-name="Liberation Serif" fo:font-style="italic" officeooo:rsid="033ee04f" style:font-style-asian="italic" style:font-style-complex="italic"/>
    </style:style>
    <style:style style:name="T240" style:family="text">
      <style:text-properties style:font-name="Liberation Serif" fo:font-style="italic" officeooo:rsid="033f7de1" style:font-style-asian="italic" style:font-style-complex="italic"/>
    </style:style>
    <style:style style:name="T241" style:family="text">
      <style:text-properties style:font-name="Liberation Serif" fo:font-style="italic" fo:font-weight="normal" officeooo:rsid="028809b7" style:font-style-asian="italic" style:font-weight-asian="normal" style:font-style-complex="italic" style:font-weight-complex="normal"/>
    </style:style>
    <style:style style:name="T242" style:family="text">
      <style:text-properties style:font-name="Liberation Serif" fo:font-weight="normal" style:font-weight-asian="normal" style:font-weight-complex="normal"/>
    </style:style>
    <style:style style:name="T243" style:family="text">
      <style:text-properties style:font-name="Liberation Serif" fo:font-weight="normal" officeooo:rsid="0213a92e" style:font-weight-asian="normal" style:font-weight-complex="normal"/>
    </style:style>
    <style:style style:name="T244" style:family="text">
      <style:text-properties style:font-name="Liberation Serif" fo:font-weight="normal" officeooo:rsid="02146a35" style:font-weight-asian="normal" style:font-weight-complex="normal"/>
    </style:style>
    <style:style style:name="T245" style:family="text">
      <style:text-properties style:font-name="Liberation Serif" fo:font-weight="normal" officeooo:rsid="006867b6" style:font-weight-asian="normal" style:font-weight-complex="normal"/>
    </style:style>
    <style:style style:name="T246" style:family="text">
      <style:text-properties style:font-name="Liberation Serif" fo:font-weight="normal" officeooo:rsid="0283e2ba" style:font-weight-asian="normal" style:font-weight-complex="normal"/>
    </style:style>
    <style:style style:name="T247" style:family="text">
      <style:text-properties style:font-name="Liberation Serif" fo:font-weight="normal" officeooo:rsid="02b9d781" style:font-weight-asian="normal" style:font-weight-complex="normal"/>
    </style:style>
    <style:style style:name="T248" style:family="text">
      <style:text-properties style:font-name="Liberation Serif" fo:font-weight="normal" officeooo:rsid="00661b9f" style:font-weight-asian="normal" style:font-weight-complex="normal"/>
    </style:style>
    <style:style style:name="T249" style:family="text">
      <style:text-properties style:font-name="Liberation Serif" fo:font-weight="normal" officeooo:rsid="028809b7" style:font-weight-asian="normal" style:font-weight-complex="normal"/>
    </style:style>
    <style:style style:name="T250" style:family="text">
      <style:text-properties style:font-name="Liberation Serif" fo:font-weight="normal" officeooo:rsid="02dbeb5c" style:font-weight-asian="normal" style:font-weight-complex="normal"/>
    </style:style>
    <style:style style:name="T251" style:family="text">
      <style:text-properties style:font-name="Liberation Serif" fo:font-weight="normal" officeooo:rsid="0289297a" style:font-weight-asian="normal" style:font-weight-complex="normal"/>
    </style:style>
    <style:style style:name="T252" style:family="text">
      <style:text-properties style:font-name="Liberation Serif" fo:font-weight="normal" officeooo:rsid="0075e168" style:font-weight-asian="normal" style:font-weight-complex="normal"/>
    </style:style>
    <style:style style:name="T253" style:family="text">
      <style:text-properties style:font-name="Liberation Serif" fo:font-weight="normal" officeooo:rsid="028bca8a" style:font-weight-asian="normal" style:font-weight-complex="normal"/>
    </style:style>
    <style:style style:name="T254" style:family="text">
      <style:text-properties style:font-name="Liberation Serif" fo:font-weight="normal" officeooo:rsid="03bebe2f" style:font-weight-asian="normal" style:font-weight-complex="normal"/>
    </style:style>
    <style:style style:name="T255" style:family="text">
      <style:text-properties style:font-name="Liberation Serif" fo:font-weight="normal" officeooo:rsid="03c0382c" style:font-weight-asian="normal" style:font-weight-complex="normal"/>
    </style:style>
    <style:style style:name="T256" style:family="text">
      <style:text-properties style:font-name="Liberation Serif" fo:font-weight="normal" officeooo:rsid="03e6f2e9" style:font-weight-asian="normal" style:font-weight-complex="normal"/>
    </style:style>
    <style:style style:name="T257" style:family="text">
      <style:text-properties style:font-name="Liberation Serif" fo:font-weight="normal" officeooo:rsid="043f1fef" style:font-weight-asian="normal" style:font-weight-complex="normal"/>
    </style:style>
    <style:style style:name="T258" style:family="text">
      <style:text-properties style:font-name="Liberation Serif" fo:font-weight="normal" officeooo:rsid="0440b94a" style:font-weight-asian="normal" style:font-weight-complex="normal"/>
    </style:style>
    <style:style style:name="T259" style:family="text">
      <style:text-properties style:font-name="Liberation Serif" fo:font-weight="normal" officeooo:rsid="048b58cb" style:font-weight-asian="normal" style:font-weight-complex="normal"/>
    </style:style>
    <style:style style:name="T260" style:family="text">
      <style:text-properties style:font-name="Liberation Serif" fo:font-weight="normal" officeooo:rsid="05987897" style:font-weight-asian="normal" style:font-weight-complex="normal"/>
    </style:style>
    <style:style style:name="T261" style:family="text">
      <style:text-properties style:font-name="Liberation Serif" fo:font-weight="bold" style:font-weight-asian="bold" style:font-weight-complex="bold"/>
    </style:style>
    <style:style style:name="T262" style:family="text">
      <style:text-properties style:font-name="Liberation Serif" fo:font-weight="bold" officeooo:rsid="021a76c7" style:font-weight-asian="bold" style:font-weight-complex="bold"/>
    </style:style>
    <style:style style:name="T263" style:family="text">
      <style:text-properties style:font-name="Liberation Serif" fo:font-weight="bold" officeooo:rsid="021d30aa" style:font-weight-asian="bold" style:font-weight-complex="bold"/>
    </style:style>
    <style:style style:name="T264" style:family="text">
      <style:text-properties style:font-name="Liberation Serif" fo:font-weight="bold" officeooo:rsid="0447f494" style:font-weight-asian="bold" style:font-weight-complex="bold"/>
    </style:style>
    <style:style style:name="T265" style:family="text">
      <style:text-properties style:font-name="Liberation Serif" fo:font-weight="bold" officeooo:rsid="046d044a" style:font-weight-asian="bold" style:font-weight-complex="bold"/>
    </style:style>
    <style:style style:name="T266" style:family="text">
      <style:text-properties style:font-name="Liberation Serif" fo:font-weight="bold" officeooo:rsid="0565e9f9" style:font-weight-asian="bold" style:font-weight-complex="bold"/>
    </style:style>
    <style:style style:name="T267" style:family="text">
      <style:text-properties style:font-name="Liberation Serif" officeooo:rsid="01856118"/>
    </style:style>
    <style:style style:name="T268" style:family="text">
      <style:text-properties style:font-name="Liberation Serif" fo:font-size="10.5pt" fo:font-weight="bold" officeooo:rsid="02323a1f" style:font-size-asian="10.5pt" style:font-weight-asian="bold" style:font-size-complex="10.5pt" style:font-weight-complex="bold"/>
    </style:style>
    <style:style style:name="T269" style:family="text">
      <style:text-properties style:font-name="Liberation Serif" fo:font-size="10.5pt" fo:font-weight="bold" officeooo:rsid="0162dc3a" style:font-size-asian="10.5pt" style:font-weight-asian="bold" style:font-size-complex="10.5pt" style:font-weight-complex="bold"/>
    </style:style>
    <style:style style:name="T270"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71" style:family="text">
      <style:text-properties style:font-name="Liberation Serif" fo:font-size="10.5pt" fo:font-weight="normal" officeooo:rsid="0162dc3a" style:font-size-asian="10.5pt" style:font-weight-asian="normal" style:font-size-complex="10.5pt" style:font-weight-complex="normal"/>
    </style:style>
    <style:style style:name="T272" style:family="text">
      <style:text-properties style:font-name="Liberation Serif" fo:font-size="10.5pt" fo:font-weight="normal" officeooo:rsid="02323a1f" style:font-size-asian="10.5pt" style:font-weight-asian="normal" style:font-size-complex="10.5pt" style:font-weight-complex="normal"/>
    </style:style>
    <style:style style:name="T273" style:family="text">
      <style:text-properties style:font-name="Liberation Serif" fo:font-size="10.5pt" fo:font-weight="normal" officeooo:rsid="0471e490" style:font-size-asian="10.5pt" style:font-weight-asian="normal" style:font-size-complex="10.5pt" style:font-weight-complex="normal"/>
    </style:style>
    <style:style style:name="T274"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5" style:family="text">
      <style:text-properties style:font-name="Liberation Serif" officeooo:rsid="035691dc"/>
    </style:style>
    <style:style style:name="T276" style:family="text">
      <style:text-properties style:font-name="Liberation Serif" officeooo:rsid="03596040"/>
    </style:style>
    <style:style style:name="T277" style:family="text">
      <style:text-properties style:font-name="Liberation Serif" officeooo:rsid="0357b24c"/>
    </style:style>
    <style:style style:name="T278" style:family="text">
      <style:text-properties style:font-name="Liberation Serif" officeooo:rsid="02870d0f"/>
    </style:style>
    <style:style style:name="T279" style:family="text">
      <style:text-properties style:font-name="Liberation Serif" officeooo:rsid="02b80b07"/>
    </style:style>
    <style:style style:name="T280" style:family="text">
      <style:text-properties style:font-name="Liberation Serif" officeooo:rsid="02bc39d4"/>
    </style:style>
    <style:style style:name="T281" style:family="text">
      <style:text-properties style:font-name="Liberation Serif" officeooo:rsid="00a91fd5"/>
    </style:style>
    <style:style style:name="T282" style:family="text">
      <style:text-properties style:font-name="Liberation Serif" officeooo:rsid="00a1655a"/>
    </style:style>
    <style:style style:name="T283" style:family="text">
      <style:text-properties style:font-name="Liberation Serif" officeooo:rsid="00a456c4"/>
    </style:style>
    <style:style style:name="T284" style:family="text">
      <style:text-properties style:font-name="Liberation Serif" officeooo:rsid="00bdaf87"/>
    </style:style>
    <style:style style:name="T285" style:family="text">
      <style:text-properties style:font-name="Liberation Serif" officeooo:rsid="00a30a88"/>
    </style:style>
    <style:style style:name="T286" style:family="text">
      <style:text-properties style:font-name="Liberation Serif" officeooo:rsid="00b5b8bb"/>
    </style:style>
    <style:style style:name="T287" style:family="text">
      <style:text-properties style:font-name="Liberation Serif" officeooo:rsid="00aa3d59"/>
    </style:style>
    <style:style style:name="T288" style:family="text">
      <style:text-properties style:font-name="Liberation Serif" officeooo:rsid="01aff085"/>
    </style:style>
    <style:style style:name="T289" style:family="text">
      <style:text-properties style:font-name="Liberation Serif" officeooo:rsid="00b548fd"/>
    </style:style>
    <style:style style:name="T290" style:family="text">
      <style:text-properties style:font-name="Liberation Serif" officeooo:rsid="01739f41"/>
    </style:style>
    <style:style style:name="T291" style:family="text">
      <style:text-properties style:font-name="Liberation Serif" officeooo:rsid="017348bf"/>
    </style:style>
    <style:style style:name="T292" style:family="text">
      <style:text-properties style:font-name="Liberation Serif" officeooo:rsid="0173d6d6"/>
    </style:style>
    <style:style style:name="T293" style:family="text">
      <style:text-properties style:font-name="Liberation Serif" officeooo:rsid="0300aa09"/>
    </style:style>
    <style:style style:name="T294" style:family="text">
      <style:text-properties style:font-name="Liberation Serif" officeooo:rsid="005ee1d7"/>
    </style:style>
    <style:style style:name="T295" style:family="text">
      <style:text-properties style:font-name="Liberation Serif" officeooo:rsid="02220adb"/>
    </style:style>
    <style:style style:name="T296" style:family="text">
      <style:text-properties style:font-name="Liberation Serif" officeooo:rsid="0216767d"/>
    </style:style>
    <style:style style:name="T297" style:family="text">
      <style:text-properties style:font-name="Liberation Serif" officeooo:rsid="02180aa5"/>
    </style:style>
    <style:style style:name="T298" style:family="text">
      <style:text-properties style:font-name="Liberation Serif" officeooo:rsid="021888e9"/>
    </style:style>
    <style:style style:name="T299" style:family="text">
      <style:text-properties style:font-name="Liberation Serif" officeooo:rsid="02176719"/>
    </style:style>
    <style:style style:name="T300" style:family="text">
      <style:text-properties style:font-name="Liberation Serif" officeooo:rsid="02169572"/>
    </style:style>
    <style:style style:name="T301" style:family="text">
      <style:text-properties style:font-name="Liberation Serif" officeooo:rsid="021a76c7"/>
    </style:style>
    <style:style style:name="T302" style:family="text">
      <style:text-properties style:font-name="Liberation Serif" officeooo:rsid="02226030"/>
    </style:style>
    <style:style style:name="T303" style:family="text">
      <style:text-properties style:font-name="Liberation Serif" officeooo:rsid="021e1b71"/>
    </style:style>
    <style:style style:name="T304" style:family="text">
      <style:text-properties style:font-name="Liberation Serif" officeooo:rsid="021c0932"/>
    </style:style>
    <style:style style:name="T305" style:family="text">
      <style:text-properties style:font-name="Liberation Serif" officeooo:rsid="021d30aa"/>
    </style:style>
    <style:style style:name="T306" style:family="text">
      <style:text-properties style:font-name="Liberation Serif" officeooo:rsid="0253877f"/>
    </style:style>
    <style:style style:name="T307" style:family="text">
      <style:text-properties style:font-name="Liberation Serif" officeooo:rsid="02525ae0"/>
    </style:style>
    <style:style style:name="T308" style:family="text">
      <style:text-properties style:font-name="Liberation Serif" officeooo:rsid="021ea0c6"/>
    </style:style>
    <style:style style:name="T309" style:family="text">
      <style:text-properties style:font-name="Liberation Serif" officeooo:rsid="021eee2b"/>
    </style:style>
    <style:style style:name="T310" style:family="text">
      <style:text-properties style:font-name="Liberation Serif" officeooo:rsid="021ec046"/>
    </style:style>
    <style:style style:name="T311" style:family="text">
      <style:text-properties style:font-name="Liberation Serif" officeooo:rsid="0255c425"/>
    </style:style>
    <style:style style:name="T312" style:family="text">
      <style:text-properties style:font-name="Liberation Serif" officeooo:rsid="025cca19"/>
    </style:style>
    <style:style style:name="T313" style:family="text">
      <style:text-properties style:font-name="Liberation Serif" officeooo:rsid="02566f03"/>
    </style:style>
    <style:style style:name="T314" style:family="text">
      <style:text-properties style:font-name="Liberation Serif" officeooo:rsid="025d8ee2"/>
    </style:style>
    <style:style style:name="T315" style:family="text">
      <style:text-properties style:font-name="Liberation Serif" officeooo:rsid="025a2f5f"/>
    </style:style>
    <style:style style:name="T316" style:family="text">
      <style:text-properties style:font-name="Liberation Serif" officeooo:rsid="025777b8"/>
    </style:style>
    <style:style style:name="T317" style:family="text">
      <style:text-properties style:font-name="Liberation Serif" officeooo:rsid="0220da13"/>
    </style:style>
    <style:style style:name="T318" style:family="text">
      <style:text-properties style:font-name="Liberation Serif" officeooo:rsid="0257f0ca"/>
    </style:style>
    <style:style style:name="T319" style:family="text">
      <style:text-properties style:font-name="Liberation Serif" officeooo:rsid="007a7757"/>
    </style:style>
    <style:style style:name="T320" style:family="text">
      <style:text-properties style:font-name="Liberation Serif" officeooo:rsid="00646d42"/>
    </style:style>
    <style:style style:name="T321" style:family="text">
      <style:text-properties style:font-name="Liberation Serif" officeooo:rsid="025dd52d"/>
    </style:style>
    <style:style style:name="T322" style:family="text">
      <style:text-properties style:font-name="Liberation Serif" officeooo:rsid="00680e36"/>
    </style:style>
    <style:style style:name="T323" style:family="text">
      <style:text-properties style:font-name="Liberation Serif" officeooo:rsid="0080d8ae"/>
    </style:style>
    <style:style style:name="T324" style:family="text">
      <style:text-properties style:font-name="Liberation Serif" officeooo:rsid="006fb406"/>
    </style:style>
    <style:style style:name="T325" style:family="text">
      <style:text-properties style:font-name="Liberation Serif" officeooo:rsid="006812c9"/>
    </style:style>
    <style:style style:name="T326" style:family="text">
      <style:text-properties style:font-name="Liberation Serif" officeooo:rsid="027d6816"/>
    </style:style>
    <style:style style:name="T327" style:family="text">
      <style:text-properties style:font-name="Liberation Serif" fo:font-style="normal" style:font-style-asian="normal" style:font-style-complex="normal"/>
    </style:style>
    <style:style style:name="T328" style:family="text">
      <style:text-properties style:font-name="Liberation Serif" fo:font-style="normal" officeooo:rsid="006812c9" style:font-style-asian="normal" style:font-style-complex="normal"/>
    </style:style>
    <style:style style:name="T329" style:family="text">
      <style:text-properties style:font-name="Liberation Serif" fo:font-style="normal" fo:font-weight="normal" officeooo:rsid="03abf6a0" style:font-style-asian="normal" style:font-weight-asian="normal" style:font-style-complex="normal" style:font-weight-complex="normal"/>
    </style:style>
    <style:style style:name="T330" style:family="text">
      <style:text-properties style:font-name="Liberation Serif" fo:font-style="normal" fo:font-weight="normal" officeooo:rsid="00f71755" style:font-style-asian="normal" style:font-weight-asian="normal" style:font-style-complex="normal" style:font-weight-complex="normal"/>
    </style:style>
    <style:style style:name="T331" style:family="text">
      <style:text-properties style:font-name="Liberation Serif" fo:font-style="normal" fo:font-weight="normal" officeooo:rsid="03ade2a9" style:font-style-asian="normal" style:font-weight-asian="normal" style:font-style-complex="normal" style:font-weight-complex="normal"/>
    </style:style>
    <style:style style:name="T332" style:family="text">
      <style:text-properties style:font-name="Liberation Serif" fo:font-style="normal" fo:font-weight="normal" officeooo:rsid="03adee4c" style:font-style-asian="normal" style:font-weight-asian="normal" style:font-style-complex="normal" style:font-weight-complex="normal"/>
    </style:style>
    <style:style style:name="T333" style:family="text">
      <style:text-properties style:font-name="Liberation Serif" fo:font-style="normal" fo:font-weight="normal" officeooo:rsid="03afa596" style:font-style-asian="normal" style:font-weight-asian="normal" style:font-style-complex="normal" style:font-weight-complex="normal"/>
    </style:style>
    <style:style style:name="T334" style:family="text">
      <style:text-properties style:font-name="Liberation Serif" fo:font-style="normal" fo:font-weight="normal" officeooo:rsid="03df5437" style:font-style-asian="normal" style:font-weight-asian="normal" style:font-style-complex="normal" style:font-weight-complex="normal"/>
    </style:style>
    <style:style style:name="T335" style:family="text">
      <style:text-properties style:font-name="Liberation Serif" fo:font-style="normal" fo:font-weight="normal" officeooo:rsid="03e127dd" style:font-style-asian="normal" style:font-weight-asian="normal" style:font-style-complex="normal" style:font-weight-complex="normal"/>
    </style:style>
    <style:style style:name="T336" style:family="text">
      <style:text-properties style:font-name="Liberation Serif" officeooo:rsid="033ee04f"/>
    </style:style>
    <style:style style:name="T337" style:family="text">
      <style:text-properties style:font-name="Liberation Serif" officeooo:rsid="047e3383"/>
    </style:style>
    <style:style style:name="T338" style:family="text">
      <style:text-properties style:font-name="Liberation Serif" officeooo:rsid="035707d7"/>
    </style:style>
    <style:style style:name="T339" style:family="text">
      <style:text-properties style:font-name="Liberation Serif" officeooo:rsid="02be6be8"/>
    </style:style>
    <style:style style:name="T340" style:family="text">
      <style:text-properties style:font-name="Liberation Serif" officeooo:rsid="006a82be"/>
    </style:style>
    <style:style style:name="T341" style:family="text">
      <style:text-properties style:font-name="Liberation Serif" officeooo:rsid="00817465"/>
    </style:style>
    <style:style style:name="T342" style:family="text">
      <style:text-properties style:font-name="Liberation Serif" officeooo:rsid="01b1bfc7"/>
    </style:style>
    <style:style style:name="T343" style:family="text">
      <style:text-properties style:font-name="Liberation Serif" officeooo:rsid="009a72fa"/>
    </style:style>
    <style:style style:name="T344" style:family="text">
      <style:text-properties style:font-name="Liberation Serif" officeooo:rsid="0130a189"/>
    </style:style>
    <style:style style:name="T345" style:family="text">
      <style:text-properties style:font-name="Liberation Serif" officeooo:rsid="01b1cb54"/>
    </style:style>
    <style:style style:name="T346" style:family="text">
      <style:text-properties style:font-name="Liberation Serif" officeooo:rsid="009c3487"/>
    </style:style>
    <style:style style:name="T347" style:family="text">
      <style:text-properties style:font-name="Liberation Serif" officeooo:rsid="00731347"/>
    </style:style>
    <style:style style:name="T348" style:family="text">
      <style:text-properties style:font-name="Liberation Serif" officeooo:rsid="006f257b"/>
    </style:style>
    <style:style style:name="T349" style:family="text">
      <style:text-properties style:font-name="Liberation Serif" officeooo:rsid="0071861e"/>
    </style:style>
    <style:style style:name="T350" style:family="text">
      <style:text-properties style:font-name="Liberation Serif" officeooo:rsid="009e014c"/>
    </style:style>
    <style:style style:name="T351" style:family="text">
      <style:text-properties style:font-name="Liberation Serif" officeooo:rsid="017e780a"/>
    </style:style>
    <style:style style:name="T352" style:family="text">
      <style:text-properties style:font-name="Liberation Serif" officeooo:rsid="017fbb56"/>
    </style:style>
    <style:style style:name="T353" style:family="text">
      <style:text-properties style:font-name="Liberation Serif" officeooo:rsid="0180a4ed"/>
    </style:style>
    <style:style style:name="T354" style:family="text">
      <style:text-properties style:font-name="Liberation Serif" officeooo:rsid="028af7ff"/>
    </style:style>
    <style:style style:name="T355" style:family="text">
      <style:text-properties style:font-name="Liberation Serif" officeooo:rsid="028bca8a"/>
    </style:style>
    <style:style style:name="T356" style:family="text">
      <style:text-properties style:font-name="Liberation Serif" officeooo:rsid="017123a8"/>
    </style:style>
    <style:style style:name="T357" style:family="text">
      <style:text-properties style:font-name="Liberation Serif" officeooo:rsid="0075e168"/>
    </style:style>
    <style:style style:name="T358" style:family="text">
      <style:text-properties style:font-name="Liberation Serif" officeooo:rsid="02bb7d6a"/>
    </style:style>
    <style:style style:name="T359" style:family="text">
      <style:text-properties style:font-name="Liberation Serif" officeooo:rsid="0261bcb7"/>
    </style:style>
    <style:style style:name="T360" style:family="text">
      <style:text-properties style:font-name="Liberation Serif" officeooo:rsid="01b473b6"/>
    </style:style>
    <style:style style:name="T361" style:family="text">
      <style:text-properties style:font-name="Liberation Serif" officeooo:rsid="01b5c103"/>
    </style:style>
    <style:style style:name="T362" style:family="text">
      <style:text-properties style:font-name="Liberation Serif" officeooo:rsid="01b6ed04"/>
    </style:style>
    <style:style style:name="T363" style:family="text">
      <style:text-properties style:font-name="Liberation Serif" officeooo:rsid="01b71b76"/>
    </style:style>
    <style:style style:name="T364" style:family="text">
      <style:text-properties style:font-name="Liberation Serif" officeooo:rsid="01b761c7"/>
    </style:style>
    <style:style style:name="T365" style:family="text">
      <style:text-properties style:font-name="Liberation Serif" officeooo:rsid="0186fd8a"/>
    </style:style>
    <style:style style:name="T366" style:family="text">
      <style:text-properties style:font-name="Liberation Serif" officeooo:rsid="018f28d4"/>
    </style:style>
    <style:style style:name="T367" style:family="text">
      <style:text-properties style:font-name="Liberation Serif" officeooo:rsid="018c8df9"/>
    </style:style>
    <style:style style:name="T368" style:family="text">
      <style:text-properties style:font-name="Liberation Serif" officeooo:rsid="018c9df8"/>
    </style:style>
    <style:style style:name="T369" style:family="text">
      <style:text-properties style:font-name="Liberation Serif" officeooo:rsid="0188d385"/>
    </style:style>
    <style:style style:name="T370" style:family="text">
      <style:text-properties style:font-name="Liberation Serif" officeooo:rsid="018974cd"/>
    </style:style>
    <style:style style:name="T371" style:family="text">
      <style:text-properties style:font-name="Liberation Serif" officeooo:rsid="018d8530"/>
    </style:style>
    <style:style style:name="T372" style:family="text">
      <style:text-properties style:font-name="Liberation Serif" officeooo:rsid="03d266a4"/>
    </style:style>
    <style:style style:name="T373" style:family="text">
      <style:text-properties style:font-name="Liberation Serif" officeooo:rsid="042b8ce9"/>
    </style:style>
    <style:style style:name="T374" style:family="text">
      <style:text-properties style:font-name="Liberation Serif" officeooo:rsid="042c55c1"/>
    </style:style>
    <style:style style:name="T375" style:family="text">
      <style:text-properties style:font-name="Liberation Serif" officeooo:rsid="042ddfba"/>
    </style:style>
    <style:style style:name="T376" style:family="text">
      <style:text-properties style:font-name="Liberation Serif" officeooo:rsid="042fc551"/>
    </style:style>
    <style:style style:name="T377" style:family="text">
      <style:text-properties style:font-name="Liberation Serif" officeooo:rsid="03413915"/>
    </style:style>
    <style:style style:name="T378" style:family="text">
      <style:text-properties style:font-name="Liberation Serif" officeooo:rsid="0341af78"/>
    </style:style>
    <style:style style:name="T379" style:family="text">
      <style:text-properties style:font-name="Liberation Serif" officeooo:rsid="033f7de1"/>
    </style:style>
    <style:style style:name="T380" style:family="text">
      <style:text-properties style:font-name="Liberation Serif" officeooo:rsid="0435b09e"/>
    </style:style>
    <style:style style:name="T381" style:family="text">
      <style:text-properties style:font-name="Liberation Serif" officeooo:rsid="043786eb"/>
    </style:style>
    <style:style style:name="T382" style:family="text">
      <style:text-properties style:font-name="Liberation Serif" officeooo:rsid="00661b9f"/>
    </style:style>
    <style:style style:name="T383" style:family="text">
      <style:text-properties style:font-name="Liberation Serif" officeooo:rsid="0439bf5c"/>
    </style:style>
    <style:style style:name="T384" style:family="text">
      <style:text-properties style:font-name="Liberation Serif" officeooo:rsid="043b245d"/>
    </style:style>
    <style:style style:name="T385" style:family="text">
      <style:text-properties style:font-name="Liberation Serif" officeooo:rsid="043c88a0"/>
    </style:style>
    <style:style style:name="T386" style:family="text">
      <style:text-properties style:font-name="Liberation Serif" officeooo:rsid="04419854"/>
    </style:style>
    <style:style style:name="T387" style:family="text">
      <style:text-properties style:font-name="Liberation Serif" officeooo:rsid="0443442b"/>
    </style:style>
    <style:style style:name="T388" style:family="text">
      <style:text-properties style:font-name="Liberation Serif" officeooo:rsid="0446004e"/>
    </style:style>
    <style:style style:name="T389" style:family="text">
      <style:text-properties style:font-name="Liberation Serif" officeooo:rsid="0447f494"/>
    </style:style>
    <style:style style:name="T390" style:family="text">
      <style:text-properties style:font-name="Liberation Serif" officeooo:rsid="046d044a"/>
    </style:style>
    <style:style style:name="T391" style:family="text">
      <style:text-properties style:font-name="Liberation Serif" officeooo:rsid="046de0ea"/>
    </style:style>
    <style:style style:name="T392" style:family="text">
      <style:text-properties style:font-name="Liberation Serif" officeooo:rsid="046e8a43"/>
    </style:style>
    <style:style style:name="T393" style:family="text">
      <style:text-properties style:font-name="Liberation Serif" officeooo:rsid="047f7783"/>
    </style:style>
    <style:style style:name="T394" style:family="text">
      <style:text-properties style:font-name="Liberation Serif" officeooo:rsid="0496136a"/>
    </style:style>
    <style:style style:name="T395" style:family="text">
      <style:text-properties style:font-name="Liberation Serif" officeooo:rsid="04961990"/>
    </style:style>
    <style:style style:name="T396" style:family="text">
      <style:text-properties style:font-name="Liberation Serif" officeooo:rsid="04972963"/>
    </style:style>
    <style:style style:name="T397" style:family="text">
      <style:text-properties style:font-name="Liberation Serif" officeooo:rsid="011da6be"/>
    </style:style>
    <style:style style:name="T398" style:family="text">
      <style:text-properties style:font-name="Liberation Serif" officeooo:rsid="011e5619"/>
    </style:style>
    <style:style style:name="T399" style:family="text">
      <style:text-properties style:font-name="Liberation Serif" officeooo:rsid="011ff73d"/>
    </style:style>
    <style:style style:name="T400" style:family="text">
      <style:text-properties style:font-name="Liberation Serif" officeooo:rsid="049e9966"/>
    </style:style>
    <style:style style:name="T401" style:family="text">
      <style:text-properties style:font-name="Liberation Serif" officeooo:rsid="051b5133"/>
    </style:style>
    <style:style style:name="T402" style:family="text">
      <style:text-properties style:font-name="Liberation Serif" officeooo:rsid="051b69b0"/>
    </style:style>
    <style:style style:name="T403" style:family="text">
      <style:text-properties style:font-name="Liberation Serif" officeooo:rsid="048b3107"/>
    </style:style>
    <style:style style:name="T404" style:family="text">
      <style:text-properties style:font-name="Liberation Serif" officeooo:rsid="054cb832"/>
    </style:style>
    <style:style style:name="T405" style:family="text">
      <style:text-properties style:font-name="Liberation Serif" officeooo:rsid="005e0c7e"/>
    </style:style>
    <style:style style:name="T406" style:family="text">
      <style:text-properties style:font-name="Liberation Serif" officeooo:rsid="0565e9f9"/>
    </style:style>
    <style:style style:name="T407" style:family="text">
      <style:text-properties style:font-name="Liberation Serif" officeooo:rsid="05790d39"/>
    </style:style>
    <style:style style:name="T408" style:family="text">
      <style:text-properties style:font-name="Liberation Serif" officeooo:rsid="005d5db4"/>
    </style:style>
    <style:style style:name="T409" style:family="text">
      <style:text-properties style:font-name="Liberation Serif" officeooo:rsid="0579b519"/>
    </style:style>
    <style:style style:name="T410" style:family="text">
      <style:text-properties style:font-name="Liberation Serif" officeooo:rsid="057c1672"/>
    </style:style>
    <style:style style:name="T411" style:family="text">
      <style:text-properties style:font-name="Liberation Serif" officeooo:rsid="057e0f33"/>
    </style:style>
    <style:style style:name="T412" style:family="text">
      <style:text-properties style:font-name="Liberation Serif" officeooo:rsid="0581016d"/>
    </style:style>
    <style:style style:name="T413" style:family="text">
      <style:text-properties style:font-name="Liberation Serif" officeooo:rsid="05824afa"/>
    </style:style>
    <style:style style:name="T414" style:family="text">
      <style:text-properties style:font-name="Liberation Serif" officeooo:rsid="05848bd0"/>
    </style:style>
    <style:style style:name="T415" style:family="text">
      <style:text-properties style:font-name="Liberation Serif" officeooo:rsid="058899a4"/>
    </style:style>
    <style:style style:name="T416" style:family="text">
      <style:text-properties style:font-name="Liberation Serif" officeooo:rsid="058cff18"/>
    </style:style>
    <style:style style:name="T417" style:family="text">
      <style:text-properties style:font-name="Liberation Serif" officeooo:rsid="058dd574"/>
    </style:style>
    <style:style style:name="T418" style:family="text">
      <style:text-properties style:font-name="Liberation Serif" officeooo:rsid="05987897"/>
    </style:style>
    <style:style style:name="T419" style:family="text">
      <style:text-properties style:font-name="Liberation Serif" officeooo:rsid="0599e0d1"/>
    </style:style>
    <style:style style:name="T420" style:family="text">
      <style:text-properties style:font-name="Liberation Serif" officeooo:rsid="059b6c32"/>
    </style:style>
    <style:style style:name="T421" style:family="text">
      <style:text-properties style:font-name="Liberation Serif" officeooo:rsid="059c0eb0"/>
    </style:style>
    <style:style style:name="T422" style:family="text">
      <style:text-properties style:font-name="Liberation Serif" officeooo:rsid="05a15abd"/>
    </style:style>
    <style:style style:name="T423" style:family="text">
      <style:text-properties style:font-name="Liberation Serif" officeooo:rsid="02133eab"/>
    </style:style>
    <style:style style:name="T424" style:family="text">
      <style:text-properties style:font-name="Liberation Serif" officeooo:rsid="05a603fe"/>
    </style:style>
    <style:style style:name="T425" style:family="text">
      <style:text-properties style:text-position="sub 58%" style:font-name="Liberation Serif" fo:font-size="12pt" fo:font-weight="normal" style:font-size-asian="10.5pt" style:font-weight-asian="normal" style:font-size-complex="12pt" style:font-weight-complex="normal"/>
    </style:style>
    <style:style style:name="T42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2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2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2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30"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31"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32" style:family="text">
      <style:text-properties style:text-position="0% 100%" style:font-name="Liberation Serif"/>
    </style:style>
    <style:style style:name="T433" style:family="text">
      <style:text-properties style:text-position="0% 100%" style:font-name="Liberation Serif" fo:font-size="12pt" fo:font-weight="normal" style:font-size-asian="10.5pt" style:font-weight-asian="normal" style:font-size-complex="12pt" style:font-weight-complex="normal"/>
    </style:style>
    <style:style style:name="T43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3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3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3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3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4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4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4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43"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44"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45"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46"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47"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48"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49"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50"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51"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52"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53"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54"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55"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56"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57"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58"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59"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60"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61"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62"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63"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64"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65"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66"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67"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68"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69"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70"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71"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472"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473"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474"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475"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476"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477"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478"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479"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480"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481"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482"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483"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484"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485"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486"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487"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88"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89"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90"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91"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92"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93"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94"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95"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96"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97"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98"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99"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00"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01"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02"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03"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04"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05"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06"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07"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08"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09"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10"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11"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12"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13"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14"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15"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16"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17"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18"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19"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20"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21" style:family="text">
      <style:text-properties style:text-position="0% 100%" style:font-name="Liberation Serif" fo:font-size="12pt" style:font-size-asian="12pt" style:font-size-complex="12pt"/>
    </style:style>
    <style:style style:name="T522" style:family="text">
      <style:text-properties style:text-position="0% 100%" style:font-name="Liberation Serif" fo:font-size="12pt" officeooo:rsid="00475f85" style:font-size-asian="12pt" style:font-size-complex="12pt"/>
    </style:style>
    <style:style style:name="T523" style:family="text">
      <style:text-properties style:text-position="0% 100%" style:font-name="Liberation Serif" fo:font-size="12pt" fo:font-weight="bold" officeooo:rsid="00475f85" style:font-size-asian="12pt" style:font-weight-asian="bold" style:font-size-complex="12pt" style:font-weight-complex="bold"/>
    </style:style>
    <style:style style:name="T524" style:family="text">
      <style:text-properties style:text-position="0% 100%" style:font-name="Liberation Serif" fo:font-size="12pt" officeooo:rsid="04638f7d" style:font-size-asian="10.5pt" style:font-size-complex="12pt"/>
    </style:style>
    <style:style style:name="T525" style:family="text">
      <style:text-properties style:text-position="0% 100%" style:font-name="Liberation Serif" fo:font-size="14pt" fo:font-weight="bold" officeooo:rsid="00410da4" style:font-size-asian="14pt" style:font-weight-asian="bold" style:font-size-complex="14pt" style:font-weight-complex="bold"/>
    </style:style>
    <style:style style:name="T526"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27" style:family="text">
      <style:text-properties style:text-position="0% 100%" style:font-name="Liberation Serif" officeooo:rsid="028ffdf6"/>
    </style:style>
    <style:style style:name="T528" style:family="text">
      <style:text-properties style:text-position="0% 100%" style:font-name="Liberation Serif" officeooo:rsid="029f21bb"/>
    </style:style>
    <style:style style:name="T529" style:family="text">
      <style:text-properties style:text-position="0% 100%" style:font-name="Liberation Serif" officeooo:rsid="02a0db61"/>
    </style:style>
    <style:style style:name="T530" style:family="text">
      <style:text-properties style:text-position="0% 100%" style:font-name="Liberation Serif" officeooo:rsid="02a2c692"/>
    </style:style>
    <style:style style:name="T531" style:family="text">
      <style:text-properties style:text-position="0% 100%" style:font-name="Liberation Serif" fo:font-weight="bold" officeooo:rsid="02a2c692" style:font-weight-asian="bold" style:font-weight-complex="bold"/>
    </style:style>
    <style:style style:name="T532" style:family="text">
      <style:text-properties style:text-position="0% 100%" style:font-name="Liberation Serif" fo:font-weight="bold" officeooo:rsid="02a41f4f" style:font-weight-asian="bold" style:font-weight-complex="bold"/>
    </style:style>
    <style:style style:name="T533" style:family="text">
      <style:text-properties style:text-position="0% 100%" style:font-name="Liberation Serif" fo:font-weight="bold" officeooo:rsid="0306ae29" style:font-weight-asian="bold" style:font-weight-complex="bold"/>
    </style:style>
    <style:style style:name="T534" style:family="text">
      <style:text-properties style:text-position="0% 100%" style:font-name="Liberation Serif" officeooo:rsid="02a41f4f"/>
    </style:style>
    <style:style style:name="T535" style:family="text">
      <style:text-properties style:text-position="0% 100%" style:font-name="Liberation Serif" officeooo:rsid="02a55dfd"/>
    </style:style>
    <style:style style:name="T536" style:family="text">
      <style:text-properties style:text-position="0% 100%" style:font-name="Liberation Serif" officeooo:rsid="02a6ee6a"/>
    </style:style>
    <style:style style:name="T537" style:family="text">
      <style:text-properties style:text-position="0% 100%" style:font-name="Liberation Serif" officeooo:rsid="02a8bf86"/>
    </style:style>
    <style:style style:name="T538" style:family="text">
      <style:text-properties style:text-position="0% 100%" style:font-name="Liberation Serif" officeooo:rsid="02aa8ec0"/>
    </style:style>
    <style:style style:name="T539" style:family="text">
      <style:text-properties style:text-position="0% 100%" style:font-name="Liberation Serif" officeooo:rsid="02aaf6aa"/>
    </style:style>
    <style:style style:name="T540" style:family="text">
      <style:text-properties style:text-position="0% 100%" style:font-name="Liberation Serif" officeooo:rsid="02ac62c2"/>
    </style:style>
    <style:style style:name="T541" style:family="text">
      <style:text-properties style:text-position="0% 100%" style:font-name="Liberation Serif" officeooo:rsid="02b0b55c"/>
    </style:style>
    <style:style style:name="T542" style:family="text">
      <style:text-properties style:text-position="0% 100%" style:font-name="Liberation Serif" officeooo:rsid="02b2fde8"/>
    </style:style>
    <style:style style:name="T543" style:family="text">
      <style:text-properties style:text-position="0% 100%" style:font-name="Liberation Serif" officeooo:rsid="02b4b887"/>
    </style:style>
    <style:style style:name="T544" style:family="text">
      <style:text-properties style:text-position="0% 100%" style:font-name="Liberation Serif" officeooo:rsid="02bdbeb7"/>
    </style:style>
    <style:style style:name="T545" style:family="text">
      <style:text-properties style:text-position="0% 100%" style:font-name="Liberation Serif" officeooo:rsid="02cccb28"/>
    </style:style>
    <style:style style:name="T546" style:family="text">
      <style:text-properties style:text-position="0% 100%" style:font-name="Liberation Serif" officeooo:rsid="02cf707a"/>
    </style:style>
    <style:style style:name="T547" style:family="text">
      <style:text-properties style:text-position="0% 100%" style:font-name="Liberation Serif" officeooo:rsid="02cffaf1"/>
    </style:style>
    <style:style style:name="T548" style:family="text">
      <style:text-properties style:text-position="0% 100%" style:font-name="Liberation Serif" officeooo:rsid="02ecee77"/>
    </style:style>
    <style:style style:name="T549" style:family="text">
      <style:text-properties style:text-position="0% 100%" style:font-name="Liberation Serif" officeooo:rsid="0300e03d"/>
    </style:style>
    <style:style style:name="T550" style:family="text">
      <style:text-properties style:text-position="0% 100%" style:font-name="Liberation Serif" officeooo:rsid="0301c8ca"/>
    </style:style>
    <style:style style:name="T551" style:family="text">
      <style:text-properties style:text-position="0% 100%" style:font-name="Liberation Serif" officeooo:rsid="03024457"/>
    </style:style>
    <style:style style:name="T552" style:family="text">
      <style:text-properties style:text-position="0% 100%" style:font-name="Liberation Serif" officeooo:rsid="030303e2"/>
    </style:style>
    <style:style style:name="T553" style:family="text">
      <style:text-properties style:text-position="0% 100%" style:font-name="Liberation Serif" officeooo:rsid="0306ae29"/>
    </style:style>
    <style:style style:name="T554" style:family="text">
      <style:text-properties style:text-position="0% 100%" style:font-name="Liberation Serif" officeooo:rsid="03070775"/>
    </style:style>
    <style:style style:name="T555" style:family="text">
      <style:text-properties style:text-position="0% 100%" style:font-name="Liberation Serif" officeooo:rsid="0307a989"/>
    </style:style>
    <style:style style:name="T556" style:family="text">
      <style:text-properties style:text-position="0% 100%" style:font-name="Liberation Serif" officeooo:rsid="0309a2f3"/>
    </style:style>
    <style:style style:name="T557" style:family="text">
      <style:text-properties style:text-position="0% 100%" style:font-name="Liberation Serif" officeooo:rsid="030caaff"/>
    </style:style>
    <style:style style:name="T558" style:family="text">
      <style:text-properties style:text-position="0% 100%" style:font-name="Liberation Serif" officeooo:rsid="030d2e7b"/>
    </style:style>
    <style:style style:name="T559" style:family="text">
      <style:text-properties style:text-position="0% 100%" style:font-name="Liberation Serif" officeooo:rsid="030db2c4"/>
    </style:style>
    <style:style style:name="T560" style:family="text">
      <style:text-properties style:text-position="0% 100%" style:font-name="Liberation Serif" officeooo:rsid="030fac62"/>
    </style:style>
    <style:style style:name="T561" style:family="text">
      <style:text-properties style:text-position="0% 100%" style:font-name="Liberation Serif" officeooo:rsid="03109762"/>
    </style:style>
    <style:style style:name="T562" style:family="text">
      <style:text-properties style:text-position="0% 100%" style:font-name="Liberation Serif" officeooo:rsid="0311edf5"/>
    </style:style>
    <style:style style:name="T563" style:family="text">
      <style:text-properties style:text-position="0% 100%" style:font-name="Liberation Serif" officeooo:rsid="03134ad6"/>
    </style:style>
    <style:style style:name="T564" style:family="text">
      <style:text-properties style:text-position="0% 100%" style:font-name="Liberation Serif" officeooo:rsid="0314baeb"/>
    </style:style>
    <style:style style:name="T565" style:family="text">
      <style:text-properties style:text-position="0% 100%" style:font-name="Liberation Serif" officeooo:rsid="031568ee"/>
    </style:style>
    <style:style style:name="T566" style:family="text">
      <style:text-properties style:text-position="0% 100%" style:font-name="Liberation Serif" officeooo:rsid="03179f27"/>
    </style:style>
    <style:style style:name="T567" style:family="text">
      <style:text-properties style:text-position="0% 100%" style:font-name="Liberation Serif" officeooo:rsid="031dc7b8"/>
    </style:style>
    <style:style style:name="T568" style:family="text">
      <style:text-properties style:text-position="0% 100%" style:font-name="Liberation Serif" officeooo:rsid="031f3a53"/>
    </style:style>
    <style:style style:name="T569" style:family="text">
      <style:text-properties style:text-position="0% 100%" style:font-name="Liberation Serif" officeooo:rsid="031feb29"/>
    </style:style>
    <style:style style:name="T570" style:family="text">
      <style:text-properties style:text-position="0% 100%" style:font-name="Liberation Serif" officeooo:rsid="032411af"/>
    </style:style>
    <style:style style:name="T571" style:family="text">
      <style:text-properties style:text-position="0% 100%" style:font-name="Liberation Serif" officeooo:rsid="03250037"/>
    </style:style>
    <style:style style:name="T572" style:family="text">
      <style:text-properties style:text-position="0% 100%" style:font-name="Liberation Serif" officeooo:rsid="03263bb7"/>
    </style:style>
    <style:style style:name="T573" style:family="text">
      <style:text-properties style:text-position="0% 100%" style:font-name="Liberation Serif" officeooo:rsid="03283f0b"/>
    </style:style>
    <style:style style:name="T574" style:family="text">
      <style:text-properties style:text-position="0% 100%" style:font-name="Liberation Serif" officeooo:rsid="0329cce5"/>
    </style:style>
    <style:style style:name="T575" style:family="text">
      <style:text-properties style:text-position="0% 100%" style:font-name="Liberation Serif" officeooo:rsid="032bc27d"/>
    </style:style>
    <style:style style:name="T576" style:family="text">
      <style:text-properties style:text-position="0% 100%" style:font-name="Liberation Serif" officeooo:rsid="032db9c4"/>
    </style:style>
    <style:style style:name="T577" style:family="text">
      <style:text-properties style:text-position="0% 100%" style:font-name="Liberation Serif" officeooo:rsid="032f2f25"/>
    </style:style>
    <style:style style:name="T578" style:family="text">
      <style:text-properties style:text-position="0% 100%" style:font-name="Liberation Serif" officeooo:rsid="0330d323"/>
    </style:style>
    <style:style style:name="T579" style:family="text">
      <style:text-properties style:text-position="0% 100%" style:font-name="Liberation Serif" officeooo:rsid="03327b5c"/>
    </style:style>
    <style:style style:name="T580" style:family="text">
      <style:text-properties style:text-position="0% 100%" style:font-name="Liberation Serif" officeooo:rsid="0333be1a"/>
    </style:style>
    <style:style style:name="T581" style:family="text">
      <style:text-properties style:text-position="0% 100%" style:font-name="Liberation Serif" officeooo:rsid="0334532f"/>
    </style:style>
    <style:style style:name="T582" style:family="text">
      <style:text-properties style:text-position="0% 100%" style:font-name="Liberation Serif" officeooo:rsid="0335a84e"/>
    </style:style>
    <style:style style:name="T583" style:family="text">
      <style:text-properties style:text-position="0% 100%" style:font-name="Liberation Serif" officeooo:rsid="033c22af"/>
    </style:style>
    <style:style style:name="T584" style:family="text">
      <style:text-properties style:text-position="0% 100%" style:font-name="Liberation Serif" officeooo:rsid="033de866"/>
    </style:style>
    <style:style style:name="T585" style:family="text">
      <style:text-properties style:text-position="0% 100%" style:font-name="Liberation Serif" officeooo:rsid="033efdd5"/>
    </style:style>
    <style:style style:name="T586" style:family="text">
      <style:text-properties style:text-position="0% 100%" style:font-name="Liberation Serif" officeooo:rsid="03407661"/>
    </style:style>
    <style:style style:name="T587" style:family="text">
      <style:text-properties style:text-position="0% 100%" style:font-name="Liberation Serif" officeooo:rsid="0342b482"/>
    </style:style>
    <style:style style:name="T588" style:family="text">
      <style:text-properties style:text-position="0% 100%" style:font-name="Liberation Serif" officeooo:rsid="03460de4"/>
    </style:style>
    <style:style style:name="T589" style:family="text">
      <style:text-properties style:text-position="0% 100%" style:font-name="Liberation Serif" officeooo:rsid="0346e59b"/>
    </style:style>
    <style:style style:name="T590" style:family="text">
      <style:text-properties style:text-position="0% 100%" style:font-name="Liberation Serif" officeooo:rsid="03492651"/>
    </style:style>
    <style:style style:name="T591" style:family="text">
      <style:text-properties style:text-position="0% 100%" style:font-name="Liberation Serif" officeooo:rsid="034a8f29"/>
    </style:style>
    <style:style style:name="T592" style:family="text">
      <style:text-properties style:text-position="0% 100%" style:font-name="Liberation Serif" officeooo:rsid="034cdeb1"/>
    </style:style>
    <style:style style:name="T593" style:family="text">
      <style:text-properties style:text-position="0% 100%" style:font-name="Liberation Serif" officeooo:rsid="034d65d4"/>
    </style:style>
    <style:style style:name="T594" style:family="text">
      <style:text-properties style:text-position="0% 100%" style:font-name="Liberation Serif" officeooo:rsid="03500134"/>
    </style:style>
    <style:style style:name="T595" style:family="text">
      <style:text-properties style:text-position="0% 100%" style:font-name="Liberation Serif" officeooo:rsid="03504025"/>
    </style:style>
    <style:style style:name="T596" style:family="text">
      <style:text-properties style:text-position="0% 100%" style:font-name="Liberation Serif" officeooo:rsid="0354700e"/>
    </style:style>
    <style:style style:name="T597"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98"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99"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00"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01"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02"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03"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04"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05"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06"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07" style:family="text">
      <style:text-properties style:text-position="0% 100%" style:font-name="Liberation Serif" officeooo:rsid="0595199c"/>
    </style:style>
    <style:style style:name="T608"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09"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10" style:family="text">
      <style:text-properties style:text-position="0% 100%" style:font-name="Liberation Serif1" officeooo:rsid="03327b5c"/>
    </style:style>
    <style:style style:name="T611" style:family="text">
      <style:text-properties style:text-position="0% 100%" style:font-name="Liberation Serif1" officeooo:rsid="03504025"/>
    </style:style>
    <style:style style:name="T612" style:family="text">
      <style:text-properties style:text-position="0% 100%" style:font-name="Liberation Serif1" officeooo:rsid="0351dcca"/>
    </style:style>
    <style:style style:name="T613"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14"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15"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16" style:family="text">
      <style:text-properties officeooo:rsid="005c52cf"/>
    </style:style>
    <style:style style:name="T617" style:family="text">
      <style:text-properties officeooo:rsid="005ee1d7"/>
    </style:style>
    <style:style style:name="T618" style:family="text">
      <style:text-properties officeooo:rsid="005f8bef"/>
    </style:style>
    <style:style style:name="T619" style:family="text">
      <style:text-properties officeooo:rsid="00680e36"/>
    </style:style>
    <style:style style:name="T620" style:family="text">
      <style:text-properties officeooo:rsid="006a82be"/>
    </style:style>
    <style:style style:name="T621" style:family="text">
      <style:text-properties officeooo:rsid="006f257b"/>
    </style:style>
    <style:style style:name="T622" style:family="text">
      <style:text-properties officeooo:rsid="008ba266"/>
    </style:style>
    <style:style style:name="T623" style:family="text">
      <style:text-properties officeooo:rsid="008e06a7"/>
    </style:style>
    <style:style style:name="T624" style:family="text">
      <style:text-properties officeooo:rsid="008ebcee"/>
    </style:style>
    <style:style style:name="T625" style:family="text">
      <style:text-properties officeooo:rsid="0094d3f5"/>
    </style:style>
    <style:style style:name="T626" style:family="text">
      <style:text-properties officeooo:rsid="00a0b4a3"/>
    </style:style>
    <style:style style:name="T627"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28"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2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30"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31"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32"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34"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35"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36"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37"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38"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39"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40" style:family="text">
      <style:text-properties fo:font-variant="normal" fo:text-transform="none" fo:color="#000000" style:font-name="Liberation Serif" fo:font-size="12pt" fo:letter-spacing="normal" fo:font-style="normal" fo:font-weight="normal" style:font-size-asian="12pt" style:font-size-complex="12pt"/>
    </style:style>
    <style:style style:name="T641"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42"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4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4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56"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57"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58"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59" style:family="text">
      <style:text-properties fo:font-variant="normal" fo:text-transform="none" fo:color="#000000" fo:letter-spacing="normal" fo:font-style="normal" fo:font-weight="normal" officeooo:rsid="013ff3af" style:font-weight-asian="bold" style:font-weight-complex="bold"/>
    </style:style>
    <style:style style:name="T660" style:family="text">
      <style:text-properties fo:font-variant="normal" fo:text-transform="none" fo:color="#000000" fo:letter-spacing="normal" fo:font-style="normal" fo:font-weight="normal" officeooo:rsid="0590e98f" style:font-weight-asian="bold" style:font-weight-complex="bold"/>
    </style:style>
    <style:style style:name="T661"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62"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63"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64"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65"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66"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67"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68" style:family="text">
      <style:text-properties fo:font-variant="normal" fo:text-transform="none" fo:letter-spacing="normal" fo:font-style="normal"/>
    </style:style>
    <style:style style:name="T669" style:family="text">
      <style:text-properties fo:font-variant="normal" fo:text-transform="none" fo:letter-spacing="normal" fo:font-style="normal" fo:font-weight="normal"/>
    </style:style>
    <style:style style:name="T670" style:family="text">
      <style:text-properties fo:font-variant="normal" fo:text-transform="none" fo:letter-spacing="normal" fo:font-style="normal" fo:font-weight="normal" officeooo:rsid="01496357"/>
    </style:style>
    <style:style style:name="T671" style:family="text">
      <style:text-properties fo:font-variant="normal" fo:text-transform="none" fo:letter-spacing="normal" fo:font-style="normal" fo:font-weight="normal" officeooo:rsid="014e3507"/>
    </style:style>
    <style:style style:name="T672"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73"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74"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75"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76"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77"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78"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679" style:family="text">
      <style:text-properties fo:font-variant="normal" fo:text-transform="none" fo:letter-spacing="normal" fo:font-style="normal" fo:font-weight="normal" officeooo:rsid="03b5f9c7"/>
    </style:style>
    <style:style style:name="T680" style:family="text">
      <style:text-properties fo:font-variant="normal" fo:text-transform="none" fo:letter-spacing="normal" fo:font-style="normal" fo:font-weight="normal" officeooo:rsid="014271b8" style:font-weight-asian="bold" style:font-weight-complex="bold"/>
    </style:style>
    <style:style style:name="T681" style:family="text">
      <style:text-properties fo:font-variant="normal" fo:text-transform="none" fo:letter-spacing="normal" fo:font-style="normal" fo:font-weight="normal" officeooo:rsid="0496136a" style:font-weight-asian="bold" style:font-weight-complex="bold"/>
    </style:style>
    <style:style style:name="T682" style:family="text">
      <style:text-properties fo:font-variant="normal" fo:text-transform="none" fo:letter-spacing="normal" fo:font-style="normal" fo:font-weight="normal" officeooo:rsid="0590e98f" style:font-weight-asian="bold" style:font-weight-complex="bold"/>
    </style:style>
    <style:style style:name="T683" style:family="text">
      <style:text-properties fo:font-variant="normal" fo:text-transform="none" fo:letter-spacing="normal" fo:font-style="normal" fo:font-weight="normal" officeooo:rsid="05939e55"/>
    </style:style>
    <style:style style:name="T684" style:family="text">
      <style:text-properties fo:font-variant="normal" fo:text-transform="none" fo:letter-spacing="normal" fo:font-style="normal" fo:font-weight="bold"/>
    </style:style>
    <style:style style:name="T685" style:family="text">
      <style:text-properties fo:font-variant="normal" fo:text-transform="none" fo:letter-spacing="normal" fo:font-style="normal" fo:font-weight="bold" style:font-weight-asian="bold" style:font-weight-complex="bold"/>
    </style:style>
    <style:style style:name="T686" style:family="text">
      <style:text-properties fo:font-variant="normal" fo:text-transform="none" fo:letter-spacing="normal" fo:font-style="normal" fo:font-weight="bold" officeooo:rsid="014271b8" style:font-weight-asian="bold" style:font-weight-complex="bold"/>
    </style:style>
    <style:style style:name="T687"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88"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89"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90"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91" style:family="text">
      <style:text-properties fo:font-variant="normal" fo:text-transform="none" fo:letter-spacing="normal" fo:font-style="normal" officeooo:rsid="014271b8"/>
    </style:style>
    <style:style style:name="T692" style:family="text">
      <style:text-properties fo:font-variant="normal" fo:text-transform="none" fo:letter-spacing="normal" fo:font-style="italic" fo:font-weight="normal"/>
    </style:style>
    <style:style style:name="T693" style:family="text">
      <style:text-properties fo:font-variant="normal" fo:text-transform="none" fo:letter-spacing="normal" fo:font-style="italic" fo:font-weight="normal" style:font-style-asian="italic" style:font-style-complex="italic"/>
    </style:style>
    <style:style style:name="T694" style:family="text">
      <style:text-properties fo:font-variant="normal" fo:text-transform="none" fo:letter-spacing="normal" fo:font-style="italic" fo:font-weight="normal" officeooo:rsid="014e3507" style:font-style-asian="italic" style:font-style-complex="italic"/>
    </style:style>
    <style:style style:name="T695"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696"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97"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98"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99"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00" style:family="text">
      <style:text-properties fo:font-variant="normal" fo:text-transform="none" fo:letter-spacing="normal" fo:font-style="italic" officeooo:rsid="014271b8" style:font-style-asian="italic" style:font-style-complex="italic"/>
    </style:style>
    <style:style style:name="T701"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02"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03"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04"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05" style:family="text">
      <style:text-properties fo:font-variant="normal" fo:text-transform="none" fo:color="#222222" style:text-line-through-style="none" style:text-line-through-type="none" style:text-position="super 58%" fo:font-size="10.5pt" fo:letter-spacing="normal" fo:font-style="normal" style:text-underline-style="none" fo:font-weight="bold" officeooo:rsid="02eb7e59" style:text-blinking="false" style:font-size-asian="10.5pt" style:font-weight-asian="bold" style:font-size-complex="10.5pt" style:font-weight-complex="bold" loext:padding="0cm" loext:border="none"/>
    </style:style>
    <style:style style:name="T706" style:family="text">
      <style:text-properties fo:font-variant="normal" fo:text-transform="none" fo:color="#222222" style:text-line-through-style="none" style:text-line-through-type="none" style:text-position="super 58%" fo:letter-spacing="normal" fo:font-style="normal" style:text-underline-style="none" fo:font-weight="bold" officeooo:rsid="02eb7e59" style:text-blinking="false" style:font-weight-asian="bold" style:font-weight-complex="bold" loext:padding="0cm" loext:border="none"/>
    </style:style>
    <style:style style:name="T707"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08" style:family="text">
      <style:text-properties fo:font-variant="normal" fo:text-transform="none" fo:color="#222222" style:text-line-through-style="none" style:text-line-through-type="none" fo:font-size="10.5pt" fo:letter-spacing="normal" fo:font-style="normal" style:text-underline-style="none" fo:font-weight="bold" officeooo:rsid="02eb7e59" style:text-blinking="false" style:font-size-asian="10.5pt" style:font-weight-asian="bold" style:font-size-complex="10.5pt" style:font-weight-complex="bold" loext:padding="0cm" loext:border="none"/>
    </style:style>
    <style:style style:name="T709" style:family="text">
      <style:text-properties fo:font-variant="normal" fo:text-transform="none" fo:color="#222222" style:text-line-through-style="none" style:text-line-through-type="none" fo:letter-spacing="normal" fo:font-style="normal" style:text-underline-style="none" fo:font-weight="bold" officeooo:rsid="02eb7e59" style:text-blinking="false" style:font-weight-asian="bold" style:font-weight-complex="bold" loext:padding="0cm" loext:border="none"/>
    </style:style>
    <style:style style:name="T710"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11" style:family="text">
      <style:text-properties fo:font-variant="normal" fo:text-transform="none" fo:color="#222222" style:font-name="Liberation Serif" fo:letter-spacing="normal" fo:font-style="normal" officeooo:rsid="02eb7e59"/>
    </style:style>
    <style:style style:name="T712" style:family="text">
      <style:text-properties fo:font-variant="normal" fo:text-transform="none" fo:color="#222222" style:text-position="sub 58%" fo:font-size="10.5pt" fo:letter-spacing="normal" fo:font-style="italic" fo:font-weight="bold" officeooo:rsid="02ec9fd7" style:font-size-asian="10.5pt" style:font-style-asian="italic" style:font-weight-asian="bold" style:font-size-complex="10.5pt" style:font-style-complex="italic" style:font-weight-complex="bold"/>
    </style:style>
    <style:style style:name="T713" style:family="text">
      <style:text-properties fo:font-variant="normal" fo:text-transform="none" fo:color="#222222" style:text-position="sub 58%" fo:font-size="10.5pt" fo:letter-spacing="normal" fo:font-style="normal" fo:font-weight="bold" officeooo:rsid="02ec9fd7" style:font-size-asian="10.5pt" style:font-weight-asian="bold" style:font-size-complex="10.5pt" style:font-weight-complex="bold"/>
    </style:style>
    <style:style style:name="T714" style:family="text">
      <style:text-properties fo:font-variant="normal" fo:text-transform="none" fo:color="#222222" style:text-position="sub 58%" fo:letter-spacing="normal" fo:font-style="italic" fo:font-weight="bold" officeooo:rsid="02ec9fd7" style:font-style-asian="italic" style:font-weight-asian="bold" style:font-style-complex="italic" style:font-weight-complex="bold"/>
    </style:style>
    <style:style style:name="T715" style:family="text">
      <style:text-properties fo:font-variant="normal" fo:text-transform="none" fo:color="#222222" style:text-position="sub 58%" fo:letter-spacing="normal" fo:font-style="italic" officeooo:rsid="02ec9fd7" style:font-style-asian="italic" style:font-style-complex="italic"/>
    </style:style>
    <style:style style:name="T716" style:family="text">
      <style:text-properties fo:font-variant="normal" fo:text-transform="none" fo:color="#222222" style:text-position="sub 58%" fo:letter-spacing="normal" fo:font-style="normal" fo:font-weight="bold" officeooo:rsid="02ec9fd7" style:font-weight-asian="bold" style:font-weight-complex="bold"/>
    </style:style>
    <style:style style:name="T717" style:family="text">
      <style:text-properties fo:font-variant="normal" fo:text-transform="none" fo:color="#222222" style:text-position="sub 58%" fo:letter-spacing="normal" fo:font-style="normal" officeooo:rsid="02ec9fd7"/>
    </style:style>
    <style:style style:name="T718" style:family="text">
      <style:text-properties fo:font-variant="normal" fo:text-transform="none" fo:color="#222222" fo:font-size="10.5pt" fo:letter-spacing="normal" fo:font-style="normal" fo:font-weight="bold" officeooo:rsid="02eb7e59" style:font-size-asian="10.5pt" style:font-weight-asian="bold" style:font-size-complex="10.5pt" style:font-weight-complex="bold"/>
    </style:style>
    <style:style style:name="T719" style:family="text">
      <style:text-properties fo:font-variant="normal" fo:text-transform="none" fo:color="#222222" fo:font-size="10.5pt" fo:letter-spacing="normal" fo:font-style="normal" fo:font-weight="bold" officeooo:rsid="02ec9fd7" style:font-size-asian="10.5pt" style:font-weight-asian="bold" style:font-size-complex="10.5pt" style:font-weight-complex="bold"/>
    </style:style>
    <style:style style:name="T720" style:family="text">
      <style:text-properties fo:font-variant="normal" fo:text-transform="none" fo:color="#222222" fo:font-size="10.5pt" fo:letter-spacing="normal" fo:font-style="normal" fo:font-weight="bold" officeooo:rsid="02ecd516" style:font-size-asian="10.5pt" style:font-weight-asian="bold" style:font-size-complex="10.5pt" style:font-weight-complex="bold"/>
    </style:style>
    <style:style style:name="T721" style:family="text">
      <style:text-properties fo:font-variant="normal" fo:text-transform="none" fo:color="#222222" fo:font-size="10.5pt" fo:letter-spacing="normal" fo:font-style="normal" fo:font-weight="bold" officeooo:rsid="03058976" style:font-size-asian="10.5pt" style:font-weight-asian="bold" style:font-size-complex="10.5pt" style:font-weight-complex="bold"/>
    </style:style>
    <style:style style:name="T722" style:family="text">
      <style:text-properties fo:font-variant="normal" fo:text-transform="none" fo:color="#222222" fo:font-size="10.5pt" fo:letter-spacing="normal" fo:font-style="italic" fo:font-weight="bold" officeooo:rsid="02ec9fd7" style:font-size-asian="10.5pt" style:font-style-asian="italic" style:font-weight-asian="bold" style:font-size-complex="10.5pt" style:font-style-complex="italic" style:font-weight-complex="bold"/>
    </style:style>
    <style:style style:name="T723" style:family="text">
      <style:text-properties fo:font-variant="normal" fo:text-transform="none" fo:color="#222222" fo:letter-spacing="normal" fo:font-style="normal" fo:font-weight="bold" officeooo:rsid="02eb7e59" style:font-weight-asian="bold" style:font-weight-complex="bold"/>
    </style:style>
    <style:style style:name="T724" style:family="text">
      <style:text-properties fo:font-variant="normal" fo:text-transform="none" fo:color="#222222" fo:letter-spacing="normal" fo:font-style="normal" fo:font-weight="bold" officeooo:rsid="02ec9fd7" style:font-weight-asian="bold" style:font-weight-complex="bold"/>
    </style:style>
    <style:style style:name="T725" style:family="text">
      <style:text-properties fo:font-variant="normal" fo:text-transform="none" fo:color="#222222" fo:letter-spacing="normal" fo:font-style="normal" fo:font-weight="bold" officeooo:rsid="02ecd516" style:font-weight-asian="bold" style:font-weight-complex="bold"/>
    </style:style>
    <style:style style:name="T726" style:family="text">
      <style:text-properties fo:font-variant="normal" fo:text-transform="none" fo:color="#222222" fo:letter-spacing="normal" fo:font-style="normal" fo:font-weight="bold" officeooo:rsid="03058976" style:font-weight-asian="bold" style:font-weight-complex="bold"/>
    </style:style>
    <style:style style:name="T727" style:family="text">
      <style:text-properties fo:font-variant="normal" fo:text-transform="none" fo:color="#222222" fo:letter-spacing="normal" fo:font-style="normal" officeooo:rsid="02eb7e59"/>
    </style:style>
    <style:style style:name="T728" style:family="text">
      <style:text-properties fo:font-variant="normal" fo:text-transform="none" fo:color="#222222" fo:letter-spacing="normal" fo:font-style="normal" officeooo:rsid="02ec9fd7"/>
    </style:style>
    <style:style style:name="T729" style:family="text">
      <style:text-properties fo:font-variant="normal" fo:text-transform="none" fo:color="#222222" fo:letter-spacing="normal" fo:font-style="normal" officeooo:rsid="02ecd516"/>
    </style:style>
    <style:style style:name="T730" style:family="text">
      <style:text-properties fo:font-variant="normal" fo:text-transform="none" fo:color="#222222" fo:letter-spacing="normal" fo:font-style="normal" officeooo:rsid="03058976"/>
    </style:style>
    <style:style style:name="T731" style:family="text">
      <style:text-properties fo:font-variant="normal" fo:text-transform="none" fo:color="#222222" fo:letter-spacing="normal" fo:font-style="italic" fo:font-weight="bold" officeooo:rsid="02ec9fd7" style:font-style-asian="italic" style:font-weight-asian="bold" style:font-style-complex="italic" style:font-weight-complex="bold"/>
    </style:style>
    <style:style style:name="T732" style:family="text">
      <style:text-properties fo:font-variant="normal" fo:text-transform="none" fo:color="#222222" fo:letter-spacing="normal" fo:font-style="italic" officeooo:rsid="02ec9fd7" style:font-style-asian="italic" style:font-style-complex="italic"/>
    </style:style>
    <style:style style:name="T733"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34"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35"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36"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37" style:family="text">
      <style:text-properties fo:color="#000000" style:font-name="Liberation Serif" fo:font-size="12pt" style:text-underline-style="none" officeooo:rsid="0148628a" style:font-size-asian="12pt" style:font-size-complex="12pt"/>
    </style:style>
    <style:style style:name="T738" style:family="text">
      <style:text-properties fo:color="#000000" style:font-name="Liberation Serif" fo:font-size="12pt" style:text-underline-style="none" officeooo:rsid="0590e98f" style:font-size-asian="12pt" style:font-size-complex="12pt"/>
    </style:style>
    <style:style style:name="T739" style:family="text">
      <style:text-properties fo:color="#000000" style:font-name="Liberation Serif" fo:font-style="normal" officeooo:rsid="006812c9" style:font-style-asian="normal" style:font-style-complex="normal"/>
    </style:style>
    <style:style style:name="T740" style:family="text">
      <style:text-properties fo:color="#000000" style:text-underline-style="none" fo:font-weight="normal" officeooo:rsid="00ab8e1c" style:font-weight-asian="normal" style:font-weight-complex="normal"/>
    </style:style>
    <style:style style:name="T741" style:family="text">
      <style:text-properties fo:color="#000000" style:text-underline-style="none" fo:font-weight="normal" officeooo:rsid="00a91fd5" style:font-weight-asian="normal" style:font-weight-complex="normal"/>
    </style:style>
    <style:style style:name="T742" style:family="text">
      <style:text-properties fo:color="#000000" style:text-underline-style="none" fo:font-weight="normal" officeooo:rsid="04483f60" style:font-weight-asian="normal" style:font-weight-complex="normal"/>
    </style:style>
    <style:style style:name="T743" style:family="text">
      <style:text-properties fo:color="#000000" officeooo:rsid="01506cad"/>
    </style:style>
    <style:style style:name="T744" style:family="text">
      <style:text-properties fo:color="#000000" officeooo:rsid="0496136a"/>
    </style:style>
    <style:style style:name="T745" style:family="text">
      <style:text-properties officeooo:rsid="00c6f862"/>
    </style:style>
    <style:style style:name="T746" style:family="text">
      <style:text-properties fo:font-weight="normal" style:font-weight-asian="normal" style:font-weight-complex="normal"/>
    </style:style>
    <style:style style:name="T747" style:family="text">
      <style:text-properties fo:font-weight="normal" officeooo:rsid="00f71755" style:font-weight-asian="normal" style:font-weight-complex="normal"/>
    </style:style>
    <style:style style:name="T748" style:family="text">
      <style:text-properties fo:font-weight="normal" officeooo:rsid="00fa2ae0" style:font-weight-asian="normal" style:font-weight-complex="normal"/>
    </style:style>
    <style:style style:name="T749" style:family="text">
      <style:text-properties fo:font-weight="normal" officeooo:rsid="00ff8700" style:font-weight-asian="normal" style:font-weight-complex="normal"/>
    </style:style>
    <style:style style:name="T750" style:family="text">
      <style:text-properties fo:font-weight="normal" officeooo:rsid="0103c255" style:font-weight-asian="normal" style:font-weight-complex="normal"/>
    </style:style>
    <style:style style:name="T751" style:family="text">
      <style:text-properties fo:font-weight="normal" officeooo:rsid="01057437" style:font-weight-asian="normal" style:font-weight-complex="normal"/>
    </style:style>
    <style:style style:name="T752" style:family="text">
      <style:text-properties fo:font-weight="normal" officeooo:rsid="010b84df" style:font-weight-asian="normal" style:font-weight-complex="normal"/>
    </style:style>
    <style:style style:name="T753" style:family="text">
      <style:text-properties fo:font-weight="normal" officeooo:rsid="010de1c2" style:font-weight-asian="normal" style:font-weight-complex="normal"/>
    </style:style>
    <style:style style:name="T754" style:family="text">
      <style:text-properties fo:font-weight="normal" officeooo:rsid="0112a22d" style:font-weight-asian="normal" style:font-weight-complex="normal"/>
    </style:style>
    <style:style style:name="T755" style:family="text">
      <style:text-properties fo:font-weight="normal" officeooo:rsid="00a91fd5" style:font-weight-asian="normal" style:font-weight-complex="normal"/>
    </style:style>
    <style:style style:name="T756" style:family="text">
      <style:text-properties fo:font-weight="normal" officeooo:rsid="00a6bb91" style:font-weight-asian="normal" style:font-weight-complex="normal"/>
    </style:style>
    <style:style style:name="T757" style:family="text">
      <style:text-properties fo:font-weight="normal" officeooo:rsid="00a6e9d5" style:font-weight-asian="normal" style:font-weight-complex="normal"/>
    </style:style>
    <style:style style:name="T758" style:family="text">
      <style:text-properties fo:font-weight="normal" officeooo:rsid="0132c64b" style:font-weight-asian="normal" style:font-weight-complex="normal"/>
    </style:style>
    <style:style style:name="T759" style:family="text">
      <style:text-properties fo:font-weight="normal" officeooo:rsid="00aaddff" style:font-weight-asian="normal" style:font-weight-complex="normal"/>
    </style:style>
    <style:style style:name="T760" style:family="text">
      <style:text-properties fo:font-weight="normal" officeooo:rsid="00c4ebdf" style:font-weight-asian="normal" style:font-weight-complex="normal"/>
    </style:style>
    <style:style style:name="T761" style:family="text">
      <style:text-properties fo:font-weight="normal" officeooo:rsid="00c30d96" style:font-weight-asian="normal" style:font-weight-complex="normal"/>
    </style:style>
    <style:style style:name="T762" style:family="text">
      <style:text-properties fo:font-weight="normal" officeooo:rsid="00ab8e1c" style:font-weight-asian="normal" style:font-weight-complex="normal"/>
    </style:style>
    <style:style style:name="T763" style:family="text">
      <style:text-properties fo:font-weight="normal" officeooo:rsid="0355f181" style:font-weight-asian="normal" style:font-weight-complex="normal"/>
    </style:style>
    <style:style style:name="T764" style:family="text">
      <style:text-properties fo:font-weight="normal" officeooo:rsid="03579050" style:font-weight-asian="normal" style:font-weight-complex="normal"/>
    </style:style>
    <style:style style:name="T765" style:family="text">
      <style:text-properties fo:font-weight="normal" officeooo:rsid="03adee4c" style:font-weight-asian="normal" style:font-weight-complex="normal"/>
    </style:style>
    <style:style style:name="T766" style:family="text">
      <style:text-properties fo:font-weight="normal" officeooo:rsid="03afa596" style:font-weight-asian="normal" style:font-weight-complex="normal"/>
    </style:style>
    <style:style style:name="T767" style:family="text">
      <style:text-properties fo:font-weight="normal" officeooo:rsid="03b14e99" style:font-weight-asian="normal" style:font-weight-complex="normal"/>
    </style:style>
    <style:style style:name="T768" style:family="text">
      <style:text-properties fo:font-weight="normal" officeooo:rsid="005e0c7e" style:font-weight-asian="normal" style:font-weight-complex="normal"/>
    </style:style>
    <style:style style:name="T769" style:family="text">
      <style:text-properties fo:font-weight="normal" officeooo:rsid="03b2991e" style:font-weight-asian="normal" style:font-weight-complex="normal"/>
    </style:style>
    <style:style style:name="T770" style:family="text">
      <style:text-properties fo:font-weight="normal" officeooo:rsid="028af7ff" style:font-weight-asian="normal" style:font-weight-complex="normal"/>
    </style:style>
    <style:style style:name="T771" style:family="text">
      <style:text-properties fo:font-weight="normal" officeooo:rsid="0074e747" style:font-weight-asian="normal" style:font-weight-complex="normal"/>
    </style:style>
    <style:style style:name="T772" style:family="text">
      <style:text-properties fo:font-weight="normal" officeooo:rsid="03bbb4bf" style:font-weight-asian="normal" style:font-weight-complex="normal"/>
    </style:style>
    <style:style style:name="T773" style:family="text">
      <style:text-properties fo:font-weight="normal" officeooo:rsid="03bdefec" style:font-weight-asian="normal" style:font-weight-complex="normal"/>
    </style:style>
    <style:style style:name="T774" style:family="text">
      <style:text-properties fo:font-weight="normal" officeooo:rsid="03bebe2f" style:font-weight-asian="normal" style:font-weight-complex="normal"/>
    </style:style>
    <style:style style:name="T775" style:family="text">
      <style:text-properties fo:font-weight="normal" officeooo:rsid="03ce0b2b" style:font-weight-asian="normal" style:font-weight-complex="normal"/>
    </style:style>
    <style:style style:name="T776" style:family="text">
      <style:text-properties fo:font-weight="normal" officeooo:rsid="03ce12cf" style:font-weight-asian="normal" style:font-weight-complex="normal"/>
    </style:style>
    <style:style style:name="T777" style:family="text">
      <style:text-properties fo:font-weight="normal" officeooo:rsid="03e2e2f9" style:font-weight-asian="normal" style:font-weight-complex="normal"/>
    </style:style>
    <style:style style:name="T778" style:family="text">
      <style:text-properties fo:font-weight="normal" officeooo:rsid="03e3e7da" style:font-weight-asian="normal" style:font-weight-complex="normal"/>
    </style:style>
    <style:style style:name="T779" style:family="text">
      <style:text-properties fo:font-weight="normal" officeooo:rsid="04ac6fe1" style:font-weight-asian="normal" style:font-weight-complex="normal"/>
    </style:style>
    <style:style style:name="T780" style:family="text">
      <style:text-properties fo:font-weight="normal" officeooo:rsid="04accb3c" style:font-weight-asian="normal" style:font-weight-complex="normal"/>
    </style:style>
    <style:style style:name="T781" style:family="text">
      <style:text-properties fo:font-weight="normal" officeooo:rsid="04b28be0" style:font-weight-asian="normal" style:font-weight-complex="normal"/>
    </style:style>
    <style:style style:name="T782" style:family="text">
      <style:text-properties fo:font-weight="normal" officeooo:rsid="04b4769c" style:font-weight-asian="normal" style:font-weight-complex="normal"/>
    </style:style>
    <style:style style:name="T783" style:family="text">
      <style:text-properties fo:font-weight="normal" officeooo:rsid="04b6943c" style:font-weight-asian="normal" style:font-weight-complex="normal"/>
    </style:style>
    <style:style style:name="T784" style:family="text">
      <style:text-properties fo:font-weight="normal" officeooo:rsid="04b756b5" style:font-weight-asian="normal" style:font-weight-complex="normal"/>
    </style:style>
    <style:style style:name="T785" style:family="text">
      <style:text-properties fo:font-weight="normal" officeooo:rsid="04b90ece" style:font-weight-asian="normal" style:font-weight-complex="normal"/>
    </style:style>
    <style:style style:name="T786" style:family="text">
      <style:text-properties fo:font-weight="normal" officeooo:rsid="04bad422" style:font-weight-asian="normal" style:font-weight-complex="normal"/>
    </style:style>
    <style:style style:name="T787" style:family="text">
      <style:text-properties fo:font-weight="normal" officeooo:rsid="04bb5a1a" style:font-weight-asian="normal" style:font-weight-complex="normal"/>
    </style:style>
    <style:style style:name="T788" style:family="text">
      <style:text-properties fo:font-weight="normal" officeooo:rsid="04be005f" style:font-weight-asian="normal" style:font-weight-complex="normal"/>
    </style:style>
    <style:style style:name="T789" style:family="text">
      <style:text-properties fo:font-weight="normal" officeooo:rsid="04c21b16" style:font-weight-asian="normal" style:font-weight-complex="normal"/>
    </style:style>
    <style:style style:name="T790" style:family="text">
      <style:text-properties fo:font-weight="normal" officeooo:rsid="04c67cca" style:font-weight-asian="normal" style:font-weight-complex="normal"/>
    </style:style>
    <style:style style:name="T791" style:family="text">
      <style:text-properties fo:font-weight="normal" officeooo:rsid="04c732ed" style:font-weight-asian="normal" style:font-weight-complex="normal"/>
    </style:style>
    <style:style style:name="T792" style:family="text">
      <style:text-properties fo:font-weight="normal" officeooo:rsid="04de0cde" style:font-weight-asian="normal" style:font-weight-complex="normal"/>
    </style:style>
    <style:style style:name="T793" style:family="text">
      <style:text-properties fo:font-weight="normal" officeooo:rsid="0527baa4" style:font-weight-asian="normal" style:font-weight-complex="normal"/>
    </style:style>
    <style:style style:name="T794" style:family="text">
      <style:text-properties fo:font-weight="normal" officeooo:rsid="052871ee" style:font-weight-asian="normal" style:font-weight-complex="normal"/>
    </style:style>
    <style:style style:name="T795" style:family="text">
      <style:text-properties fo:font-weight="normal" officeooo:rsid="05293085" style:font-weight-asian="normal" style:font-weight-complex="normal"/>
    </style:style>
    <style:style style:name="T796" style:family="text">
      <style:text-properties fo:font-weight="normal" officeooo:rsid="052d2d06" style:font-weight-asian="normal" style:font-weight-complex="normal"/>
    </style:style>
    <style:style style:name="T797" style:family="text">
      <style:text-properties fo:font-weight="normal" officeooo:rsid="052d8b01" style:font-weight-asian="normal" style:font-weight-complex="normal"/>
    </style:style>
    <style:style style:name="T798" style:family="text">
      <style:text-properties fo:font-weight="normal" officeooo:rsid="059b6c32" style:font-weight-asian="normal" style:font-weight-complex="normal"/>
    </style:style>
    <style:style style:name="T799" style:family="text">
      <style:text-properties fo:font-style="italic"/>
    </style:style>
    <style:style style:name="T800" style:family="text">
      <style:text-properties fo:font-style="italic" fo:font-weight="normal" style:font-style-asian="italic" style:font-weight-asian="normal" style:font-style-complex="italic" style:font-weight-complex="normal"/>
    </style:style>
    <style:style style:name="T801" style:family="text">
      <style:text-properties fo:font-style="italic" fo:font-weight="normal" officeooo:rsid="00fa2ae0" style:font-style-asian="italic" style:font-weight-asian="normal" style:font-style-complex="italic" style:font-weight-complex="normal"/>
    </style:style>
    <style:style style:name="T802" style:family="text">
      <style:text-properties fo:font-style="italic" fo:font-weight="normal" officeooo:rsid="00a91fd5" style:font-style-asian="italic" style:font-weight-asian="normal" style:font-style-complex="italic" style:font-weight-complex="normal"/>
    </style:style>
    <style:style style:name="T803" style:family="text">
      <style:text-properties fo:font-style="italic" fo:font-weight="normal" officeooo:rsid="00ff8700" style:font-style-asian="italic" style:font-weight-asian="normal" style:font-style-complex="italic" style:font-weight-complex="normal"/>
    </style:style>
    <style:style style:name="T804" style:family="text">
      <style:text-properties fo:font-style="italic" fo:font-weight="normal" officeooo:rsid="01047409" style:font-style-asian="italic" style:font-weight-asian="normal" style:font-style-complex="italic" style:font-weight-complex="normal"/>
    </style:style>
    <style:style style:name="T805" style:family="text">
      <style:text-properties fo:font-style="italic" fo:font-weight="normal" officeooo:rsid="00f71755" style:font-style-asian="italic" style:font-weight-asian="normal" style:font-style-complex="italic" style:font-weight-complex="normal"/>
    </style:style>
    <style:style style:name="T806" style:family="text">
      <style:text-properties fo:font-style="italic" fo:font-weight="normal" officeooo:rsid="010498c7" style:font-style-asian="italic" style:font-weight-asian="normal" style:font-style-complex="italic" style:font-weight-complex="normal"/>
    </style:style>
    <style:style style:name="T807" style:family="text">
      <style:text-properties fo:font-style="italic" fo:font-weight="normal" officeooo:rsid="011a47f9" style:font-style-asian="italic" style:font-weight-asian="normal" style:font-style-complex="italic" style:font-weight-complex="normal"/>
    </style:style>
    <style:style style:name="T808" style:family="text">
      <style:text-properties fo:font-style="italic" fo:font-weight="normal" officeooo:rsid="03b14e99" style:font-style-asian="italic" style:font-weight-asian="normal" style:font-style-complex="italic" style:font-weight-complex="normal"/>
    </style:style>
    <style:style style:name="T809" style:family="text">
      <style:text-properties fo:font-style="italic" fo:font-weight="normal" officeooo:rsid="03bad614" style:font-style-asian="italic" style:font-weight-asian="normal" style:font-style-complex="italic" style:font-weight-complex="normal"/>
    </style:style>
    <style:style style:name="T810" style:family="text">
      <style:text-properties fo:font-style="italic" officeooo:rsid="011dc2b2"/>
    </style:style>
    <style:style style:name="T811" style:family="text">
      <style:text-properties fo:font-style="italic" style:font-style-asian="italic" style:font-style-complex="italic"/>
    </style:style>
    <style:style style:name="T812" style:family="text">
      <style:text-properties fo:font-style="italic" style:text-underline-style="none" officeooo:rsid="013dc164" style:font-style-asian="italic" style:font-style-complex="italic"/>
    </style:style>
    <style:style style:name="T813" style:family="text">
      <style:text-properties fo:font-style="italic" officeooo:rsid="011dc2b2" style:font-weight-asian="normal" style:font-weight-complex="normal"/>
    </style:style>
    <style:style style:name="T814" style:family="text">
      <style:text-properties officeooo:rsid="0104a2ca"/>
    </style:style>
    <style:style style:name="T815" style:family="text">
      <style:text-properties style:font-name="Courier"/>
    </style:style>
    <style:style style:name="T816" style:family="text">
      <style:text-properties style:font-name="Courier" fo:font-weight="normal" officeooo:rsid="018974cd" style:font-weight-asian="normal" style:font-weight-complex="normal"/>
    </style:style>
    <style:style style:name="T817" style:family="text">
      <style:text-properties style:font-name="Courier" fo:font-weight="normal" officeooo:rsid="0213a92e" style:font-weight-asian="normal" style:font-weight-complex="normal"/>
    </style:style>
    <style:style style:name="T818" style:family="text">
      <style:text-properties style:font-name="Courier" fo:font-weight="normal" officeooo:rsid="006867b6" style:font-weight-asian="normal" style:font-weight-complex="normal"/>
    </style:style>
    <style:style style:name="T819" style:family="text">
      <style:text-properties style:font-name="Courier" fo:font-weight="normal" officeooo:rsid="028809b7" style:font-weight-asian="normal" style:font-weight-complex="normal"/>
    </style:style>
    <style:style style:name="T820" style:family="text">
      <style:text-properties style:font-name="Courier" fo:font-weight="normal" officeooo:rsid="0075e168" style:font-weight-asian="normal" style:font-weight-complex="normal"/>
    </style:style>
    <style:style style:name="T821" style:family="text">
      <style:text-properties style:font-name="Courier" fo:font-weight="normal" officeooo:rsid="005e0c7e" style:font-weight-asian="normal" style:font-weight-complex="normal"/>
    </style:style>
    <style:style style:name="T822" style:family="text">
      <style:text-properties style:font-name="Courier" fo:font-weight="normal" officeooo:rsid="016e9d04" style:font-weight-asian="normal" style:font-weight-complex="normal"/>
    </style:style>
    <style:style style:name="T823" style:family="text">
      <style:text-properties style:font-name="Courier" fo:font-weight="normal" officeooo:rsid="0074e747" style:font-weight-asian="normal" style:font-weight-complex="normal"/>
    </style:style>
    <style:style style:name="T824" style:family="text">
      <style:text-properties style:font-name="Courier" fo:font-weight="normal" officeooo:rsid="028af7ff" style:font-weight-asian="normal" style:font-weight-complex="normal"/>
    </style:style>
    <style:style style:name="T825" style:family="text">
      <style:text-properties style:font-name="Courier" fo:font-style="normal" fo:font-weight="normal" officeooo:rsid="0075e168" style:font-style-asian="normal" style:font-weight-asian="normal" style:font-style-complex="normal" style:font-weight-complex="normal"/>
    </style:style>
    <style:style style:name="T826" style:family="text">
      <style:text-properties style:font-name="Courier" fo:font-style="normal" fo:font-weight="normal" officeooo:rsid="005d5db4" style:font-style-asian="normal" style:font-weight-asian="normal" style:font-style-complex="normal" style:font-weight-complex="normal"/>
    </style:style>
    <style:style style:name="T827" style:family="text">
      <style:text-properties style:font-name="Courier" officeooo:rsid="016e9d04"/>
    </style:style>
    <style:style style:name="T828" style:family="text">
      <style:text-properties style:font-name="Courier" officeooo:rsid="017348bf"/>
    </style:style>
    <style:style style:name="T829" style:family="text">
      <style:text-properties style:font-name="Courier" officeooo:rsid="01856118"/>
    </style:style>
    <style:style style:name="T830" style:family="text">
      <style:text-properties style:font-name="Courier" officeooo:rsid="0186b206"/>
    </style:style>
    <style:style style:name="T831" style:family="text">
      <style:text-properties style:font-name="Courier" officeooo:rsid="018974cd"/>
    </style:style>
    <style:style style:name="T832" style:family="text">
      <style:text-properties style:font-name="Courier" officeooo:rsid="021a76c7"/>
    </style:style>
    <style:style style:name="T833" style:family="text">
      <style:text-properties style:font-name="Courier" officeooo:rsid="021ec046"/>
    </style:style>
    <style:style style:name="T834" style:family="text">
      <style:text-properties style:font-name="Courier" officeooo:rsid="006812c9"/>
    </style:style>
    <style:style style:name="T835" style:family="text">
      <style:text-properties style:font-name="Courier" officeooo:rsid="0280b934"/>
    </style:style>
    <style:style style:name="T836" style:family="text">
      <style:text-properties style:font-name="Courier" officeooo:rsid="035707d7"/>
    </style:style>
    <style:style style:name="T837" style:family="text">
      <style:text-properties style:font-name="Courier" officeooo:rsid="033ee04f"/>
    </style:style>
    <style:style style:name="T838" style:family="text">
      <style:text-properties style:font-name="Courier" officeooo:rsid="017e780a"/>
    </style:style>
    <style:style style:name="T839"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40"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41"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42"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43"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44"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45"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46"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47"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48" style:family="text">
      <style:text-properties style:font-name="Courier" fo:font-size="12pt" fo:font-weight="normal" style:font-size-asian="12pt" style:font-weight-asian="normal" style:font-size-complex="12pt" style:font-weight-complex="normal"/>
    </style:style>
    <style:style style:name="T849" style:family="text">
      <style:text-properties style:font-name="Courier" fo:font-size="12pt" fo:font-weight="normal" officeooo:rsid="0451ce33" style:font-size-asian="12pt" style:font-weight-asian="normal" style:font-size-complex="12pt" style:font-weight-complex="normal"/>
    </style:style>
    <style:style style:name="T850" style:family="text">
      <style:text-properties style:font-name="Courier" fo:font-size="12pt" fo:font-weight="normal" officeooo:rsid="018974cd" style:font-size-asian="12pt" style:font-weight-asian="normal" style:font-size-complex="12pt" style:font-weight-complex="normal"/>
    </style:style>
    <style:style style:name="T851" style:family="text">
      <style:text-properties style:font-name="Courier" fo:font-size="12pt" fo:font-weight="normal" officeooo:rsid="0483ea41" style:font-size-asian="12pt" style:font-weight-asian="normal" style:font-size-complex="12pt" style:font-weight-complex="normal"/>
    </style:style>
    <style:style style:name="T852" style:family="text">
      <style:text-properties style:font-name="Courier" fo:font-size="12pt" fo:font-weight="normal" officeooo:rsid="048b3107" style:font-size-asian="12pt" style:font-weight-asian="normal" style:font-size-complex="12pt" style:font-weight-complex="normal"/>
    </style:style>
    <style:style style:name="T853" style:family="text">
      <style:text-properties style:font-name="Courier" officeooo:rsid="00a456c4"/>
    </style:style>
    <style:style style:name="T854" style:family="text">
      <style:text-properties style:font-name="Courier" officeooo:rsid="051b5133"/>
    </style:style>
    <style:style style:name="T855" style:family="text">
      <style:text-properties style:font-name="Courier" officeooo:rsid="05790d39"/>
    </style:style>
    <style:style style:name="T856" style:family="text">
      <style:text-properties style:font-name="Courier" officeooo:rsid="0579b519"/>
    </style:style>
    <style:style style:name="T857" style:family="text">
      <style:text-properties style:text-position="super 58%" fo:font-weight="normal" officeooo:rsid="010b84df" style:font-weight-asian="normal" style:font-weight-complex="normal"/>
    </style:style>
    <style:style style:name="T858"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59" style:family="text">
      <style:text-properties style:text-position="super 58%" officeooo:rsid="001405f1" style:font-name-asian="Liberation Serif1" style:font-name-complex="Liberation Serif1"/>
    </style:style>
    <style:style style:name="T860" style:family="text">
      <style:text-properties fo:font-style="normal" fo:font-weight="normal" style:font-style-asian="normal" style:font-weight-asian="normal" style:font-style-complex="normal" style:font-weight-complex="normal"/>
    </style:style>
    <style:style style:name="T861" style:family="text">
      <style:text-properties fo:font-style="normal" fo:font-weight="normal" officeooo:rsid="03b2991e" style:font-style-asian="normal" style:font-weight-asian="normal" style:font-style-complex="normal" style:font-weight-complex="normal"/>
    </style:style>
    <style:style style:name="T862" style:family="text">
      <style:text-properties fo:font-style="normal" fo:font-weight="normal" officeooo:rsid="03b396fd" style:font-style-asian="normal" style:font-weight-asian="normal" style:font-style-complex="normal" style:font-weight-complex="normal"/>
    </style:style>
    <style:style style:name="T863" style:family="text">
      <style:text-properties fo:font-style="normal" fo:font-weight="normal" officeooo:rsid="0075e168" style:font-style-asian="normal" style:font-weight-asian="normal" style:font-style-complex="normal" style:font-weight-complex="normal"/>
    </style:style>
    <style:style style:name="T864" style:family="text">
      <style:text-properties fo:font-style="normal" fo:font-weight="normal" officeooo:rsid="03b3a9b3" style:font-style-asian="normal" style:font-weight-asian="normal" style:font-style-complex="normal" style:font-weight-complex="normal"/>
    </style:style>
    <style:style style:name="T865" style:family="text">
      <style:text-properties fo:font-style="normal" fo:font-weight="normal" officeooo:rsid="03b47281" style:font-style-asian="normal" style:font-weight-asian="normal" style:font-style-complex="normal" style:font-weight-complex="normal"/>
    </style:style>
    <style:style style:name="T866" style:family="text">
      <style:text-properties fo:font-style="normal" fo:font-weight="normal" officeooo:rsid="03ce798f" style:font-style-asian="normal" style:font-weight-asian="normal" style:font-style-complex="normal" style:font-weight-complex="normal"/>
    </style:style>
    <style:style style:name="T867" style:family="text">
      <style:text-properties fo:font-style="normal" fo:font-weight="normal" officeooo:rsid="03ceff65" style:font-style-asian="normal" style:font-weight-asian="normal" style:font-style-complex="normal" style:font-weight-complex="normal"/>
    </style:style>
    <style:style style:name="T868" style:family="text">
      <style:text-properties fo:font-style="normal" fo:font-weight="normal" officeooo:rsid="03d06e02" style:font-style-asian="normal" style:font-weight-asian="normal" style:font-style-complex="normal" style:font-weight-complex="normal"/>
    </style:style>
    <style:style style:name="T869" style:family="text">
      <style:text-properties fo:font-style="normal" fo:font-weight="normal" officeooo:rsid="03d37ade" style:font-style-asian="normal" style:font-weight-asian="normal" style:font-style-complex="normal" style:font-weight-complex="normal"/>
    </style:style>
    <style:style style:name="T870" style:family="text">
      <style:text-properties fo:font-style="normal" fo:font-weight="normal" officeooo:rsid="04d5ab1e" style:font-style-asian="normal" style:font-weight-asian="normal" style:font-style-complex="normal" style:font-weight-complex="normal"/>
    </style:style>
    <style:style style:name="T871" style:family="text">
      <style:text-properties fo:font-style="normal" fo:font-weight="normal" officeooo:rsid="04ac6fe1" style:font-style-asian="normal" style:font-weight-asian="normal" style:font-style-complex="normal" style:font-weight-complex="normal"/>
    </style:style>
    <style:style style:name="T872" style:family="text">
      <style:text-properties fo:font-style="normal" fo:font-weight="normal" officeooo:rsid="04cdddb4" style:font-style-asian="normal" style:font-weight-asian="normal" style:font-style-complex="normal" style:font-weight-complex="normal"/>
    </style:style>
    <style:style style:name="T873" style:family="text">
      <style:text-properties fo:font-style="normal" fo:font-weight="normal" officeooo:rsid="04ccc5e6" style:font-style-asian="normal" style:font-weight-asian="normal" style:font-style-complex="normal" style:font-weight-complex="normal"/>
    </style:style>
    <style:style style:name="T874" style:family="text">
      <style:text-properties fo:font-style="normal" fo:font-weight="normal" officeooo:rsid="04b15069" style:font-style-asian="normal" style:font-weight-asian="normal" style:font-style-complex="normal" style:font-weight-complex="normal"/>
    </style:style>
    <style:style style:name="T875" style:family="text">
      <style:text-properties fo:font-style="normal" fo:font-weight="normal" officeooo:rsid="04b28be0" style:font-style-asian="normal" style:font-weight-asian="normal" style:font-style-complex="normal" style:font-weight-complex="normal"/>
    </style:style>
    <style:style style:name="T876" style:family="text">
      <style:text-properties fo:font-style="normal" fo:font-weight="normal" officeooo:rsid="04b4ae20" style:font-style-asian="normal" style:font-weight-asian="normal" style:font-style-complex="normal" style:font-weight-complex="normal"/>
    </style:style>
    <style:style style:name="T877" style:family="text">
      <style:text-properties fo:font-style="normal" fo:font-weight="normal" officeooo:rsid="04f4cb2a" style:font-style-asian="normal" style:font-weight-asian="normal" style:font-style-complex="normal" style:font-weight-complex="normal"/>
    </style:style>
    <style:style style:name="T878" style:family="text">
      <style:text-properties fo:font-style="normal" fo:font-weight="normal" officeooo:rsid="0502a358" style:font-style-asian="normal" style:font-weight-asian="normal" style:font-style-complex="normal" style:font-weight-complex="normal"/>
    </style:style>
    <style:style style:name="T879" style:family="text">
      <style:text-properties fo:font-style="normal" fo:font-weight="normal" officeooo:rsid="050419ee" style:font-style-asian="normal" style:font-weight-asian="normal" style:font-style-complex="normal" style:font-weight-complex="normal"/>
    </style:style>
    <style:style style:name="T880" style:family="text">
      <style:text-properties fo:font-style="normal" fo:font-weight="normal" officeooo:rsid="0507ceed" style:font-style-asian="normal" style:font-weight-asian="normal" style:font-style-complex="normal" style:font-weight-complex="normal"/>
    </style:style>
    <style:style style:name="T881" style:family="text">
      <style:text-properties fo:font-style="normal" fo:font-weight="normal" officeooo:rsid="0508aa43" style:font-style-asian="normal" style:font-weight-asian="normal" style:font-style-complex="normal" style:font-weight-complex="normal"/>
    </style:style>
    <style:style style:name="T882" style:family="text">
      <style:text-properties fo:font-style="normal" fo:font-weight="normal" officeooo:rsid="05294253" style:font-style-asian="normal" style:font-weight-asian="normal" style:font-style-complex="normal" style:font-weight-complex="normal"/>
    </style:style>
    <style:style style:name="T883" style:family="text">
      <style:text-properties fo:font-style="normal" fo:font-weight="normal" officeooo:rsid="052aa1a1" style:font-style-asian="normal" style:font-weight-asian="normal" style:font-style-complex="normal" style:font-weight-complex="normal"/>
    </style:style>
    <style:style style:name="T884" style:family="text">
      <style:text-properties fo:font-style="normal" fo:font-weight="normal" officeooo:rsid="0532aa33" style:font-style-asian="normal" style:font-weight-asian="normal" style:font-style-complex="normal" style:font-weight-complex="normal"/>
    </style:style>
    <style:style style:name="T885" style:family="text">
      <style:text-properties fo:font-style="normal" fo:font-weight="normal" officeooo:rsid="0545e5a9" style:font-style-asian="normal" style:font-weight-asian="normal" style:font-style-complex="normal" style:font-weight-complex="normal"/>
    </style:style>
    <style:style style:name="T886" style:family="text">
      <style:text-properties fo:font-style="normal" officeooo:rsid="0301c8ca" style:font-style-asian="normal" style:font-style-complex="normal"/>
    </style:style>
    <style:style style:name="T887" style:family="text">
      <style:text-properties fo:font-style="normal" officeooo:rsid="04d5ab1e" style:font-style-asian="normal" style:font-style-complex="normal"/>
    </style:style>
    <style:style style:name="T888" style:family="text">
      <style:text-properties fo:font-style="normal" officeooo:rsid="05017868" style:font-style-asian="normal" style:font-style-complex="normal"/>
    </style:style>
    <style:style style:name="T889" style:family="text">
      <style:text-properties fo:font-weight="bold"/>
    </style:style>
    <style:style style:name="T890" style:family="text">
      <style:text-properties fo:font-weight="bold" style:font-weight-asian="bold" style:font-weight-complex="bold"/>
    </style:style>
    <style:style style:name="T891" style:family="text">
      <style:text-properties fo:font-weight="bold" officeooo:rsid="011dc2b2" style:font-weight-asian="bold" style:font-weight-complex="bold"/>
    </style:style>
    <style:style style:name="T892" style:family="text">
      <style:text-properties fo:font-weight="bold" officeooo:rsid="00a91fd5" style:font-weight-asian="bold" style:font-weight-complex="bold"/>
    </style:style>
    <style:style style:name="T893" style:family="text">
      <style:text-properties fo:font-weight="bold" officeooo:rsid="00a9fe46" style:font-weight-asian="bold" style:font-weight-complex="bold"/>
    </style:style>
    <style:style style:name="T894" style:family="text">
      <style:text-properties fo:font-weight="bold" officeooo:rsid="02c7fcee" style:font-weight-asian="bold" style:font-weight-complex="bold"/>
    </style:style>
    <style:style style:name="T895" style:family="text">
      <style:text-properties fo:font-weight="bold" officeooo:rsid="01256638" style:font-weight-asian="bold" style:font-weight-complex="bold"/>
    </style:style>
    <style:style style:name="T896" style:family="text">
      <style:text-properties fo:font-weight="bold" officeooo:rsid="03f84396" style:font-weight-asian="bold" style:font-weight-complex="bold"/>
    </style:style>
    <style:style style:name="T897" style:family="text">
      <style:text-properties fo:font-weight="bold" officeooo:rsid="03ff9e44" style:font-weight-asian="bold" style:font-weight-complex="bold"/>
    </style:style>
    <style:style style:name="T898" style:family="text">
      <style:text-properties officeooo:rsid="011dc2b2"/>
    </style:style>
    <style:style style:name="T899" style:family="text">
      <style:text-properties officeooo:rsid="011e5619"/>
    </style:style>
    <style:style style:name="T900" style:family="text">
      <style:text-properties officeooo:rsid="011ff73d"/>
    </style:style>
    <style:style style:name="T901" style:family="text">
      <style:text-properties fo:letter-spacing="normal" fo:font-style="italic" fo:font-weight="normal"/>
    </style:style>
    <style:style style:name="T902" style:family="text">
      <style:text-properties fo:letter-spacing="normal" fo:font-style="italic" fo:font-weight="normal" officeooo:rsid="014c064b"/>
    </style:style>
    <style:style style:name="T903" style:family="text">
      <style:text-properties officeooo:rsid="014271b8"/>
    </style:style>
    <style:style style:name="T904" style:family="text">
      <style:text-properties style:text-underline-style="none"/>
    </style:style>
    <style:style style:name="T905" style:family="text">
      <style:text-properties style:text-underline-style="none" officeooo:rsid="014271b8"/>
    </style:style>
    <style:style style:name="T906" style:family="text">
      <style:text-properties style:text-underline-style="none" officeooo:rsid="01437b1b"/>
    </style:style>
    <style:style style:name="T907" style:family="text">
      <style:text-properties style:text-underline-style="none" officeooo:rsid="013dc164"/>
    </style:style>
    <style:style style:name="T908" style:family="text">
      <style:text-properties style:text-underline-style="none" fo:font-weight="bold" officeooo:rsid="013dc164" style:font-weight-asian="bold" style:font-weight-complex="bold"/>
    </style:style>
    <style:style style:name="T909" style:family="text">
      <style:text-properties style:text-underline-style="none" fo:font-weight="bold" officeooo:rsid="01437b1b" style:font-weight-asian="bold" style:font-weight-complex="bold"/>
    </style:style>
    <style:style style:name="T910" style:family="text">
      <style:text-properties style:text-underline-style="none" officeooo:rsid="01440c4a"/>
    </style:style>
    <style:style style:name="T911" style:family="text">
      <style:text-properties officeooo:rsid="01496357"/>
    </style:style>
    <style:style style:name="T912" style:family="text">
      <style:text-properties officeooo:rsid="014db060"/>
    </style:style>
    <style:style style:name="T913" style:family="text">
      <style:text-properties officeooo:rsid="0199dfbc"/>
    </style:style>
    <style:style style:name="T914" style:family="text">
      <style:text-properties fo:font-size="14pt" fo:font-weight="bold" officeooo:rsid="0048044b" style:font-size-asian="14pt" style:font-weight-asian="bold" style:font-size-complex="14pt" style:font-weight-complex="bold"/>
    </style:style>
    <style:style style:name="T915" style:family="text">
      <style:text-properties officeooo:rsid="02133eab"/>
    </style:style>
    <style:style style:name="T916" style:family="text">
      <style:text-properties officeooo:rsid="02647d5b"/>
    </style:style>
    <style:style style:name="T917" style:family="text">
      <style:text-properties officeooo:rsid="033ee04f"/>
    </style:style>
    <style:style style:name="T918" style:family="text">
      <style:text-properties officeooo:rsid="028af7ff"/>
    </style:style>
    <style:style style:name="T919" style:family="text">
      <style:text-properties officeooo:rsid="028dcf9f"/>
    </style:style>
    <style:style style:name="T920" style:family="text">
      <style:text-properties officeooo:rsid="02bfee78"/>
    </style:style>
    <style:style style:name="T921" style:family="text">
      <style:text-properties officeooo:rsid="02c0db77"/>
    </style:style>
    <style:style style:name="T922" style:family="text">
      <style:text-properties officeooo:rsid="00a456c4"/>
    </style:style>
    <style:style style:name="T923" style:family="text">
      <style:text-properties officeooo:rsid="00ccea35"/>
    </style:style>
    <style:style style:name="T924" style:family="text">
      <style:text-properties officeooo:rsid="01927520"/>
    </style:style>
    <style:style style:name="T925" style:family="text">
      <style:text-properties officeooo:rsid="00ca55a4"/>
    </style:style>
    <style:style style:name="T926" style:family="text">
      <style:text-properties officeooo:rsid="00c7a637"/>
    </style:style>
    <style:style style:name="T927" style:family="text">
      <style:text-properties officeooo:rsid="02c7fcee"/>
    </style:style>
    <style:style style:name="T928" style:family="text">
      <style:text-properties officeooo:rsid="0301c8ca"/>
    </style:style>
    <style:style style:name="T929" style:family="text">
      <style:text-properties officeooo:rsid="0363c44d"/>
    </style:style>
    <style:style style:name="T930" style:family="text">
      <style:text-properties officeooo:rsid="02fa6ea1"/>
    </style:style>
    <style:style style:name="T931" style:family="text">
      <style:text-properties officeooo:rsid="037fdec7"/>
    </style:style>
    <style:style style:name="T932" style:family="text">
      <style:text-properties officeooo:rsid="03b2991e"/>
    </style:style>
    <style:style style:name="T933" style:family="text">
      <style:text-properties officeooo:rsid="011dc2b2" style:font-weight-asian="bold" style:font-weight-complex="bold"/>
    </style:style>
    <style:style style:name="T934" style:family="text">
      <style:text-properties officeooo:rsid="011e5619" style:font-weight-asian="bold" style:font-weight-complex="bold"/>
    </style:style>
    <style:style style:name="T935" style:family="text">
      <style:text-properties officeooo:rsid="0496136a" style:font-weight-asian="bold" style:font-weight-complex="bold"/>
    </style:style>
    <style:style style:name="T936" style:family="text">
      <style:text-properties style:font-weight-asian="normal" style:font-weight-complex="normal"/>
    </style:style>
    <style:style style:name="T937" style:family="text">
      <style:text-properties officeooo:rsid="011dc2b2" style:font-weight-asian="normal" style:font-weight-complex="normal"/>
    </style:style>
    <style:style style:name="T938" style:family="text">
      <style:text-properties officeooo:rsid="01256638" style:font-weight-asian="normal" style:font-weight-complex="normal"/>
    </style:style>
    <style:style style:name="T939" style:family="text">
      <style:text-properties officeooo:rsid="003e3e6a" style:font-weight-asian="normal" style:font-weight-complex="normal"/>
    </style:style>
    <style:style style:name="T940" style:family="text">
      <style:text-properties officeooo:rsid="0496136a" style:font-weight-asian="normal" style:font-weight-complex="normal"/>
    </style:style>
    <style:style style:name="T941" style:family="text">
      <style:text-properties officeooo:rsid="03fa3632"/>
    </style:style>
    <style:style style:name="T942" style:family="text">
      <style:text-properties officeooo:rsid="03fa9b8b"/>
    </style:style>
    <style:style style:name="T943" style:family="text">
      <style:text-properties officeooo:rsid="03fad6fc"/>
    </style:style>
    <style:style style:name="T944" style:family="text">
      <style:text-properties officeooo:rsid="03fd238a"/>
    </style:style>
    <style:style style:name="T945" style:family="text">
      <style:text-properties officeooo:rsid="03ffa938"/>
    </style:style>
    <style:style style:name="T946" style:family="text">
      <style:text-properties officeooo:rsid="0400fdf2"/>
    </style:style>
    <style:style style:name="T947" style:family="text">
      <style:text-properties officeooo:rsid="0401c32b"/>
    </style:style>
    <style:style style:name="T948" style:family="text">
      <style:text-properties officeooo:rsid="0407c350"/>
    </style:style>
    <style:style style:name="T949" style:family="text">
      <style:text-properties officeooo:rsid="041906a9"/>
    </style:style>
    <style:style style:name="T950" style:family="text">
      <style:text-properties officeooo:rsid="045681d8"/>
    </style:style>
    <style:style style:name="T951" style:family="text">
      <style:text-properties officeooo:rsid="04952d4e" style:font-size-asian="12pt" style:font-weight-asian="bold" style:font-size-complex="12pt" style:font-weight-complex="bold"/>
    </style:style>
    <style:style style:name="T952" style:family="text">
      <style:text-properties officeooo:rsid="04961990"/>
    </style:style>
    <style:style style:name="T953" style:family="text">
      <style:text-properties officeooo:rsid="04972963"/>
    </style:style>
    <style:style style:name="T954" style:family="text">
      <style:text-properties officeooo:rsid="049cdfba"/>
    </style:style>
    <style:style style:name="T955" style:family="text">
      <style:text-properties fo:color="#ff0000" fo:font-weight="normal" officeooo:rsid="04b28be0" style:font-weight-asian="normal" style:font-weight-complex="normal"/>
    </style:style>
    <style:style style:name="T956" style:family="text">
      <style:text-properties style:font-name="courier"/>
    </style:style>
    <style:style style:name="T957" style:family="text">
      <style:text-properties officeooo:rsid="058ed00d"/>
    </style:style>
    <style:style style:name="T958" style:family="text">
      <style:text-properties officeooo:rsid="0590e98f"/>
    </style:style>
    <style:style style:name="T959" style:family="text">
      <style:text-properties officeooo:rsid="059b6c32"/>
    </style:style>
    <style:style style:name="T960" style:family="text">
      <style:text-properties officeooo:rsid="00867732"/>
    </style:style>
    <style:style style:name="T961" style:family="text">
      <style:text-properties officeooo:rsid="05848bd0"/>
    </style:style>
    <style:style style:name="T962" style:family="text">
      <style:text-properties officeooo:rsid="05a9bce2"/>
    </style:style>
    <style:style style:name="T963" style:family="text">
      <style:text-properties officeooo:rsid="029f21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916">2</text:span>.<text:span text:style-name="T957">3</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9">1. Introduction<text:tab/>1</text:p>
          <text:p text:style-name="P219">2. Workflow<text:tab/>2</text:p>
          <text:p text:style-name="P219">3. Free Energy Components<text:tab/>3</text:p>
          <text:p text:style-name="P219">4. Restraint setup<text:tab/>4</text:p>
          <text:p text:style-name="P220">4.1 Ligand TR restraints<text:tab/>5</text:p>
          <text:p text:style-name="P220">4.2 Center of mass restraints<text:tab/>5</text:p>
          <text:p text:style-name="P220">4.3 Protein alignment and ligand anchor atom assignment<text:tab/>6</text:p>
          <text:p text:style-name="P219">5. Input file<text:tab/>7</text:p>
          <text:p text:style-name="P220">5.1 Variables for use with AMBER pmemd.cuda<text:tab/>7</text:p>
          <text:p text:style-name="P220">5.2 Specific variables for use with OpenMM<text:tab/>11</text:p>
          <text:p text:style-name="P219">6. Adding new ligands to a given protein<text:tab/>12</text:p>
          <text:p text:style-name="P220">6.1 Docked complexes<text:tab/>12</text:p>
          <text:p text:style-name="P220">6.2 Co-crystal structure<text:tab/>12</text:p>
          <text:p text:style-name="P220">6.3 Including your own ligand parameters<text:tab/>13</text:p>
          <text:p text:style-name="P219">7. Adding a new protein system<text:tab/>13</text:p>
          <text:p text:style-name="P220">7.1 Creating protein reference structure for alignment<text:tab/>13</text:p>
          <text:p text:style-name="P220">7.2 Determining the BAT.py input variables<text:tab/>13</text:p>
          <text:p text:style-name="P220">7.3 Proteins with multiple chains<text:tab/>14</text:p>
          <text:p text:style-name="P220">7.4 Water molecules and cobinders<text:tab/>15</text:p>
          <text:p text:style-name="P219">8. References<text:tab/>16</text:p>
        </text:index-body>
      </text:table-of-content>
      <text:p text:style-name="P17"/>
      <text:p text:style-name="P1"><text:toc-mark-start text:id="IMark93875740319944" text:outline-level="1"/>1. Introduction<text:toc-mark-end text:id="IMark93875740319944"/></text:p>
      <text:p text:style-name="P1"/>
      <text:p text:style-name="P154"><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49">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text:toc-mark text:string-value=" " text:outline-level="1"/></text:p>
      <text:p text:style-name="P3"><text:soft-page-break/><text:toc-mark-start text:id="IMark93875740320312" text:outline-level="1"/>2<text:span text:style-name="T81">. </text:span>Workflow<text:toc-mark-end text:id="IMark93875740320312"/></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
      <text:p text:style-name="P188"/>
      <text:p text:style-name="P188"/>
      <text:p text:style-name="P188"/>
      <text:p text:style-name="P188"/>
      <text:p text:style-name="P188"/>
      <text:p text:style-name="P188"/>
      <text:p text:style-name="P188"/>
      <text:p text:style-name="P188"/>
      <text:p text:style-name="P188"><text:span text:style-name="T962">Fl</text:span>owchart: <text:span text:style-name="T746">Workflow of the BAT.py procedure, starting either from a docked pose or a </text:span><text:span text:style-name="T764">complex </text:span><text:span text:style-name="T763">cocrystal structure</text:span><text:span text:style-name="T746">.</text:span></text:p>
      <text:p text:style-name="P19"/>
      <text:p text:style-name="P19"><text:span text:style-name="T622">The flowchart above shows a sequence of equilibration and free energy calculation steps for a given ligand pose. It begins</text:span> by first building the initial complex, <text:span text:style-name="T622">either </text:span>starting from the docked receptor <text:span text:style-name="T624">and</text:span> ligand files or directly from the <text:span text:style-name="T82">receptor-ligand</text:span> <text:span text:style-name="T82">cocrystal</text:span> structure. <text:span text:style-name="T625">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9"><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9"><text:soft-page-break/><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9"/>
      <text:p text:style-name="P7"><text:toc-mark-start text:id="IMark93875740319944" text:outline-level="1"/>3. <text:span text:style-name="T623">Free Energy </text:span>Components<text:toc-mark-end text:id="IMark93875740319944"/></text:p>
      <text:p text:style-name="P4"/>
      <text:p text:style-name="P21">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27">trans</text:span><text:span text:style-name="T425"> </text:span><text:span text:style-name="T433">term is the </text:span><text:span text:style-name="T435">free energy of</text:span><text:span text:style-name="T433"> transferring the ligand from the receptor binding site to bulk </text:span><text:span text:style-name="T434">with all restraints applied</text:span><text:span text:style-name="T433">, using either </text:span><text:span text:style-name="T459">the double decoupling method (DD) of the simultaneous decoupling </text:span><text:span text:style-name="T460">and </text:span><text:span text:style-name="T459">recoupling (SDR) procedure.</text:span></text:p>
      <text:p text:style-name="P148"><text:span text:style-name="T446"><text:tab/></text:span><text:span text:style-name="T436">For the double decoupling procedure, </text:span><text:span text:style-name="T448">the transfer free energy</text:span><text:span text:style-name="T436"> </text:span><text:span text:style-name="T608">Δ</text:span><text:span text:style-name="T517">G</text:span><text:span text:style-name="T428">trans-</text:span><text:span text:style-name="T429">DD</text:span><text:span text:style-name="T426"> </text:span><text:span text:style-name="T456">is equal </text:span><text:span text:style-name="T436">to the sum of four terms, as shown in the equation </text:span><text:span text:style-name="T450">below</text:span><text:span text:style-name="T436">. The index </text:span><text:span text:style-name="T517">elec</text:span><text:span text:style-name="T436"> </text:span><text:span text:style-name="T464">stands </text:span><text:span text:style-name="T436">for </text:span><text:span text:style-name="T464">decoupling</text:span><text:span text:style-name="T436"> electrostatic interactions and </text:span><text:span text:style-name="T517">LJ</text:span><text:span text:style-name="T436"> for </text:span><text:span text:style-name="T464">decoupling </text:span><text:span text:style-name="T436">Lennard-Jones interactions, with these calculations being performed </text:span><text:span text:style-name="T444">with the ligand</text:span><text:span text:style-name="T436"> in the binding site </text:span><text:span text:style-name="T445">(</text:span><text:span text:style-name="T518">bound)</text:span><text:span text:style-name="T436"> </text:span><text:span text:style-name="T444">and</text:span><text:span text:style-name="T436"> in bulk </text:span><text:span text:style-name="T445">(</text:span><text:span text:style-name="T518">unbound</text:span><text:span text:style-name="T445">)</text:span><text:span text:style-name="T436">. </text:span><text:span text:style-name="T455">E</text:span><text:span text:style-name="T452">ach term</text:span><text:span text:style-name="T447"> </text:span><text:span text:style-name="T455">is</text:span><text:span text:style-name="T447"> </text:span><text:span text:style-name="T455">computed</text:span><text:span text:style-name="T447"> separately, with the </text:span><text:span text:style-name="T453">bulk</text:span><text:span text:style-name="T447"> c</text:span><text:span text:style-name="T454">alculations</text:span><text:span text:style-name="T447"> being performed with the ligand in a separate box. </text:span></text:p>
      <text:p text:style-name="P169"/>
      <text:p text:style-name="P167"><text:span text:style-name="T914"><text:s text:c="26"/></text:span><text:span text:style-name="T914"><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47"><text:s text:c="20"/></text:span><text:span text:style-name="T525"><text:s/></text:span><text:span text:style-name="T526"><text:s/></text:span><text:span text:style-name="T487"><text:s text:c="2"/></text:span><text:span text:style-name="T494">(2)</text:span></text:p>
      <text:p text:style-name="P179"/>
      <text:p text:style-name="P147"><text:span text:style-name="T523"><text:tab/></text:span><text:span text:style-name="T488">The SDR method </text:span><text:span text:style-name="T489">uses </text:span><text:span text:style-name="T495">essentially </text:span><text:span text:style-name="T489">the s</text:span><text:span text:style-name="T490">ame transformations as the DD method, but here the ligand is decoupled from the receptor </text:span><text:span text:style-name="T496">binding site</text:span><text:span text:style-name="T490"> and recoupled back in bulk solvent </text:span><text:span text:style-name="T495">(</text:span><text:span text:style-name="T492">far from the receptor</text:span><text:span text:style-name="T495">)</text:span><text:span text:style-name="T490"> simultaneously and in the same system </text:span><text:span text:style-name="T493">[</text:span><text:span text:style-name="T513">9,</text:span><text:span text:style-name="T515">10</text:span><text:span text:style-name="T493">]</text:span><text:span text:style-name="T490">. </text:span><text:span text:style-name="T491">This approach overcomes one of the greatest limitations of the double decoupling method, which is dealing with ligands that have a net charge. </text:span><text:span text:style-name="T492">The </text:span><text:span text:style-name="T608">Δ</text:span><text:span text:style-name="T517">G</text:span><text:span text:style-name="T428">trans-</text:span><text:span text:style-name="T430">SDR</text:span><text:span text:style-name="T426"> <text:s/></text:span><text:span text:style-name="T449">transfer free energy is then the sum of two terms:</text:span></text:p>
      <text:p text:style-name="P180"/>
      <text:p text:style-name="P180"/>
      <text:p text:style-name="P168"><text:span text:style-name="T523"><text:s text:c="63"/></text:span><text:span text:style-name="T523"><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26"><text:s/>, <text:s/></text:span><text:span text:style-name="T525"><text:s text:c="38"/></text:span><text:span text:style-name="T526"><text:s/></text:span><text:span text:style-name="T494">(3)</text:span></text:p>
      <text:p text:style-name="P15"><text:span text:style-name="T522">w</text:span><text:span text:style-name="T521">ith:</text:span></text:p>
      <text:p text:style-name="P181"/>
      <text:p text:style-name="P169"><text:s/></text:p>
      <text:p text:style-name="P9"><text:span text:style-name="T447"><text:s text:c="56"/></text:span><text:span text:style-name="T447"><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47"><text:s text:c="45"/></text:span><text:span text:style-name="T451">(4)</text:span></text:p>
      <text:p text:style-name="P169"/>
      <text:p text:style-name="P9"><text:span text:style-name="T447"><text:s text:c="58"/></text:span><text:span text:style-name="T447"><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47">, <text:s text:c="45"/></text:span><text:span text:style-name="T451">(5)</text:span></text:p>
      <text:p text:style-name="P172"/>
      <text:p text:style-name="P11"><text:span text:style-name="T436"><text:tab/>Table</text:span><text:span text:style-name="T437"> I</text:span><text:span text:style-name="T457"> </text:span><text:span text:style-name="T437">summarizes all the </text:span><text:span text:style-name="T443">free energy</text:span><text:span text:style-name="T438"> components</text:span><text:span text:style-name="T437"> from our simulations, with each identified by a letter. </text:span><text:span text:style-name="T461">The </text:span><text:span text:style-name="T524">m</text:span><text:span text:style-name="T461"> and </text:span><text:span text:style-name="T524">n </text:span><text:span text:style-name="T461">components are called the merged restraint components </text:span><text:span text:style-name="T486">[9]</text:span><text:span text:style-name="T461">, with the former </text:span><text:soft-page-break/><text:span text:style-name="T461">applying all restraints using a single set of windows, and the latter doing the same for the release of </text:span><text:span text:style-name="T465">all</text:span><text:span text:style-name="T461"> restraints, </text:span><text:span text:style-name="T465">with </text:span><text:span text:style-name="T466">the</text:span><text:span text:style-name="T465"> </text:span><text:span text:style-name="T608">Δ</text:span><text:span text:style-name="T609">G</text:span><text:span text:style-name="T431">l,TR,rel</text:span><text:span text:style-name="T465"> </text:span><text:span text:style-name="T466">term </text:span><text:span text:style-name="T465">being computed</text:span><text:span text:style-name="T461"> analytically. The</text:span><text:span text:style-name="T524"> n</text:span><text:span text:style-name="T461"> component </text:span><text:span text:style-name="T467">simulation windows </text:span><text:span text:style-name="T468">have</text:span><text:span text:style-name="T461"> a system that has the ligand and the empty receptor separated and non-interacting, the same way as the SDR box, </text:span><text:span text:style-name="T467">with the conformational restraints on both </text:span><text:span text:style-name="T468">being </text:span><text:span text:style-name="T467">released simultaneously.</text:span></text:p>
      <text:p text:style-name="P10"><text:span text:style-name="T461"><text:tab/></text:span><text:span text:style-name="T437">W</text:span><text:span text:style-name="T462">hen the </text:span><text:span text:style-name="T463">free energy</text:span><text:span text:style-name="T462"> calculation</text:span><text:span text:style-name="T463">s</text:span><text:span text:style-name="T462"> are set up, the windows from each free energy component will </text:span><text:span text:style-name="T458">be in folders named according to</text:span><text:span text:style-name="T462"> </text:span><text:span text:style-name="T443">their</text:span><text:span text:style-name="T462"> corresponding letter followed by the window number, starting at 0. </text:span><text:span text:style-name="T439">The number of windows and the</text:span><text:span text:style-name="T443">ir</text:span><text:span text:style-name="T439"> </text:span><text:span text:style-name="T443">properties</text:span><text:span text:style-name="T439"> can be defined in the input file. </text:span><text:span text:style-name="T440">The letters also identify the free energy </text:span><text:span text:style-name="T442">output files</text:span><text:span text:style-name="T440">, which are stored in the ./data folder </text:span><text:span text:style-name="T442">of each component, after</text:span><text:span text:style-name="T441"> the analysis is performed </text:span><text:span text:style-name="T469">(</text:span><text:span text:style-name="T470">if</text:span><text:span text:style-name="T469"> AMBER </text:span><text:span text:style-name="T470">is being used</text:span><text:span text:style-name="T469">)</text:span><text:span text:style-name="T440">. </text:span></text:p>
      <text:p text:style-name="P170"/>
      <text:p text:style-name="P14"><text:toc-mark-start text:id="IMark93875740319944" text:outline-level="1"/>4. Restraint setup<text:toc-mark-end text:id="IMark93875740319944"/></text:p>
      <text:p text:style-name="P14"/>
      <text:p text:style-name="P165"><text:span text:style-name="T471">As shown in </text:span><text:span text:style-name="T472">E</text:span><text:span text:style-name="T471">quation 1, </text:span><text:span text:style-name="T473">the applied </text:span><text:span text:style-name="T474">restraints </text:span><text:span text:style-name="T473">can either be conformational (</text:span><text:span text:style-name="T519">conf</text:span><text:span text:style-name="T473">), meaning that they are applied </text:span><text:span text:style-name="T475">to</text:span><text:span text:style-name="T473"> atoms belonging to the same molecule, or translational/rotational (</text:span><text:span text:style-name="T520">TR</text:span><text:span text:style-name="T473">)</text:span><text:span text:style-name="T476">, </text:span><text:span text:style-name="T477">which are</text:span><text:span text:style-name="T473"> </text:span><text:span text:style-name="T478">restraints </text:span><text:span text:style-name="T473">o</text:span><text:span text:style-name="T478">n</text:span><text:span text:style-name="T473"> the </text:span><text:span text:style-name="T471">ligand</text:span><text:span text:style-name="T473"> relative to the </text:span><text:span text:style-name="T471">protein</text:span><text:span text:style-name="T473">. </text:span><text:span text:style-name="T479">The restraint setup </text:span><text:span text:style-name="T480">here</text:span><text:span text:style-name="T479"> follows the same definitions from Ref. [</text:span><text:span text:style-name="T485">9</text:span><text:span text:style-name="T479">], w</text:span><text:span text:style-name="T481">as well as the </text:span><text:span text:style-name="T482">calculation of the </text:span><text:span text:style-name="T483">attaching/releasing free energy contributions</text:span><text:span text:style-name="T482">, </text:span><text:span text:style-name="T484">listed</text:span><text:span text:style-name="T482"> in Table I.</text:span></text:p>
      <text:p text:style-name="P171"/>
      <text:p text:style-name="P12"/>
      <text:p text:style-name="P32"><text:toc-mark-start text:id="IMark93875740256360" text:outline-level="2"/><text:span text:style-name="T432">4</text:span><text:span text:style-name="T527">.1 </text:span><text:span text:style-name="T607">L</text:span><text:span text:style-name="T527">igand TR restraints</text:span><text:toc-mark-end text:id="IMark93875740256360"/></text:p>
      <text:p text:style-name="P173"/>
      <text:p text:style-name="P166"><text:span text:style-name="T501">BAT 2.</text:span><text:span text:style-name="T514">3</text:span><text:span text:style-name="T501"> uses</text:span><text:span text:style-name="T498"> </text:span><text:span text:style-name="T503">rigid-body </text:span><text:span text:style-name="T497">TR restraints o</text:span><text:span text:style-name="T501">n</text:span><text:span text:style-name="T497"> the </text:span><text:span text:style-name="T498">ligand</text:span><text:span text:style-name="T497"> relative to the </text:span><text:span text:style-name="T498">protein, </text:span><text:span text:style-name="T516">which are defined automatically</text:span><text:span text:style-name="T499">. </text:span><text:span text:style-name="T500">The</text:span><text:span text:style-name="T506">se</text:span><text:span text:style-name="T500"> </text:span><text:span text:style-name="T504">rigid-body</text:span><text:span text:style-name="T501"> restraints comprise</text:span><text:span text:style-name="T497"> one distance, two angles and three dihedrals formed between the</text:span><text:span text:style-name="T505"> </text:span><text:span text:style-name="T502">anchors</text:span><text:span text:style-name="T497">, </text:span><text:span text:style-name="T502">which restrain the six degrees of freedom of the ligand relative to the receptor</text:span><text:span text:style-name="T497">. </text:span><text:span text:style-name="T507">The analytical expression for their release </text:span><text:span text:style-name="T510">in bulk </text:span><text:span text:style-name="T507">is </text:span><text:span text:style-name="T511">written in the equation below</text:span><text:span text:style-name="T508">, </text:span><text:span text:style-name="T511">with the</text:span><text:span text:style-name="T508"> </text:span><text:span text:style-name="T511">distance, </text:span><text:span text:style-name="T508">angle and dihedral variables </text:span><text:span text:style-name="T509">identified</text:span><text:span text:style-name="T508"> in </text:span><text:span text:style-name="T512">the left of </text:span><text:span text:style-name="T508">Figure 1. </text:span></text:p>
      <text:p text:style-name="P175"/>
      <text:p text:style-name="P178"/>
      <text:p text:style-name="P178"><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8"/>
      <text:p text:style-name="P178"><text:span text:style-name="T963"><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963"><text:s text:c="69"/></text:span><text:span text:style-name="T930">(6)</text:span></text:p>
      <text:p text:style-name="P175"/>
      <text:p text:style-name="P175"><text:span text:style-name="T727">Here</text:span><text:bookmark text:name="MathJax-Span-1246"/><text:bookmark text:name="MathJax-Span-1245"/><text:bookmark text:name="MathJax-Span-1244"/><text:bookmark text:name="MathJax-Element-62-Frame"/><text:bookmark text:name="MathJax-Span-1247"/><text:span text:style-name="T727"> </text:span><text:span text:style-name="T710">C</text:span><text:bookmark text:name="MathJax-Span-1248"/><text:span text:style-name="T707">∘</text:span><text:span text:style-name="T710"> </text:span><text:span text:style-name="T727">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707">3</text:span><text:span text:style-name="T727">. </text:span><text:span text:style-name="T728">The </text:span><text:span text:style-name="T732">u </text:span><text:span text:style-name="T728">terms are the potential energies from the harmonic restraints, defined as </text:span><text:span text:style-name="T732">u = k (x – x</text:span><text:span text:style-name="T715">0</text:span><text:span text:style-name="T732">)²</text:span><text:span text:style-name="T728">, with </text:span><text:span text:style-name="T732">x</text:span><text:span text:style-name="T728"> being a given coordinate with its reference value </text:span><text:span text:style-name="T732">x</text:span><text:span text:style-name="T717">0</text:span><text:span text:style-name="T728">, and </text:span><text:span text:style-name="T732">k</text:span><text:span text:style-name="T728"> the spring constant. </text:span><text:span text:style-name="T729">The ½ term is omitted following the AMBER definition of harmonic restraints between single atoms</text:span><text:span text:style-name="T730">.</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64"><text:soft-page-break/><text:span text:style-name="T268">Table</text:span><text:span text:style-name="T269"> </text:span><text:span text:style-name="T268">I</text:span><text:span text:style-name="T269">:</text:span><text:span text:style-name="T271"> </text:span><text:span text:style-name="T272">Binding free energy components, with the associated system, free energy </text:span><text:span text:style-name="T273">contribution</text:span><text:span text:style-name="T272"> and </text:span><text:span text:style-name="T273">calculation method</text:span><text:span text:style-name="T272">.</text:span></text:p>
      <text:p text:style-name="P8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3875691181328">
          <table:table-cell table:style-name="Table2.A1" office:value-type="string">
            <text:p text:style-name="P212">Description</text:p>
          </table:table-cell>
          <table:table-cell table:style-name="Table2.A1" table:number-columns-spanned="2" office:value-type="string">
            <text:p text:style-name="P212">Letter</text:p>
          </table:table-cell>
          <table:covered-table-cell/>
          <table:table-cell table:style-name="Table2.A1" office:value-type="string">
            <text:p text:style-name="P212">System</text:p>
          </table:table-cell>
          <table:table-cell table:style-name="Table2.A1" office:value-type="string">
            <text:p text:style-name="P213">Method</text:p>
          </table:table-cell>
          <table:table-cell table:style-name="Table2.F1" office:value-type="string">
            <text:p text:style-name="P212">Free energy term<text:span text:style-name="T950">s</text:span></text:p>
          </table:table-cell>
        </table:table-row>
        <table:table-row table:style-name="TableLine93875691323312">
          <table:table-cell table:style-name="Table2.A11" office:value-type="string">
            <text:p text:style-name="P214">Attachment of protein conformational restraints</text:p>
          </table:table-cell>
          <table:table-cell table:style-name="Table2.B4" table:number-rows-spanned="3" office:value-type="string">
            <text:p text:style-name="P218">m</text:p>
          </table:table-cell>
          <table:table-cell table:style-name="Table2.C2" office:value-type="string">
            <text:p text:style-name="P218">a</text:p>
          </table:table-cell>
          <table:table-cell table:style-name="Table2.D2" office:value-type="string">
            <text:p text:style-name="P215">Complex</text:p>
          </table:table-cell>
          <table:table-cell table:style-name="Table2.E2" office:value-type="string">
            <text:p text:style-name="P216">MBAR</text:p>
          </table:table-cell>
          <table:table-cell table:style-name="Table2.F2" office:value-type="string">
            <text:p text:style-name="P214"><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3875691326912">
          <table:table-cell table:style-name="Table2.A11" office:value-type="string">
            <text:p text:style-name="P214">Attachment of ligand conformational restraints</text:p>
          </table:table-cell>
          <table:covered-table-cell/>
          <table:table-cell table:style-name="Table2.C3" office:value-type="string">
            <text:p text:style-name="P218">l</text:p>
          </table:table-cell>
          <table:table-cell table:style-name="Table2.D3" office:value-type="string">
            <text:p text:style-name="P215">Complex</text:p>
          </table:table-cell>
          <table:table-cell table:style-name="Table2.E3" office:value-type="string">
            <text:p text:style-name="P216">MBAR</text:p>
          </table:table-cell>
          <table:table-cell table:style-name="Table2.F3" office:value-type="string">
            <text:p text:style-name="P214"><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3875691330400">
          <table:table-cell table:style-name="Table2.A11" office:value-type="string">
            <text:p text:style-name="P214">Attachment of ligand TR restraints </text:p>
          </table:table-cell>
          <table:covered-table-cell/>
          <table:table-cell table:style-name="Table2.C4" office:value-type="string">
            <text:p text:style-name="P218">t</text:p>
          </table:table-cell>
          <table:table-cell table:style-name="Table2.D4" office:value-type="string">
            <text:p text:style-name="P215">Complex</text:p>
          </table:table-cell>
          <table:table-cell table:style-name="Table2.E4" office:value-type="string">
            <text:p text:style-name="P216">MBAR</text:p>
          </table:table-cell>
          <table:table-cell table:style-name="Table2.F4" office:value-type="string">
            <text:p text:style-name="P214"><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3875691334496">
          <table:table-cell table:style-name="Table2.A11" office:value-type="string">
            <text:p text:style-name="P214">Ligand charge decoupling in site</text:p>
          </table:table-cell>
          <table:table-cell table:style-name="Table2.B6" table:number-rows-spanned="2" office:value-type="string">
            <text:p text:style-name="P218">e</text:p>
          </table:table-cell>
          <table:table-cell table:style-name="Table2.C5" office:value-type="string">
            <text:p text:style-name="P218">e</text:p>
          </table:table-cell>
          <table:table-cell table:style-name="Table2.D5" office:value-type="string">
            <text:p text:style-name="P215">Complex<text:span text:style-name="T859">†</text:span></text:p>
          </table:table-cell>
          <table:table-cell table:style-name="Table2.E5" office:value-type="string">
            <text:p text:style-name="P216">MBAR/TI-GQ</text:p>
          </table:table-cell>
          <table:table-cell table:style-name="Table2.F5" office:value-type="string">
            <text:p text:style-name="P214"><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3875691338624">
          <table:table-cell table:style-name="Table2.A11" office:value-type="string">
            <text:p text:style-name="P214">Ligand charge recoupling in bulk</text:p>
          </table:table-cell>
          <table:covered-table-cell/>
          <table:table-cell table:style-name="Table2.C6" office:value-type="string">
            <text:p text:style-name="P218">f</text:p>
          </table:table-cell>
          <table:table-cell table:style-name="Table2.D6" office:value-type="string">
            <text:p text:style-name="P215">Bulk ligand<text:span text:style-name="T859">†</text:span></text:p>
          </table:table-cell>
          <table:table-cell table:style-name="Table2.E6" office:value-type="string">
            <text:p text:style-name="P216">MBAR/TI-GQ</text:p>
          </table:table-cell>
          <table:table-cell table:style-name="Table2.F6" office:value-type="string">
            <text:p text:style-name="P214"><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3875691342624">
          <table:table-cell table:style-name="Table2.A11" office:value-type="string">
            <text:p text:style-name="P214">Ligand LJ decoupling in site</text:p>
          </table:table-cell>
          <table:table-cell table:style-name="Table2.B8" table:number-rows-spanned="2" office:value-type="string">
            <text:p text:style-name="P218">v</text:p>
          </table:table-cell>
          <table:table-cell table:style-name="Table2.C7" office:value-type="string">
            <text:p text:style-name="P218">v</text:p>
          </table:table-cell>
          <table:table-cell table:style-name="Table2.D7" office:value-type="string">
            <text:p text:style-name="P215">Complex<text:span text:style-name="T859">†</text:span></text:p>
          </table:table-cell>
          <table:table-cell table:style-name="Table2.E7" office:value-type="string">
            <text:p text:style-name="P216">MBAR/TI-GQ</text:p>
          </table:table-cell>
          <table:table-cell table:style-name="Table2.F7" office:value-type="string">
            <text:p text:style-name="P214"><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3875691346672">
          <table:table-cell table:style-name="Table2.A11" office:value-type="string">
            <text:p text:style-name="P214">Ligand LJ recoupling in bulk </text:p>
          </table:table-cell>
          <table:covered-table-cell/>
          <table:table-cell table:style-name="Table2.C8" office:value-type="string">
            <text:p text:style-name="P218">w</text:p>
          </table:table-cell>
          <table:table-cell table:style-name="Table2.D8" office:value-type="string">
            <text:p text:style-name="P215">Bulk ligand<text:span text:style-name="T859">†</text:span></text:p>
          </table:table-cell>
          <table:table-cell table:style-name="Table2.E8" office:value-type="string">
            <text:p text:style-name="P216">MBAR/TI-GQ</text:p>
          </table:table-cell>
          <table:table-cell table:style-name="Table2.F8" office:value-type="string">
            <text:p text:style-name="P214"><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3875691350720">
          <table:table-cell table:style-name="Table2.A11" office:value-type="string">
            <text:p text:style-name="P214">Release of ligand TR restraints</text:p>
          </table:table-cell>
          <table:table-cell table:style-name="Table2.B11" table:number-rows-spanned="3" office:value-type="string">
            <text:p text:style-name="P218">n</text:p>
          </table:table-cell>
          <table:table-cell table:style-name="Table2.C9" office:value-type="string">
            <text:p text:style-name="P218">b</text:p>
          </table:table-cell>
          <table:table-cell table:style-name="Table2.D9" office:value-type="string">
            <text:p text:style-name="P215">Bulk ligand</text:p>
          </table:table-cell>
          <table:table-cell table:style-name="Table2.E9" office:value-type="string">
            <text:p text:style-name="P217">Analytical</text:p>
          </table:table-cell>
          <table:table-cell table:style-name="Table2.F9" office:value-type="string">
            <text:p text:style-name="P214"><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3875691354688">
          <table:table-cell table:style-name="Table2.A11" office:value-type="string">
            <text:p text:style-name="P214">Release of ligand conformational restraints</text:p>
          </table:table-cell>
          <table:covered-table-cell/>
          <table:table-cell table:style-name="Table2.C10" office:value-type="string">
            <text:p text:style-name="P218">c</text:p>
          </table:table-cell>
          <table:table-cell table:style-name="Table2.D10" office:value-type="string">
            <text:p text:style-name="P215">Bulk ligand<text:span text:style-name="T859">†</text:span></text:p>
          </table:table-cell>
          <table:table-cell table:style-name="Table2.E10" office:value-type="string">
            <text:p text:style-name="P216">MBAR</text:p>
          </table:table-cell>
          <table:table-cell table:style-name="Table2.F10" office:value-type="string">
            <text:p text:style-name="P214"><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3875691358736">
          <table:table-cell table:style-name="Table2.A11" office:value-type="string">
            <text:p text:style-name="P214">Release of protein conformational restraints</text:p>
          </table:table-cell>
          <table:covered-table-cell/>
          <table:table-cell table:style-name="Table2.C11" office:value-type="string">
            <text:p text:style-name="P218">r</text:p>
          </table:table-cell>
          <table:table-cell table:style-name="Table2.D11" office:value-type="string">
            <text:p text:style-name="P215">Apo protein<text:span text:style-name="T859">†</text:span></text:p>
          </table:table-cell>
          <table:table-cell table:style-name="Table2.E11" office:value-type="string">
            <text:p text:style-name="P216">MBAR</text:p>
          </table:table-cell>
          <table:table-cell table:style-name="Table2.F11" office:value-type="string">
            <text:p text:style-name="P214"><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7"/>
      <text:p text:style-name="P186"><text:span text:style-name="T274">† For the SDR </text:span><text:span text:style-name="T270">e</text:span><text:span text:style-name="T274"> and </text:span><text:span text:style-name="T270">v</text:span><text:span text:style-name="T274"> components, and the merged </text:span><text:span text:style-name="T270">n </text:span><text:span text:style-name="T274">component, the complex (or apo protein) and the bulk ligand are placed far from each other in the same box.</text:span></text:p>
      <text:p text:style-name="P189"/>
      <text:p text:style-name="P194"/>
      <text:p text:style-name="P174"/>
      <text:p text:style-name="P30"><text:toc-mark-start text:id="IMark93875740499176" text:outline-level="2"/><text:span text:style-name="T528">4</text:span><text:span text:style-name="T527">.</text:span><text:span text:style-name="T529">2</text:span><text:span text:style-name="T527"> </text:span><text:span text:style-name="T529">Center of mass restraints</text:span><text:toc-mark-end text:id="IMark93875740499176"/></text:p>
      <text:p text:style-name="P182"/>
      <text:p text:style-name="P23"><text:span text:style-name="T432">In order to avoid problems related to </text:span><text:span text:style-name="T530">the finite size and periodicity of the box, center of mass </text:span><text:span text:style-name="T540">(COM) </text:span><text:span text:style-name="T530"><text:s/>restraints are applied to all protein backbone atoms when the ligand is </text:span><text:span text:style-name="T545">bound to the protein</text:span><text:span text:style-name="T530">. This includes the equilibrium simulations and the </text:span><text:span text:style-name="T539">free energy components</text:span><text:span text:style-name="T530"> </text:span><text:span text:style-name="T531">a</text:span><text:span text:style-name="T530">, </text:span><text:span text:style-name="T531">l</text:span><text:span text:style-name="T530">, </text:span><text:span text:style-name="T531">t</text:span><text:span text:style-name="T530">, </text:span><text:span text:style-name="T531">e</text:span><text:span text:style-name="T530"> and </text:span><text:span text:style-name="T531">v</text:span><text:span text:style-name="T530">. </text:span><text:span text:style-name="T534">In the case of the </text:span><text:span text:style-name="T532">e</text:span><text:span text:style-name="T534"> and </text:span><text:span text:style-name="T532">v</text:span><text:span text:style-name="T534"> components when SDR is bei</text:span><text:span text:style-name="T536">ng used</text:span><text:span text:style-name="T534">, center of mass restraints are also applied to the copy of the ligand located in bulk solvent </text:span><text:span text:style-name="T535">(</text:span><text:span text:style-name="T548">right of </text:span><text:span text:style-name="T535">Figure </text:span><text:span text:style-name="T548">1</text:span><text:span text:style-name="T535">)</text:span><text:span text:style-name="T534">. </text:span><text:span text:style-name="T535">This keep</text:span><text:span text:style-name="T538">s</text:span><text:span text:style-name="T535"> the complex and the bulk </text:span><text:span text:style-name="T544">ligand</text:span><text:span text:style-name="T535"> separated in the box, so that they do not interact, </text:span><text:span text:style-name="T537">or interact negligibly, </text:span><text:span text:style-name="T535">and the SDR method remains valid. </text:span><text:span text:style-name="T538">Center of mass restraints have the advantage of not affecting the internal degrees of freedom of the two molecules during equilibration and free energy calculations. Not</text:span><text:span text:style-name="T540">e that the COM restraints still allow rotation of the </text:span><text:span text:style-name="T541">protein</text:span><text:span text:style-name="T540"> and </text:span><text:span text:style-name="T541">bulk</text:span><text:span text:style-name="T540"> ligand around </text:span><text:span text:style-name="T541">their</text:span><text:span text:style-name="T540"> center</text:span><text:span text:style-name="T541">s</text:span><text:span text:style-name="T540"> of mass, </text:span><text:span text:style-name="T541">which does not bring problems as long as they </text:span><text:span text:style-name="T546">remain</text:span><text:span text:style-name="T541"> separated during the SDR windows. </text:span></text:p>
      <text:p text:style-name="P176"/>
      <text:p text:style-name="P150"><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597">Figure 1</text:span><text:span text:style-name="T598">: </text:span><text:span text:style-name="T600">(</text:span><text:span text:style-name="T605">left</text:span><text:span text:style-name="T600">)</text:span><text:span text:style-name="T598"> </text:span><text:span text:style-name="T600">The TR restraints on the ligand relative to the protein, showing the </text:span><text:span text:style-name="T601">protein </text:span><text:span text:style-name="T600">anchors </text:span><text:span text:style-name="T601">in green, the ligand anchors in yellow,</text:span><text:span text:style-name="T600"> and the </text:span><text:span text:style-name="T602">six</text:span><text:span text:style-name="T600"> restrained degrees of freedom</text:span><text:span text:style-name="T601">: the distance</text:span><text:span text:style-name="T600"> </text:span><text:span text:style-name="T605">r</text:span><text:span text:style-name="T600">, </text:span><text:span text:style-name="T601">the </text:span><text:span text:style-name="T615">θ</text:span><text:span text:style-name="T613"> </text:span><text:span text:style-name="T614">and </text:span><text:span text:style-name="T615">Θ</text:span><text:span text:style-name="T613"> </text:span><text:span text:style-name="T614">angles</text:span><text:span text:style-name="T613">, </text:span><text:span text:style-name="T614">and the</text:span><text:span text:style-name="T613"> </text:span><text:span text:style-name="T615">ϕ</text:span><text:span text:style-name="T613">, </text:span><text:span text:style-name="T615">Φ</text:span><text:span text:style-name="T613"> and </text:span><text:span text:style-name="T615">Ψ</text:span><text:span text:style-name="T613"> </text:span><text:span text:style-name="T614">dihedrals</text:span><text:span text:style-name="T600">. (</text:span><text:span text:style-name="T606">right</text:span><text:span text:style-name="T600">) </text:span><text:span text:style-name="T603">The SDR box, with the protein in blue, the ligand in green, and the centers of mass of the protein backbone and bulk ligand as the golden spheres. </text:span></text:p>
      <text:p text:style-name="P183"/>
      <text:p text:style-name="P31"><text:toc-mark-start text:id="IMark93875740509304" text:outline-level="2"/><text:span text:style-name="T528">4</text:span><text:span text:style-name="T527">.</text:span><text:span text:style-name="T542">3 </text:span><text:span text:style-name="T547">Protein a</text:span><text:span text:style-name="T542">lignment and </text:span><text:span text:style-name="T543">ligand</text:span><text:span text:style-name="T542"> </text:span><text:span text:style-name="T543">anchor atom </text:span><text:span text:style-name="T542">assignment</text:span><text:toc-mark-end text:id="IMark93875740509304"/></text:p>
      <text:p text:style-name="P184"/>
      <text:p text:style-name="P24"><text:span text:style-name="T542">T</text:span><text:span text:style-name="T432">he </text:span><text:span text:style-name="T554">protein </text:span><text:span text:style-name="T432">alignment and the determination of the ligand anchors </text:span><text:span text:style-name="T565">are</text:span><text:span text:style-name="T432"> </text:span><text:span text:style-name="T565">performed</text:span><text:span text:style-name="T432"> in the beginning of the equilibration and free energy steps, as explained in section 2. The alignment is necessary since the </text:span><text:span text:style-name="T552">location</text:span><text:span text:style-name="T432"> of the binding site is defined relative to the P1 anchor, </text:span><text:span text:style-name="T549">which is one of the input parameters of BAT.py for a new system, along with the P2 and P3 </text:span><text:span text:style-name="T589">protein </text:span><text:span text:style-name="T549">anchors.</text:span><text:span text:style-name="T550"> </text:span><text:span text:style-name="T579">Thus, t</text:span><text:span text:style-name="T566">he</text:span><text:span text:style-name="T589">y</text:span><text:span text:style-name="T550"> must be chosen before </text:span><text:span text:style-name="T555">running BAT.py, </text:span><text:span text:style-name="T579">as explained further in</text:span><text:span text:style-name="T556"> </text:span><text:span text:style-name="T550">section </text:span><text:span text:style-name="T551">7.2</text:span><text:span text:style-name="T549">. </text:span><text:span text:style-name="T553">Also defined beforehand are the three Cartesian components that define a distance vector </text:span><text:span text:style-name="T533">r</text:span><text:span text:style-name="T553">, </text:span><text:span text:style-name="T557">between</text:span><text:span text:style-name="T553"> P1 and </text:span><text:span text:style-name="T567">a </text:span><text:span text:style-name="T553">point </text:span><text:span text:style-name="T557">a</text:span><text:span text:style-name="T567">t</text:span><text:span text:style-name="T553"> the center of a </text:span><text:span text:style-name="T560">spherical</text:span><text:span text:style-name="T553"> search range for the first ligand anchor L1, </text:span><text:span text:style-name="T557">a</text:span><text:span text:style-name="T559">s well as</text:span><text:span text:style-name="T556"> </text:span><text:span text:style-name="T558">a </text:span><text:span text:style-name="T556">search radius. Figure 2 </text:span><text:span text:style-name="T583">shows the BRD4(2) bromodomain </text:span><text:span text:style-name="T584">bound to the 89J ligand</text:span><text:span text:style-name="T583">, </text:span><text:span text:style-name="T584">after alignment, </text:span><text:span text:style-name="T585">displaying</text:span><text:span text:style-name="T583"> </text:span><text:span text:style-name="T588">all </text:span><text:span text:style-name="T583">the anchors and the L1 search range</text:span><text:span text:style-name="T556">. </text:span></text:p>
      <text:p text:style-name="P24"><text:span text:style-name="T556"><text:tab/></text:span><text:span text:style-name="T574">The determination of the ligand anchors L1, L2 and L3 starts a</text:span><text:span text:style-name="T560">fter </text:span><text:span text:style-name="T575">the protein</text:span><text:span text:style-name="T560"> alignment, </text:span><text:span text:style-name="T574">with </text:span><text:span text:style-name="T560">the L1 anchor </text:span><text:span text:style-name="T574">being</text:span><text:span text:style-name="T560"> the </text:span><text:span text:style-name="T577">ligand</text:span><text:span text:style-name="T560"> atom closest to the center of the search range. I</text:span><text:span text:style-name="T563">t is possible that </text:span><text:span text:style-name="T564">during the</text:span><text:span text:style-name="T563"> equilibration </text:span><text:span text:style-name="T564">s</text:span><text:span text:style-name="T573">imulations</text:span><text:span text:style-name="T563"> the ligand has left the binding site, </text:span><text:span text:style-name="T570">so that</text:span><text:span text:style-name="T569">,</text:span><text:span text:style-name="T560"> </text:span><text:span text:style-name="T569">at the start of the free ene</text:span><text:span text:style-name="T572">r</text:span><text:span text:style-name="T569">gy step, </text:span><text:span text:style-name="T560">no </text:span><text:span text:style-name="T576">ligand </text:span><text:span text:style-name="T560">atoms are </text:span><text:span text:style-name="T571">encountered</text:span><text:span text:style-name="T560"> inside th</text:span><text:span text:style-name="T568">e </text:span><text:span text:style-name="T563">search region.</text:span><text:span text:style-name="T560"> </text:span><text:span text:style-name="T563">If that is the case, </text:span><text:span text:style-name="T560">the ligand is considered to have left the binding site, </text:span><text:span text:style-name="T590">the </text:span><text:span text:style-name="T562">starting</text:span><text:span text:style-name="T560"> docked pose is considered </text:span><text:span text:style-name="T561">to be</text:span><text:span text:style-name="T560"> unstable, </text:span><text:span text:style-name="T590">and no free energy calculation is performed </text:span><text:span text:style-name="T592">(see </text:span><text:span text:style-name="T594">f</text:span><text:span text:style-name="T593">lo</text:span><text:span text:style-name="T592">wchart)</text:span><text:span text:style-name="T560">. </text:span><text:span text:style-name="T586">If L1 is found, t</text:span><text:span text:style-name="T578">he L2 </text:span><text:span text:style-name="T579">anchor will be selected as the atom in which the P1-L1-L2 angle </text:span><text:span text:style-name="T581">is</text:span><text:span text:style-name="T579"> closest to 90 degrees, </text:span><text:span text:style-name="T581">and the L1-L2 distance is within a specified range, defined in the BAT.p</text:span><text:span text:style-name="T596">y</text:span><text:span text:style-name="T581"> input file. The choice of L3 follows the same procedure, but now using the L2-L3 distance and the L1-L2-L3 angle. </text:span><text:span text:style-name="T591">Keeping</text:span><text:span text:style-name="T581"> </text:span><text:span text:style-name="T591">the </text:span><text:span text:style-name="T581">angles close to 90 degrees, along with a minimum distance, </text:span><text:span text:style-name="T579">i</text:span><text:span text:style-name="T581">s done in order to</text:span><text:span text:style-name="T579"> minimize the forces applied to the </text:span><text:span text:style-name="T595">restrained</text:span><text:span text:style-name="T579"> </text:span><text:span text:style-name="T611">Θ</text:span><text:span text:style-name="T595">, </text:span><text:span text:style-name="T610">Φ</text:span><text:span text:style-name="T579"> and </text:span><text:span text:style-name="T610">Ψ </text:span><text:span text:style-name="T612">angles/</text:span><text:span text:style-name="T579">dihedrals </text:span><text:span text:style-name="T580">from Fig. 1</text:span><text:span text:style-name="T579">. </text:span><text:span text:style-name="T582">Large forces can create instabilities on the MD simulations, </text:span><text:span text:style-name="T587">even more so when using a 4.0 fs time step, </text:span><text:span text:style-name="T582">so it is a good practice to avoid them when possible. </text:span></text:p>
      <text:p text:style-name="P177"><text:tab/></text:p>
      <text:p text:style-name="P151"><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597">Figure </text:span><text:span text:style-name="T599">2</text:span><text:span text:style-name="T598">: </text:span><text:span text:style-name="T600">(</text:span><text:span text:style-name="T605">left</text:span><text:span text:style-name="T600">)</text:span><text:span text:style-name="T598"> </text:span><text:span text:style-name="T604">The P1 and L1 anchors, as the green and yellow solid spheres, and the </text:span><text:span text:style-name="T599">r</text:span><text:span text:style-name="T604"> vector connecting the two. The transparent yellow region shows the L1 anchor spherical search region. </text:span><text:span text:style-name="T600">(</text:span><text:span text:style-name="T606">right</text:span><text:span text:style-name="T600">) </text:span><text:span text:style-name="T604">All the protein and ligand anchors, as in the left of Figure 1, but from a different perspective.</text:span></text:p>
      <text:p text:style-name="P185"/>
      <text:p text:style-name="P8"><text:toc-mark-start text:id="IMark93875740494856" text:outline-level="1"/><text:span text:style-name="T919">5</text:span>. <text:span text:style-name="T616">Input file</text:span><text:toc-mark-end text:id="IMark93875740494856"/></text:p>
      <text:p text:style-name="P8"/>
      <text:p text:style-name="P25"><text:span text:style-name="T920">The v</text:span>arious options concerning the creation of the systems, simulations and analysis, can be chosen in the input file <text:span text:style-name="T921">using the variables listed below. All variables that involve distances are defined in angstroms (</text:span><text:span text:style-name="T107">Å</text:span><text:span text:style-name="T372">)</text:span><text:span text:style-name="T394">. </text:span></text:p>
      <text:p text:style-name="P109"/>
      <text:p text:style-name="P33"><text:toc-mark-start text:id="IMark93875740494856" text:outline-level="2"/><text:span text:style-name="T394">5.</text:span><text:span text:style-name="T109">1 Variables for use with AMBER </text:span><text:span text:style-name="T236">pmemd.cuda</text:span><text:toc-mark-end text:id="IMark93875740494856"/></text:p>
      <text:p text:style-name="P25"/>
      <text:p text:style-name="P22"><text:span text:style-name="T815">calc_type: </text:span><text:span text:style-name="T109">Accepts the options “dock” or “crystal”, for a receptor ligand pair of pdb files, or a complex co-crystal structure, respectively. The system initial pdb files should be located in the ./all-poses folder.</text:span></text:p>
      <text:p text:style-name="P34"/>
      <text:p text:style-name="P34">celpp_receptor:<text:span text:style-name="T109"> Sets the name of the </text:span><text:span text:style-name="T375">docked </text:span><text:span text:style-name="T109">receptor, </text:span><text:span text:style-name="T373">which </text:span><text:span text:style-name="T374">should be</text:span><text:span text:style-name="T373"> </text:span><text:span text:style-name="T109">followed by </text:span><text:span text:style-name="T373">the “</text:span><text:span text:style-name="T109">_docked.</text:span><text:span text:style-name="T373">pdb” string</text:span><text:span text:style-name="T109">. For example, choose “</text:span><text:span text:style-name="T288">LMCSS</text:span><text:span text:style-name="T109">-5uf0_5uez” for a receptor file called </text:span><text:span text:style-name="T288">LMCSS</text:span><text:span text:style-name="T109">-5uf0_5uez_docked.pdb. The naming is based on the CELPP challenge procedure. For a crystal structure, put the four letter identifier for the structure, for example “5uf0” for the 5uf0.pdb crystal structure. </text:span></text:p>
      <text:p text:style-name="P34"/>
      <text:p text:style-name="P34">poses_list:<text:span text:style-name="T109"> The list of poses that will be used for the calculations. The list should be placed in brackets, separated by commas </text:span><text:span text:style-name="T376">and</text:span><text:span text:style-name="T109"> </text:span><text:span text:style-name="T376">without spaces</text:span><text:span text:style-name="T109">. Ex: “[0,1,2,3,4]”. </text:span><text:span text:style-name="T289">The docked poses files in the ./all-poses folder must be listed accordingly as pose0.pdb, pose1.pdb, pose2.pdb, etc. </text:span><text:span text:style-name="T109">This parameter is not used for crystal structure calculations.</text:span></text:p>
      <text:p text:style-name="P34"/>
      <text:p text:style-name="P35">ligand_name:<text:span text:style-name="T109"> The </text:span><text:span text:style-name="T290">ligand </text:span><text:span text:style-name="T109">residue name </text:span><text:span text:style-name="T291">in the</text:span><text:span text:style-name="T109"> docked poses </text:span><text:span text:style-name="T292">above</text:span><text:span text:style-name="T109">, </text:span><text:span text:style-name="T291">if </text:span><text:span text:style-name="T828">calc_type</text:span><text:span text:style-name="T291"> is set to “</text:span><text:span text:style-name="T290">dock</text:span><text:span text:style-name="T291">”</text:span><text:span text:style-name="T109"> (Ex: “</text:span><text:span text:style-name="T291">LIG</text:span><text:span text:style-name="T109">”), </text:span><text:span text:style-name="T291">or in the initial crystal structure,</text:span><text:span text:style-name="T109"> </text:span><text:span text:style-name="T291">if </text:span><text:span text:style-name="T828">calc_type</text:span><text:span text:style-name="T291"> is set to “crystal”</text:span><text:span text:style-name="T109"> </text:span><text:span text:style-name="T291">(</text:span><text:span text:style-name="T109">Ex: “89J” for the 5uf0 </text:span><text:span text:style-name="T291">ligand</text:span><text:span text:style-name="T109">.</text:span><text:span text:style-name="T291">).</text:span><text:span text:style-name="T109"> <text:s/></text:span></text:p>
      <text:p text:style-name="P34"/>
      <text:p text:style-name="P38"><text:span text:style-name="T827">P</text:span><text:span text:style-name="T815">1, </text:span><text:span text:style-name="T827">P</text:span><text:span text:style-name="T815">2 </text:span><text:span text:style-name="T109">and</text:span><text:span text:style-name="T815"> </text:span><text:span text:style-name="T827">P</text:span><text:span text:style-name="T815">3:</text:span><text:span text:style-name="T109"> These define the anchor atoms of the receptor, which have to be determined beforehand. </text:span><text:span text:style-name="T404">They use</text:span><text:span text:style-name="T109"> AMBER masks to define each atom. Ex: “:4</text:span><text:span text:style-name="T293">25</text:span><text:span text:style-name="T109">@CA” for the CA atom of residue </text:span><text:soft-page-break/><text:span text:style-name="T109">4</text:span><text:span text:style-name="T293">25</text:span><text:span text:style-name="T109">. </text:span><text:span text:style-name="T404">T</text:span><text:span text:style-name="T109">he original protein sequence numbering </text:span><text:span text:style-name="T404">can be used for a single protein chain</text:span><text:span text:style-name="T109">, </text:span><text:span text:style-name="T404">and for multiple chains see section 7.3.</text:span></text:p>
      <text:p text:style-name="P37"/>
      <text:p text:style-name="P39">fe_type<text:span text:style-name="T109">:</text:span><text:span text:style-name="T294"> </text:span><text:span text:style-name="T295">Type of binding free energy calculation. I</text:span><text:span text:style-name="T296">f</text:span><text:span text:style-name="T294"> double decoupling with restraints will be performed, choose “dd-rest”. </text:span><text:span text:style-name="T393">For the merged restraint components with SDR, choose “express”. </text:span><text:span text:style-name="T296">For only the DD components </text:span><text:span text:style-name="T297">without computing </text:span><text:span text:style-name="T298">the free energy of attaching/releasing </text:span><text:span text:style-name="T297">restraints</text:span><text:span text:style-name="T296">, choose “dd”. The same goes for “sdr-rest” </text:span><text:span text:style-name="T299">or</text:span><text:span text:style-name="T300"> “</text:span><text:span text:style-name="T296">sdr”, when using the SDR method. </text:span><text:span text:style-name="T301">One can also choose the option “custom”, </text:span><text:span text:style-name="T302">for a chosen set</text:span><text:span text:style-name="T301"> of components. <text:s/></text:span></text:p>
      <text:p text:style-name="P34"/>
      <text:p text:style-name="P40"><text:span text:style-name="T618">components</text:span><text:span text:style-name="T294">: If the option “custom” is set above, choose the components you want to calculate, using a list of letters separated by spaces inside a bracket. Ex: “[ c l </text:span><text:span text:style-name="T301">e v</text:span><text:span text:style-name="T294"> ]”. </text:span><text:span text:style-name="T406">Never include the</text:span><text:span text:style-name="T266"> b</text:span><text:span text:style-name="T406"> component here, which is included automatically with </text:span><text:span text:style-name="T266">m </text:span><text:span text:style-name="T406">or</text:span><text:span text:style-name="T266"> t</text:span><text:span text:style-name="T406">. </text:span><text:span text:style-name="T301">When using the custom option with the </text:span><text:span text:style-name="T262">e </text:span><text:span text:style-name="T301">and </text:span><text:span text:style-name="T262">v </text:span><text:span text:style-name="T301">components, set the </text:span><text:span text:style-name="T832">dec_method</text:span><text:span text:style-name="T301"> variable to either “dd” or “sdr”. </text:span><text:span text:style-name="T303">This is necessary </text:span><text:span text:style-name="T304">to either build the system with only the complex </text:span><text:span text:style-name="T303">(DD)</text:span><text:span text:style-name="T304">, or with an additional ligand in bulk </text:span><text:span text:style-name="T303">(SDR), as shown in</text:span><text:span text:style-name="T304"> Table 1</text:span><text:span text:style-name="T301">.</text:span><text:span text:style-name="T294"> </text:span></text:p>
      <text:p text:style-name="P94"/>
      <text:p text:style-name="P41"><text:span text:style-name="T832">dec_method:</text:span><text:span text:style-name="T301"> </text:span><text:span text:style-name="T305">Choice between the DD and SDR methods to build the </text:span><text:span text:style-name="T263">e </text:span><text:span text:style-name="T305">and </text:span><text:span text:style-name="T263">v</text:span><text:span text:style-name="T305"> components, </text:span><text:span text:style-name="T306">choosing</text:span><text:span text:style-name="T307"> “dd” or “sdr” </text:span><text:span text:style-name="T306">for this variable</text:span><text:span text:style-name="T305">. </text:span><text:span text:style-name="T308">O</text:span><text:span text:style-name="T305">nly needed when the “custom” option is chosen for the </text:span><text:span text:style-name="T618">components</text:span><text:span text:style-name="T305"> variable, </text:span><text:span text:style-name="T309">i</text:span><text:span text:style-name="T310">n other cases it will follow the </text:span>fe_type<text:span text:style-name="T109"> </text:span><text:span text:style-name="T310">choice.</text:span></text:p>
      <text:p text:style-name="P95"/>
      <text:p text:style-name="P73"><text:span text:style-name="T833">s</text:span><text:span text:style-name="T815">dr_dist:</text:span><text:span text:style-name="T109">Distance </text:span><text:span text:style-name="T311">(in </text:span><text:span text:style-name="T101">Å</text:span><text:span text:style-name="T311">)</text:span><text:span text:style-name="T109"> between the bound ligand and the copy of the ligand located in bulk solvent </text:span><text:span text:style-name="T312">(</text:span><text:span text:style-name="T313">measured along the </text:span><text:span text:style-name="T237">z</text:span><text:span text:style-name="T313"> axis</text:span><text:span text:style-name="T312">)</text:span><text:span text:style-name="T313">,</text:span><text:span text:style-name="T109"> </text:span><text:span text:style-name="T314">as required</text:span><text:span text:style-name="T315"> for</text:span><text:span text:style-name="T109"> the SDR method </text:span><text:span text:style-name="T390">and the </text:span><text:span text:style-name="T265">n</text:span><text:span text:style-name="T390"> component </text:span><text:span text:style-name="T391">from Table I</text:span><text:span text:style-name="T109">. Th</text:span><text:span text:style-name="T316">e value of this variable</text:span><text:span text:style-name="T109"> should be large enough that the interact</text:span><text:span text:style-name="T317">ions of the </text:span><text:span text:style-name="T392">receptor</text:span><text:span text:style-name="T109"> with </text:span><text:span text:style-name="T317">the </text:span><text:span text:style-name="T318">bulk copy of the ligand</text:span><text:span text:style-name="T317"> are negligible</text:span><text:span text:style-name="T109">. </text:span></text:p>
      <text:p text:style-name="P40"/>
      <text:p text:style-name="P42"><text:span text:style-name="T617">release_eq</text:span><text:span text:style-name="T294">: </text:span><text:span text:style-name="T109">The weights for the gradual release of the restraints in the equilibrium stage, going from 100 (fully restrained) to 0 (unrestrained). Each option will be a new simulation, and they are performed in sequence. U</text:span><text:span text:style-name="T294">s</text:span><text:span text:style-name="T109">e</text:span><text:span text:style-name="T294"> a list of letters separated by spaces inside a bracket </text:span><text:span text:style-name="T109">to define these weights</text:span><text:span text:style-name="T294">. </text:span><text:span text:style-name="T109">Ex: “[ 5.00 2.50 1.00 0.00 ]”. A single 0.00 inside the brackets (Ex: “[ 0.00 ]”) will run just one </text:span><text:span text:style-name="T319">equilibrium </text:span><text:span text:style-name="T109">simulation without any ligand restraints. </text:span></text:p>
      <text:p text:style-name="P42"/>
      <text:p text:style-name="P43">attach_<text:span text:style-name="T913">rest</text:span><text:span text:style-name="T109">: List of weights for </text:span><text:span text:style-name="T320">the spring constant</text:span><text:span text:style-name="T109"> </text:span><text:span text:style-name="T320">of </text:span><text:span text:style-name="T109">each window </text:span><text:span text:style-name="T320">during</text:span><text:span text:style-name="T109"> the attaching/releasing of restraints using MBAR (components </text:span><text:span text:style-name="T261">a</text:span><text:span text:style-name="T109">,</text:span><text:span text:style-name="T261"> l</text:span><text:span text:style-name="T109">,</text:span><text:span text:style-name="T261"> t</text:span><text:span text:style-name="T109">, </text:span><text:span text:style-name="T261">c</text:span><text:span text:style-name="T109"> and </text:span><text:span text:style-name="T261">r</text:span><text:span text:style-name="T109">). <text:s/>The total number of windows for each of these components will be the size of the array. Ex: “[ 0.00 2.00 4.00 16.00 64.00 100.00 ]” for a total of 6 windows.</text:span></text:p>
      <text:p text:style-name="P96"/>
      <text:p text:style-name="P78">lambdas<text:span text:style-name="T109">: Lambda values for th</text:span><text:span text:style-name="T321">e</text:span><text:span text:style-name="T109"> decoupling procedure </text:span><text:span text:style-name="T321">in DD and SDR</text:span><text:span text:style-name="T109">, going from 0.00 to 1.00. </text:span><text:span text:style-name="T414">Only used with the MBAR method, since the lambda values are determined automatically when using T</text:span><text:span text:style-name="T415">I</text:span><text:span text:style-name="T414">-GQ (see </text:span><text:span text:style-name="T960">d</text:span><text:span text:style-name="T915">ec_int</text:span><text:span text:style-name="T423"> </text:span><text:span text:style-name="T424">and </text:span><text:span text:style-name="T961">ti_points </text:span><text:span text:style-name="T422">variable</text:span><text:span text:style-name="T424">s</text:span><text:span text:style-name="T422"> </text:span><text:span text:style-name="T414">below).</text:span></text:p>
      <text:p text:style-name="P65"/>
      <text:p text:style-name="P67">d<text:span text:style-name="T915">ec_int</text:span><text:span text:style-name="T109">: Type of integration method for the decoupling/</text:span><text:span text:style-name="T359">recoupling</text:span><text:span text:style-name="T109"> components of the binding free energy calculation (</text:span><text:span text:style-name="T261">e</text:span><text:span text:style-name="T109">, </text:span><text:span text:style-name="T261">v</text:span><text:span text:style-name="T109">, </text:span><text:span text:style-name="T261">f</text:span><text:span text:style-name="T109"> and </text:span><text:span text:style-name="T261">w</text:span><text:span text:style-name="T109">). If “TI” is chosen, Gaussian quadrature is applied, if “MBAR” is chosen, the latter is used to calculate these components. </text:span></text:p>
      <text:p text:style-name="P116"/>
      <text:p text:style-name="P77"><text:span text:style-name="T815">ti_points:</text:span><text:span text:style-name="T109"> Number of points for Thermodynamic Integration with Gaussian Quadrature (TI-GQ), which will determine the lambda values and Gaussian weights when using this method. Accepts any </text:span><text:soft-page-break/><text:span text:style-name="T109">positive integer.</text:span></text:p>
      <text:p text:style-name="P97"/>
      <text:p text:style-name="P45"><text:span text:style-name="T619">rec_dihcf_force</text:span><text:span text:style-name="T322">: </text:span><text:span text:style-name="T109">Final </text:span><text:span text:style-name="T322">s</text:span><text:span text:style-name="T109">pring constant for the protein conformational dihedral restraints, </text:span><text:span text:style-name="T323">i</text:span><text:span text:style-name="T322">f this option is activated (</text:span><text:span text:style-name="T323">see </text:span><text:span text:style-name="T619">rec_bb</text:span><text:span text:style-name="T322"> variable). </text:span><text:span text:style-name="T324">The nature of these restraints, and how they are implemented, are explained in Ref</text:span><text:span text:style-name="T421">s</text:span><text:span text:style-name="T324">. [</text:span><text:span text:style-name="T421">9,</text:span><text:span text:style-name="T420">10</text:span><text:span text:style-name="T324">]. </text:span><text:span text:style-name="T109">Use units of kcal/mol.</text:span><text:span text:style-name="T84">rad</text:span><text:span text:style-name="T109">².</text:span></text:p>
      <text:p text:style-name="P44"/>
      <text:p text:style-name="P44"><text:span text:style-name="T619">rec_discf_force</text:span><text:span text:style-name="T322">: </text:span><text:span text:style-name="T109">Final </text:span><text:span text:style-name="T322">s</text:span><text:span text:style-name="T109">pring constant for the protein conformational di</text:span><text:span text:style-name="T325">stance</text:span><text:span text:style-name="T109"> restraints </text:span><text:span text:style-name="T325">between </text:span><text:span text:style-name="T381">its</text:span><text:span text:style-name="T325"> anchor atoms</text:span><text:span text:style-name="T322">. </text:span><text:span text:style-name="T109">Use units of kcal/mol.</text:span><text:span text:style-name="T102">Å</text:span><text:span text:style-name="T325">².</text:span></text:p>
      <text:p text:style-name="P98"/>
      <text:p text:style-name="P50"><text:span text:style-name="T834">lig_distance_force: </text:span><text:span text:style-name="T336">Force constant for the </text:span><text:span text:style-name="T239">r </text:span><text:span text:style-name="T336">distance </text:span><text:span text:style-name="T377">(</text:span><text:span text:style-name="T380">P</text:span><text:span text:style-name="T377">1-</text:span><text:span text:style-name="T380">L</text:span><text:span text:style-name="T377">1</text:span><text:span text:style-name="T378">)</text:span><text:span text:style-name="T336"> of the </text:span><text:span text:style-name="T240">TR</text:span><text:span text:style-name="T379"> </text:span><text:span text:style-name="T336">restraints on the </text:span><text:span text:style-name="T385">ligand</text:span><text:span text:style-name="T336"> relative to the </text:span><text:span text:style-name="T385">protein</text:span><text:span text:style-name="T336">, as explained in section </text:span><text:span text:style-name="T381">4</text:span><text:span text:style-name="T336">.1 and </text:span><text:span text:style-name="T420">Ref.</text:span><text:span text:style-name="T336"> </text:span><text:span text:style-name="T418">[</text:span><text:span text:style-name="T420">9</text:span><text:span text:style-name="T418">]</text:span><text:span text:style-name="T336">. </text:span><text:span text:style-name="T382">Use units of kcal/mol.</text:span><text:span text:style-name="T102">Å</text:span><text:span text:style-name="T325">²</text:span><text:span text:style-name="T382">.</text:span></text:p>
      <text:p text:style-name="P99"/>
      <text:p text:style-name="P46"><text:span text:style-name="T835">lig</text:span><text:span text:style-name="T834">_angle_force: </text:span><text:span text:style-name="T325">Angle and torsion angle spring constants for the </text:span><text:span text:style-name="T326">ligand</text:span><text:span text:style-name="T325"> rigid body restraints, identified as </text:span><text:span text:style-name="T701">θ</text:span><text:bookmark text:name="MathJax-Span-1259"/><text:bookmark text:name="MathJax-Span-1257"/><text:bookmark text:name="MathJax-Span-1258"/><text:bookmark text:name="MathJax-Element-65-Frame"/><text:span text:style-name="T702">,</text:span><text:span text:style-name="T711"> </text:span><text:span text:style-name="T701">ϕ,</text:span><text:span text:style-name="T702"> </text:span><text:span text:style-name="T701">Θ</text:span><text:bookmark text:name="MathJax-Span-1265"/><text:bookmark text:name="MathJax-Span-1264"/><text:bookmark text:name="MathJax-Span-1263"/><text:bookmark text:name="MathJax-Element-67-Frame"/><text:span text:style-name="T701">,</text:span><text:span text:style-name="T702"> </text:span><text:span text:style-name="T701">Φ </text:span><text:span text:style-name="T703">and </text:span><text:span text:style-name="T701">Ψ </text:span><text:span text:style-name="T704">i</text:span><text:span text:style-name="T657">n </text:span><text:span text:style-name="T658">Figure 1</text:span><text:span text:style-name="T739">. Use units</text:span><text:span text:style-name="T328"> of kcal/m</text:span><text:span text:style-name="T325">ol.</text:span><text:span text:style-name="T102">rad</text:span><text:span text:style-name="T325">². </text:span></text:p>
      <text:p text:style-name="P44"/>
      <text:p text:style-name="P26"><text:span text:style-name="T818">lig_dihcf_force</text:span><text:span text:style-name="T245">: Final spring constants for the ligand </text:span><text:span text:style-name="T246">conformational dihedral </text:span><text:span text:style-name="T245">restraints </text:span><text:span text:style-name="T247">[</text:span><text:span text:style-name="T260">10</text:span><text:span text:style-name="T247">]</text:span><text:span text:style-name="T246">. </text:span><text:span text:style-name="T248">Use units of kcal/mol.</text:span><text:span text:style-name="T100">rad</text:span><text:span text:style-name="T248">².</text:span></text:p>
      <text:p text:style-name="P100"/>
      <text:p text:style-name="P51"><text:span text:style-name="T917">rec_com_force: </text:span><text:span text:style-name="T275">Force constant for the center of mass restraints on the </text:span><text:span text:style-name="T280">protein</text:span><text:span text:style-name="T275">, as explained in s</text:span><text:span text:style-name="T276">ection</text:span><text:span text:style-name="T277"> </text:span><text:span text:style-name="T278">4.</text:span><text:span text:style-name="T279">2 </text:span><text:span text:style-name="T419">and Ref [</text:span><text:span text:style-name="T420">9</text:span><text:span text:style-name="T419">]</text:span><text:span text:style-name="T275">. </text:span><text:span text:style-name="T382">Use units of kcal/mol.</text:span><text:span text:style-name="T108">Å</text:span><text:span text:style-name="T382">². </text:span><text:span text:style-name="T384">COM</text:span><text:span text:style-name="T383"> force</text:span><text:span text:style-name="T384">s</text:span><text:span text:style-name="T383"> include the ½ term, omitted when using single atom restraints (section 4.1).</text:span></text:p>
      <text:p text:style-name="P89"/>
      <text:p text:style-name="P49"><text:span text:style-name="T836">lig</text:span><text:span text:style-name="T837">_com_force:</text:span><text:span text:style-name="T336"> </text:span><text:span text:style-name="T275">Force constant for the center of mass restraints on the </text:span><text:span text:style-name="T337">bulk</text:span><text:span text:style-name="T338"> </text:span><text:span text:style-name="T280">ligand</text:span><text:span text:style-name="T338"> during the SDR procedure</text:span><text:span text:style-name="T275">, as explained in sectio</text:span><text:span text:style-name="T276">n</text:span><text:span text:style-name="T338"> </text:span><text:span text:style-name="T278">4.</text:span><text:span text:style-name="T339">2 </text:span><text:span text:style-name="T419">and Ref [</text:span><text:span text:style-name="T420">9</text:span><text:span text:style-name="T419">]</text:span><text:span text:style-name="T275">. </text:span><text:span text:style-name="T382">Use units of kcal/mol.</text:span><text:span text:style-name="T108">Å</text:span><text:span text:style-name="T382">².</text:span></text:p>
      <text:p text:style-name="P47"/>
      <text:p text:style-name="P47">water_model<text:span text:style-name="T109">: The water model used in the calculations. Supported options are “TIP3P”, “TIP4PEW”, “SPCE”, “</text:span><text:span text:style-name="T400">TIP3PF” and “OPC”</text:span><text:span text:style-name="T109">.</text:span></text:p>
      <text:p text:style-name="P47"/>
      <text:p text:style-name="P47">num_waters<text:span text:style-name="T109">: Number of waters used in the simulations of the complex, </text:span><text:span text:style-name="T386">the SDR box and </text:span><text:span text:style-name="T109">the </text:span><text:span text:style-name="T236">apo</text:span><text:span text:style-name="T109"> protein. </text:span></text:p>
      <text:p text:style-name="P47"/>
      <text:p text:style-name="P27"><text:span text:style-name="T818">buffer_x</text:span><text:span text:style-name="T245">, </text:span><text:span text:style-name="T818">buffer_y</text:span><text:span text:style-name="T819"> </text:span><text:span text:style-name="T249">and</text:span><text:span text:style-name="T819"> buffer_z</text:span><text:span text:style-name="T245">: Options for the water padding in th</text:span><text:span text:style-name="T249">e three Cartesian</text:span><text:span text:style-name="T245"> axes of the system. </text:span><text:span text:style-name="T249">The </text:span><text:span text:style-name="T819">buffer_z </text:span><text:span text:style-name="T249">option is mutually exclusive with the </text:span><text:span text:style-name="T818">num_waters</text:span><text:span text:style-name="T245"> </text:span><text:span text:style-name="T249">option above, since </text:span><text:span text:style-name="T250">for a fixed number of waters</text:span><text:span text:style-name="T249"> the </text:span><text:span text:style-name="T241">z </text:span><text:span text:style-name="T249">padding </text:span><text:span text:style-name="T258">is </text:span><text:span text:style-name="T257">a </text:span><text:span text:style-name="T249">dependent variable, </text:span><text:span text:style-name="T251">and vice-versa.</text:span></text:p>
      <text:p text:style-name="P48"/>
      <text:p text:style-name="P48"><text:span text:style-name="T620">lig_buffer</text:span><text:span text:style-name="T340">: Water padding in the three </text:span><text:span text:style-name="T341">Cartesian</text:span><text:span text:style-name="T340"> axes for the box with only the ligand in it.</text:span></text:p>
      <text:p text:style-name="P48"/>
      <text:p text:style-name="P52">neutralize_only<text:span text:style-name="T109">: Option to add ions only to neutralize the system, or to also include a</text:span><text:span text:style-name="T342">n additional</text:span><text:span text:style-name="T109"> </text:span><text:span text:style-name="T342">number of ions</text:span><text:span text:style-name="T109">. Accepts options “yes” or “no”.</text:span></text:p>
      <text:p text:style-name="P52"/>
      <text:p text:style-name="P52">cation<text:span text:style-name="T109"> and </text:span>anion<text:span text:style-name="T109">: Cation and anion species to be used, accepts all ions sup</text:span><text:span text:style-name="T343">p</text:span><text:span text:style-name="T109">orted by the Joung and Cheatham monovalent ion parameters [</text:span><text:span text:style-name="T394">1</text:span><text:span text:style-name="T420">1</text:span><text:span text:style-name="T109">]. Ex: “Na+” and “Cl-”.</text:span></text:p>
      <text:p text:style-name="P52"/>
      <text:p text:style-name="P155"><text:span text:style-name="T849">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8"/>
      <text:p text:style-name="P54"><text:soft-page-break/>hmr<text:span text:style-name="T109">: Use hydrogen mass repartitioning </text:span><text:span text:style-name="T344">[1</text:span><text:span text:style-name="T420">2</text:span><text:span text:style-name="T344">] </text:span><text:span text:style-name="T345">or not. Accepts</text:span><text:span text:style-name="T109"> </text:span><text:span text:style-name="T345">options</text:span><text:span text:style-name="T109"> “yes” </text:span><text:span text:style-name="T345">and “no”.</text:span></text:p>
      <text:p text:style-name="P54"/>
      <text:p text:style-name="P55">temperature<text:span text:style-name="T109">: Temperature of the simulated systems, in Kelvin </text:span><text:span text:style-name="T346">(K)</text:span><text:span text:style-name="T109">.</text:span></text:p>
      <text:p text:style-name="P55"/>
      <text:p text:style-name="P56">eq_steps1<text:span text:style-name="T109">: Number of steps for each simulation of the gradual release of restraints, during the equilibration procedure. </text:span></text:p>
      <text:p text:style-name="P55"/>
      <text:p text:style-name="P56">eq_steps2<text:span text:style-name="T109">: Number of steps for the last simulation of the equilibration procedure, in which the ligand is </text:span><text:span text:style-name="T387">usually </text:span><text:span text:style-name="T388">chosen to be</text:span><text:span text:style-name="T109"> unrestrained.</text:span></text:p>
      <text:p text:style-name="P56"/>
      <text:p text:style-name="P56">[component]_steps1<text:span text:style-name="T109">: Number of steps </text:span><text:span text:style-name="T347">of</text:span><text:span text:style-name="T109"> equilibration, for each window of the various components of the free energy calculation, with the component letters shown in Table I. No data is collected during this simulation. <text:s/></text:span></text:p>
      <text:p text:style-name="P52"/>
      <text:p text:style-name="P53"><text:span text:style-name="T621">[component]_steps2:</text:span><text:span text:style-name="T348"> Number of steps for the production stage of each window of the various components of the free energy calculation, in which data is collected. </text:span></text:p>
      <text:p text:style-name="P53"/>
      <text:p text:style-name="P58"><text:span text:style-name="T621">rec_bb</text:span><text:span text:style-name="T348">: </text:span><text:span text:style-name="T109">Choice to use or not protein </text:span><text:span text:style-name="T349">(receptor)</text:span><text:span text:style-name="T109"> backbone dihedral restraints, accepting “yes” or “no”. </text:span></text:p>
      <text:p text:style-name="P58"/>
      <text:p text:style-name="P61">bb_start<text:span text:style-name="T109"> and </text:span>bb_end<text:span text:style-name="T109">: </text:span><text:span text:style-name="T350">If the option above is activated, these variables define the r</text:span><text:span text:style-name="T109">esidue range</text:span><text:span text:style-name="T407">s</text:span><text:span text:style-name="T109"> of the protein </text:span><text:span text:style-name="T324">backbone dihedral restraints. </text:span><text:span text:style-name="T407">For example, if the user wishes to restrain two regions, between residues 10-20 and between residues 30-40, </text:span><text:span text:style-name="T855">bb_start</text:span><text:span text:style-name="T407"> should indicate the first residues of the two sections </text:span><text:span text:style-name="T408">placed in brackets, separated by commas </text:span><text:span text:style-name="T376">and</text:span><text:span text:style-name="T408"> </text:span><text:span text:style-name="T376">without spaces, </text:span><text:span text:style-name="T407">in this case “[10,30]”. </text:span><text:span text:style-name="T855">bb_end</text:span><text:span text:style-name="T407"> <text:s/>follows the same rule but for </text:span><text:span text:style-name="T410">the</text:span><text:span text:style-name="T407"> last residues of the chosen sections, in this case “[20,40]”. </text:span><text:span text:style-name="T404">T</text:span><text:span text:style-name="T405">he original protein </text:span><text:span text:style-name="T407">residue</text:span><text:span text:style-name="T405"> sequence numbering </text:span><text:span text:style-name="T404">can be used for a single protein chain</text:span><text:span text:style-name="T405">, </text:span><text:span text:style-name="T404">and for multiple chains see section 7.3.</text:span><text:span text:style-name="T407"> There is no limit to the number of regions restrained, </text:span><text:span text:style-name="T409">but the </text:span><text:span text:style-name="T856">bb_start </text:span><text:span text:style-name="T409">and </text:span><text:span text:style-name="T856">bb_end</text:span><text:span text:style-name="T409"> arrays must contain the same number of elements </text:span><text:span text:style-name="T411">and the sections must be in the same order</text:span><text:span text:style-name="T407">. </text:span></text:p>
      <text:p text:style-name="P59"/>
      <text:p text:style-name="P60"><text:span text:style-name="T815">bb_</text:span><text:span text:style-name="T838">equil</text:span><text:span text:style-name="T815">:</text:span><text:span text:style-name="T109"> </text:span><text:span text:style-name="T351">Choice to keep the protein backbone restraints fully attached during the ligand equilibration, or leave it unrestrained so it can adapt to the docked ligand. If the latter is chosen, the reference </text:span><text:span text:style-name="T352">coordinates</text:span><text:span text:style-name="T351"> for the backbone restraints come from the final state of equilibration. </text:span><text:span text:style-name="T353">Accepts</text:span><text:span text:style-name="T324"> “yes” or “no”. </text:span></text:p>
      <text:p text:style-name="P59"/>
      <text:p text:style-name="P63">l1_x, l1_y <text:span text:style-name="T354">and</text:span><text:span text:style-name="T918"> </text:span>l1_<text:span text:style-name="T918">z</text:span><text:span text:style-name="T109">: </text:span><text:span text:style-name="T327">distanc</text:span><text:span text:style-name="T109">e</text:span><text:span text:style-name="T354">s</text:span><text:span text:style-name="T109"> in </text:span><text:span text:style-name="T355">the three Cartesian axes between</text:span><text:span text:style-name="T327"> the first p</text:span><text:span text:style-name="T109">rotein anchor atom </text:span><text:span text:style-name="T356">P</text:span><text:span text:style-name="T357">1</text:span><text:span text:style-name="T109"> and the center of the </text:span><text:span text:style-name="T354">search range for the L1 anchor, </text:span><text:span text:style-name="T389">denoted by the</text:span><text:span text:style-name="T264"> r </text:span><text:span text:style-name="T389">vector</text:span><text:span text:style-name="T354"> (</text:span><text:span text:style-name="T355">see </text:span><text:span text:style-name="T354">section 4.</text:span><text:span text:style-name="T358">3</text:span><text:span text:style-name="T354">).</text:span><text:span text:style-name="T109"> </text:span></text:p>
      <text:p text:style-name="P62"/>
      <text:p text:style-name="P28"><text:span text:style-name="T820">l1_range</text:span><text:span text:style-name="T252">: </text:span><text:span text:style-name="T253">Radius of the L1 search range.</text:span></text:p>
      <text:p text:style-name="P64"/>
      <text:p text:style-name="P64">min_adis<text:span text:style-name="T109"> and </text:span>max_adis<text:span text:style-name="T109">: <text:s/>Minimum and maximum distance between the ligand anchors. </text:span></text:p>
      <text:p text:style-name="P117"/>
      <text:p text:style-name="P69">blocks<text:span text:style-name="T109">: Number of blocks for block data analysis. This separates the simulation data in blocks and provides the results for each, so the temporal variation and convergence of the results can be assessed. </text:span><text:span text:style-name="T360">This opti</text:span><text:span text:style-name="T361">o</text:span><text:span text:style-name="T360">n is also used </text:span><text:span text:style-name="T362">for</text:span><text:span text:style-name="T360"> the calculation of the uncertainties </text:span><text:span text:style-name="T363">of each </text:span><text:span text:style-name="T364">free energy </text:span><text:span text:style-name="T363">component</text:span><text:span text:style-name="T360"> [</text:span><text:span text:style-name="T420">10</text:span><text:span text:style-name="T360">].</text:span></text:p>
      <text:p text:style-name="P69"/>
      <text:p text:style-name="P70"><text:span text:style-name="T830">n</text:span><text:span text:style-name="T829">tpr</text:span><text:span text:style-name="T267">, </text:span><text:span text:style-name="T829">ntwr</text:span><text:span text:style-name="T267">, </text:span><text:span text:style-name="T829">ntwe</text:span><text:span text:style-name="T267">, </text:span><text:span text:style-name="T829">ntwx</text:span><text:span text:style-name="T267">, </text:span><text:span text:style-name="T829">cut</text:span><text:span text:style-name="T267">, </text:span><text:span text:style-name="T829">gamma_ln</text:span><text:span text:style-name="T267">, </text:span><text:span text:style-name="T829">barostat</text:span><text:span text:style-name="T267"> and </text:span><text:span text:style-name="T829">dt</text:span><text:span text:style-name="T267">:</text:span><text:span text:style-name="T109"> </text:span><text:span text:style-name="T267">Options for running the </text:span><text:span text:style-name="T365">various </text:span><text:soft-page-break/><text:span text:style-name="T267">simulations, such as output frequency, non-bonded cutoff, barostat type, </text:span><text:span text:style-name="T366">time step, </text:span><text:span text:style-name="T267">and others. These use the same variables as the ones from the </text:span><text:span text:style-name="T238">pmemd.cuda</text:span><text:span text:style-name="T267"> simulation input file, </text:span><text:span text:style-name="T367">and </text:span><text:span text:style-name="T368">their definitions can be</text:span><text:span text:style-name="T367"> found in the AMBER user guide</text:span><text:span text:style-name="T267">. <text:s text:c="2"/></text:span></text:p>
      <text:p text:style-name="P70"/>
      <text:p text:style-name="P71"><text:span text:style-name="T829">r</text:span><text:span text:style-name="T815">eceptor_ff</text:span><text:span text:style-name="T109">: Choice of force field for the receptor atoms, such as “protein.ff14SB” or “protein.fb15”. <text:s/>Also supports parameters for DNA and RNA, s</text:span><text:span text:style-name="T369">u</text:span><text:span text:style-name="T109">ch as “DNA.OL15” </text:span><text:span text:style-name="T370">and “RNA.OL3”</text:span><text:span text:style-name="T109">.</text:span></text:p>
      <text:p text:style-name="P71"/>
      <text:p text:style-name="P72"><text:span text:style-name="T831">ligand</text:span><text:span text:style-name="T815">_ff:</text:span><text:span text:style-name="T109"> Choice of force field for the </text:span><text:span text:style-name="T370">ligand L</text:span><text:span text:style-name="T371">ennard-Jones</text:span><text:span text:style-name="T370"> and bonded parameters.</text:span><text:span text:style-name="T109"> </text:span><text:span text:style-name="T370">Accepts either “gaff” or “gaff2”. The ligand partial charges are always determined by the AM1-BCC model. </text:span></text:p>
      <text:p text:style-name="P101"/>
      <text:p text:style-name="P29"><text:span text:style-name="T816">ligand_</text:span><text:span text:style-name="T817">ph</text:span><text:span text:style-name="T816">:</text:span><text:span text:style-name="T243">Reference pH for the protonation of the ligand, </text:span><text:span text:style-name="T244">before generating parameters. </text:span><text:span text:style-name="T259">Default is 7.0.</text:span></text:p>
      <text:p text:style-name="P88"/>
      <text:p text:style-name="P156"><text:span text:style-name="T851">retain_lig_prot</text:span><text:span text:style-name="T850">:</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8"/>
      <text:p text:style-name="P160"><text:span text:style-name="T850">ligand_</text:span><text:span text:style-name="T851">charge</text:span><text:span text:style-name="T850">: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51">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51">retain_lig_prot </text:span><text:span text:style-name="T142">variable is set to “yes” </text:span><text:span text:style-name="T147">(</text:span><text:span text:style-name="T143">as explained above</text:span><text:span text:style-name="T147">)</text:span><text:span text:style-name="T143">. </text:span></text:p>
      <text:p text:style-name="P193"/>
      <text:p text:style-name="P36"><text:span text:style-name="T854">other_mol</text:span><text:span text:style-name="T403">: </text:span><text:span text:style-name="T402">List of c</text:span><text:span text:style-name="T401">obinder molecules</text:span><text:span text:style-name="T403"> that will be used for </text:span><text:span text:style-name="T401">equilibration and free energy</text:span><text:span text:style-name="T403"> calculations, </text:span><text:span text:style-name="T401">using their three letter residue code in upper case</text:span><text:span text:style-name="T403">. The list should be placed in brackets, separated by commas </text:span><text:span text:style-name="T376">and</text:span><text:span text:style-name="T403"> </text:span><text:span text:style-name="T376">without spaces</text:span><text:span text:style-name="T403">. Ex: “[</text:span><text:span text:style-name="T401">SO4</text:span><text:span text:style-name="T403">,</text:span><text:span text:style-name="T401">PO4</text:span><text:span text:style-name="T403">]” </text:span><text:span text:style-name="T402">for residues SO4 and PO4.</text:span></text:p>
      <text:p text:style-name="P114"/>
      <text:p text:style-name="P192"><text:span text:style-name="T852">s</text:span><text:span text:style-name="T848">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5"/>
      <text:p text:style-name="P129"/>
      <text:p text:style-name="P157"><text:toc-mark-start text:id="IMark93875740499176" text:outline-level="2"/><text:span text:style-name="T233">5.</text:span><text:span text:style-name="T234">2 </text:span><text:span text:style-name="T235">Specific v</text:span><text:span text:style-name="T234">ariables for use with OpenMM</text:span><text:toc-mark-end text:id="IMark93875740499176"/></text:p>
      <text:p text:style-name="P110"/>
      <text:p text:style-name="P190"><text:span text:style-name="T148">When using BAT with the OpenMM software, </text:span><text:span text:style-name="T164">based on Ref</text:span><text:span text:style-name="T165">s</text:span><text:span text:style-name="T164">.</text:span><text:span text:style-name="T148"> </text:span><text:span text:style-name="T163">[</text:span><text:span text:style-name="T165">9, </text:span><text:span text:style-name="T163">1</text:span><text:span text:style-name="T164">3</text:span><text:span text:style-name="T163">]</text:span><text:span text:style-name="T148">,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11"/>
      <text:p text:style-name="P57">[component]_<text:span text:style-name="T952">itera</text:span>1:<text:span text:style-name="T109"> </text:span><text:span text:style-name="T395">Number of replica exchange equilibration iterations for each window from a given component of the binding free energy calculation. Replaces the </text:span><text:span text:style-name="T815">[component]_steps1</text:span><text:span text:style-name="T109"> </text:span><text:span text:style-name="T395">variable from the AMBER version.</text:span></text:p>
      <text:p text:style-name="P112"/>
      <text:p text:style-name="P57"><text:span text:style-name="T953">[</text:span>component]_<text:span text:style-name="T952">itera2</text:span>:<text:span text:style-name="T109"> </text:span><text:span text:style-name="T395">Number of replica exchange production iterations for each window </text:span><text:span text:style-name="T396">from</text:span><text:span text:style-name="T395"> a given component of the binding free energy calculation. Replaces the </text:span>[component]_steps<text:span text:style-name="T952">2</text:span><text:span text:style-name="T109"> </text:span><text:span text:style-name="T395">variable from the AMBER version. </text:span></text:p>
      <text:p text:style-name="P112"/>
      <text:p text:style-name="P76"><text:soft-page-break/><text:span text:style-name="T815">dlambda:</text:span><text:span text:style-name="T109"> Size of the </text:span><text:span text:style-name="T84">δ</text:span><text:span text:style-name="T109">lambda interval for the finite difference method of TI-GQ with OpenMM </text:span><text:span text:style-name="T416">(see Ref </text:span><text:span text:style-name="T417">[</text:span><text:span text:style-name="T420">9</text:span><text:span text:style-name="T417">])</text:span><text:span text:style-name="T109">. O</text:span><text:span text:style-name="T412">n</text:span><text:span text:style-name="T109">ly used when the </text:span><text:span text:style-name="T956">dec_int </text:span><text:span text:style-name="T109">is set to “TI”. </text:span><text:span text:style-name="T413">Default value is 0.001.</text:span></text:p>
      <text:p text:style-name="P112"/>
      <text:p text:style-name="P74">itera_steps:<text:span text:style-name="T109"> Number of simulation steps per iteration, with the total number of steps per window being this value multiplied by the number of iterations per window above.</text:span></text:p>
      <text:p text:style-name="P112"/>
      <text:p text:style-name="P74"><text:span text:style-name="T953">i</text:span>tcheck:<text:span text:style-name="T109"> </text:span><text:span text:style-name="T396">write OpenMM checkpoint file at every </text:span><text:span text:style-name="T953">itcheck</text:span><text:span text:style-name="T396"> iterations. <text:s/></text:span></text:p>
      <text:p text:style-name="P113"/>
      <text:p text:style-name="P75">software:<text:span text:style-name="T109"> Choose “openmm” for this option if using this simulations software.</text:span></text:p>
      <text:p text:style-name="P88"/>
      <text:p text:style-name="P79"><text:toc-mark-start text:id="IMark93875740499176" text:outline-level="1"/><text:span text:style-name="T927">6</text:span>. <text:span text:style-name="T626">Adding new ligands to a given protein</text:span><text:toc-mark-end text:id="IMark93875740499176"/></text:p>
      <text:p text:style-name="P66"/>
      <text:p text:style-name="P68"><text:span text:style-name="T109">In the example provided </text:span><text:span text:style-name="T281">in the ./BAT folder</text:span><text:span text:style-name="T109">, binding free energy calculations are performed for the 5uf0 crystal structure, a</text:span><text:span text:style-name="T282">s well as</text:span><text:span text:style-name="T109"> 5 docked poses of the same ligand docked to the </text:span><text:span text:style-name="T282">receptor with the </text:span><text:span text:style-name="T109">5uez </text:span><text:span text:style-name="T283">structure</text:span><text:span text:style-name="T109">. </text:span><text:span text:style-name="T282">The </text:span><text:span text:style-name="T284">protein receptor is</text:span><text:span text:style-name="T282"> the second bromodomain of the BRD4 protein – BRD4(2). </text:span><text:span text:style-name="T285">T</text:span><text:span text:style-name="T109">he ./all-poses folder </text:span><text:span text:style-name="T283">in this example</text:span><text:span text:style-name="T109"> </text:span><text:span text:style-name="T282">contains the </text:span><text:span text:style-name="T281">original </text:span><text:span text:style-name="T282">5uf0.pdb file,</text:span><text:span text:style-name="T109"> </text:span><text:span text:style-name="T282">a</text:span><text:span text:style-name="T286">s well as</text:span><text:span text:style-name="T109"> a </text:span><text:span text:style-name="T282">set</text:span><text:span text:style-name="T109"> of </text:span><text:span text:style-name="T282">pdb files for the</text:span><text:span text:style-name="T109"> docked pose</text:span><text:span text:style-name="T282">s and receptor</text:span><text:span text:style-name="T109">. </text:span><text:span text:style-name="T283">The same procedure can be applied to any ligand that binds to BRD4(2)</text:span><text:span text:style-name="T281">, </text:span><text:span text:style-name="T287">as explained below</text:span><text:span text:style-name="T281">:</text:span></text:p>
      <text:p text:style-name="P90"/>
      <text:p text:style-name="P138"><text:toc-mark-start text:id="IMark93875740499176" text:outline-level="2"/><text:span text:style-name="T894">6</text:span><text:span text:style-name="T892">.1 Docked complexes</text:span><text:toc-mark-end text:id="IMark93875740499176"/></text:p>
      <text:p text:style-name="P127"/>
      <text:p text:style-name="P139"><text:span text:style-name="T755">In order to</text:span><text:span text:style-name="T756"> generate a set of </text:span><text:span text:style-name="T755">pdb </text:span><text:span text:style-name="T756">files for the docked poses and receptor, </text:span><text:span text:style-name="T757">there are two options, </text:span><text:span text:style-name="T755">either do a manual docking with chosen input files, or using the CELPP challenge workflow. Both options use AutoDockTools </text:span><text:span text:style-name="T758">[1</text:span><text:span text:style-name="T798">4</text:span><text:span text:style-name="T758">]</text:span><text:span text:style-name="T755">, </text:span><text:span text:style-name="T759">C</text:span><text:span text:style-name="T755">himera </text:span><text:span text:style-name="T758">[1</text:span><text:span text:style-name="T798">5</text:span><text:span text:style-name="T758">]</text:span><text:span text:style-name="T755">, and AutoDock Vina </text:span><text:span text:style-name="T758">[1</text:span><text:span text:style-name="T798">6</text:span><text:span text:style-name="T758">]</text:span><text:span text:style-name="T755"> to prepare the files and run the docking, so you must have them in your path in </text:span><text:span text:style-name="T759">or</text:span><text:span text:style-name="T755">der to perform th</text:span><text:span text:style-name="T759">is stage</text:span><text:span text:style-name="T755">. </text:span></text:p>
      <text:p text:style-name="P139"><text:span text:style-name="T755"><text:tab/></text:span><text:span text:style-name="T760">For the first option, t</text:span><text:span text:style-name="T755">he ./docking-files/Vina-example folder has a simple docking workflow using the </text:span><text:span text:style-name="T802">dock.bash</text:span><text:span text:style-name="T755"> script and </text:span><text:span text:style-name="T761">the </text:span><text:span text:style-name="T755">input files for the 5uf0 system, which already outputs the files </text:span><text:span text:style-name="T762">in </text:span><text:span text:style-name="T740">the right format</text:span><text:span text:style-name="T741"> for use with BAT. </text:span><text:span text:style-name="T742">This script can be easily modified for other protein-ligand systems to be used with BAT.</text:span></text:p>
      <text:p text:style-name="P146"><text:span text:style-name="T733"><text:tab/></text:span><text:span text:style-name="T734">T</text:span><text:span text:style-name="T733">he docking can </text:span><text:span text:style-name="T734">also </text:span><text:span text:style-name="T733">be integrated into the CELPP challenge, </text:span><text:span text:style-name="T735">using the procedure </text:span><text:span text:style-name="T734">from</text:span><text:span text:style-name="T735"> the CELPPade <text:s/></text:span><text:span text:style-name="T736">tutorial, which can be performed following the instructions in the link </text:span><text:span text:style-name="T735"><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27">. </text:span><text:span text:style-name="T628">The same scripts from the </text:span><text:bookmark text:name="docs-internal-guid-23496c02-7fff-05ea-a00a-1d1b13f7a4c5"/><text:span text:style-name="T628">“</text:span><text:span text:style-name="T643">internal_autodockvina_contestant”</text:span><text:span text:style-name="T644"> model </text:span><text:span text:style-name="T645">from this tutorial </text:span><text:span text:style-name="T644">can be used for docking, except for </text:span><text:bookmark text:name="docs-internal-guid-51476397-7fff-ac2e-ca5f-87b95688deeb"/><text:span text:style-name="T656">internal_autodockvina_contestant_dock.py</text:span><text:span text:style-name="T643">.</text:span><text:span text:style-name="T644"> To output the docked structures </text:span><text:span text:style-name="T646">suitable </text:span><text:span text:style-name="T644">for use with BAT, you should use instead the </text:span><text:span text:style-name="T655">BAT_dock.py </text:span><text:span text:style-name="T654">script</text:span><text:span text:style-name="T644">, which is included in</text:span><text:span text:style-name="T647">side</text:span><text:span text:style-name="T644"> the ./</text:span><text:span text:style-name="T648">dockin</text:span><text:span text:style-name="T649">g</text:span><text:span text:style-name="T648">-files</text:span><text:span text:style-name="T644">/CELPP-docking folder. </text:span><text:span text:style-name="T650">Once you run </text:span><text:span text:style-name="T651">the </text:span><text:span text:style-name="T650">CELPP docking, the necessary pdb structures for various different receptors will be inside the ./4-docking folder </text:span><text:span text:style-name="T652">that was just created </text:span><text:span text:style-name="T653">with the docking results</text:span><text:span text:style-name="T650">. </text:span></text:p>
      <text:p text:style-name="P82"><text:tab/></text:p>
      <text:p text:style-name="P91"><text:toc-mark-start text:id="IMark93875740499176" text:outline-level="2"/><text:span text:style-name="T894">6</text:span><text:span text:style-name="T892">.2 </text:span><text:span text:style-name="T893">Co-c</text:span><text:span text:style-name="T892">rystal structure</text:span><text:toc-mark-end text:id="IMark93875740499176"/></text:p>
      <text:p text:style-name="P127"/>
      <text:p text:style-name="P91">In the case of a <text:span text:style-name="T922">co-</text:span>crystal structure, <text:span text:style-name="T923">the </text:span><text:span text:style-name="T853">calc_type</text:span><text:span text:style-name="T922">, </text:span><text:span text:style-name="T853">ligand_name</text:span><text:span text:style-name="T922"> and </text:span><text:span text:style-name="T853">celpp_receptor</text:span><text:span text:style-name="T922"> options in the input file have to be adjusted properly, as explained in section 5. T</text:span>he script <text:span text:style-name="T811">prep-crystal.tcl</text:span>, inside the ./<text:span text:style-name="T924">BAT/</text:span>build_files folder, <text:span text:style-name="T925">is used by VMD [1</text:span><text:span text:style-name="T959">7</text:span><text:span text:style-name="T925">] to</text:span> “clean” the <text:span text:style-name="T922">original</text:span> file and leave only a single chain of the receptor-ligand complex. Th<text:span text:style-name="T926">e editing of this tcl script</text:span> <text:span text:style-name="T929">is </text:span>usually not needed, but is necessary if the original pdb file has more than one chain. <text:span text:style-name="T923">Keep in mind that the “MMM” identifier will be replaced by the ligand name, so it does not have to be changed beforehand. </text:span><text:s/></text:p>
      <text:p text:style-name="P91"/>
      <text:p text:style-name="P92"><text:soft-page-break/><text:toc-mark-start text:id="IMark93875740499176" text:outline-level="2"/><text:span text:style-name="T894">6</text:span><text:span text:style-name="T892">.</text:span><text:span text:style-name="T896">3 Including your own </text:span><text:span text:style-name="T897">ligand </text:span><text:span text:style-name="T896">parameters</text:span><text:toc-mark-end text:id="IMark93875740499176"/></text:p>
      <text:p text:style-name="P128"/>
      <text:p text:style-name="P107">BAT.py also accepts existing ligand parameters, <text:span text:style-name="T948">rather than</text:span> generating them using AM1-BCC/GAFF, <text:span text:style-name="T942">as long as they are compatible with AMBER/tleap</text:span>. In that case, <text:span text:style-name="T947">before running the equilibration step, </text:span><text:s/>an ./equil/ff/ folder should be created in<text:span text:style-name="T941">side</text:span> the program main folder (./BAT), and the necessary parameter files should be included in it. They can be either a .mol2 file with the <text:span text:style-name="T945">partial </text:span>charges, an .frcmod file with the bonded/LJ parameters, or both, and should be named according to the ligand three letter <text:span text:style-name="T944">residue </text:span>code in <text:span text:style-name="T943">the pdb</text:span> structure <text:span text:style-name="T946">of the complex</text:span>. <text:span text:style-name="T941">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3"/>
      <text:p text:style-name="P80"><text:toc-mark-start text:id="IMark93875740499176" text:outline-level="1"/><text:span text:style-name="T928">7</text:span>. <text:span text:style-name="T626">Adding a new protein system</text:span><text:toc-mark-end text:id="IMark93875740499176"/></text:p>
      <text:p text:style-name="P47"/>
      <text:p text:style-name="P102">BAT.py can be extended to several protein systems, <text:span text:style-name="T745">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102"/>
      <text:p text:style-name="P84"><text:toc-mark-start text:id="IMark93875740499176" text:outline-level="2"/><text:span text:style-name="T74">7</text:span><text:span text:style-name="T73">.1 </text:span><text:span text:style-name="T75">Creating protein reference structure for alignment</text:span><text:toc-mark-end text:id="IMark93875740499176"/></text:p>
      <text:p text:style-name="P103"/>
      <text:p text:style-name="P85"><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5"><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3"><text:s text:c="2"/></text:p>
      <text:p text:style-name="P118"/>
      <text:p text:style-name="P119"><text:toc-mark-start text:id="IMark93875740499176" text:outline-level="2"/><text:span text:style-name="T928">7</text:span>.<text:span text:style-name="T814">2 Determining the BAT.py input variables</text:span><text:toc-mark-end text:id="IMark93875740499176"/><text:span text:style-name="T814"> </text:span></text:p>
      <text:p text:style-name="P104"/>
      <text:p text:style-name="P152"><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9">sing a program such as VMD</text:span><text:span text:style-name="T170">, move the ligand </text:span><text:span text:style-name="T176">along the</text:span><text:span text:style-name="T112"> z</text:span><text:span text:style-name="T176"> coordinate</text:span><text:span text:style-name="T170"> towards</text:span><text:span text:style-name="T111"> +z</text:span><text:span text:style-name="T170"> until the latter is far enough from the protein that their interactions are negligible </text:span><text:span text:style-name="T166">(</text:span><text:span text:style-name="T168">right of </text:span><text:span text:style-name="T166">Figure</text:span><text:span text:style-name="T167"> </text:span><text:span text:style-name="T166">1)</text:span><text:span text:style-name="T170">. </text:span><text:span text:style-name="T177">Car-Parrinello Molecular Dynamics (</text:span><text:span text:style-name="T170">CPMD</text:span><text:span text:style-name="T177">)</text:span><text:span text:style-name="T170"> and </text:span><text:span text:style-name="T177">classical</text:span><text:span text:style-name="T170"> MD calculations on ion pairs show that, </text:span><text:span text:style-name="T179">at </text:span><text:span text:style-name="T180">room temperature,</text:span><text:span text:style-name="T179"> </text:span><text:span text:style-name="T170">this is generally the case for distances over 10 </text:span><text:span text:style-name="T95">Å</text:span><text:span text:style-name="T170"> of pure solvent [1</text:span><text:span text:style-name="T232">8</text:span><text:span text:style-name="T170">]. </text:span><text:span text:style-name="T181">Thus,</text:span><text:span text:style-name="T170"> th</text:span><text:span text:style-name="T185">is value</text:span><text:span text:style-name="T170"> can be used as </text:span><text:span text:style-name="T184">the</text:span><text:span text:style-name="T170"> minimum </text:span><text:span text:style-name="T182">width</text:span><text:span text:style-name="T170"> </text:span><text:span text:style-name="T171">of </text:span><text:span text:style-name="T183">the</text:span><text:span text:style-name="T170"> </text:span><text:span text:style-name="T172">solvent </text:span><text:span text:style-name="T171">layer</text:span><text:span text:style-name="T170"> between the protein and the bulk ligand. </text:span><text:span text:style-name="T173">Once</text:span><text:span text:style-name="T171"> the position of the bulk ligand </text:span><text:span text:style-name="T173">is chosen</text:span><text:span text:style-name="T171">, t</text:span><text:span text:style-name="T174">h</text:span><text:span text:style-name="T171">e</text:span><text:span text:style-name="T174"> </text:span><text:span text:style-name="T113">z </text:span><text:span text:style-name="T174">distance between the </text:span><text:span text:style-name="T171">latter and the</text:span><text:span text:style-name="T174"> initial position of the bound ligand </text:span><text:span text:style-name="T171">(in </text:span><text:span text:style-name="T96">Å</text:span><text:span text:style-name="T171">)</text:span><text:span text:style-name="T174"> will be the value </text:span><text:span text:style-name="T175">used for </text:span><text:span text:style-name="T178">the</text:span><text:span text:style-name="T174"> </text:span><text:span text:style-name="T839">s</text:span><text:span text:style-name="T840">dr_dist</text:span><text:span text:style-name="T174"> </text:span><text:span text:style-name="T178">input parameter.</text:span></text:p>
      <text:p text:style-name="P120"><text:soft-page-break/><text:span text:style-name="T330"><text:tab/></text:span><text:span text:style-name="T329">For the choice of the protein anchors P1, P2 and P3, an estimate of the location of the L1 anchor atom is necessary, which can be done using the aligned </text:span><text:span text:style-name="T331">5uf0</text:span><text:span text:style-name="T329"> complex file above. </text:span><text:span text:style-name="T331">Choose for the tentative L1 an atom close to the center of the binding site, since this position will be the center of the L1 search range, </text:span><text:span text:style-name="T334">as s</text:span><text:span text:style-name="T331">hown in Figure 2. <text:s/></text:span><text:span text:style-name="T332">Once that is done, the </text:span><text:span text:style-name="T333">P1 </text:span><text:span text:style-name="T332">protein anchor can be </text:span><text:span text:style-name="T335">determined</text:span><text:span text:style-name="T332"> following a few guidelines:</text:span></text:p>
      <text:p text:style-name="P130"/>
      <text:p text:style-name="P132"><text:span text:style-name="T746">1 – </text:span><text:span text:style-name="T766">It</text:span><text:span text:style-name="T765"> s</text:span><text:span text:style-name="T748">hould be</text:span><text:span text:style-name="T749"> </text:span><text:span text:style-name="T766">a </text:span><text:span text:style-name="T749">backbone atom (CA, C or N) and</text:span><text:span text:style-name="T748"> p</text:span><text:span text:style-name="T746">art of stable secondary structure such as an alpha-heli</text:span><text:span text:style-name="T766">x</text:span><text:span text:style-name="T746"> or a beta sheet, always avoiding loop </text:span><text:span text:style-name="T748">regions</text:span><text:span text:style-name="T746"> due to their increased flexibility.</text:span></text:p>
      <text:p text:style-name="P132"/>
      <text:p text:style-name="P153"><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3"/>
      <text:p text:style-name="P133"><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22"/>
      <text:p text:style-name="P105"><text:tab/>Once P1 has been selected, the P2 and P3 anchors can be chosen, also following a few rules:</text:p>
      <text:p text:style-name="P105"/>
      <text:p text:style-name="P123"><text:span text:style-name="T800">1 – S</text:span><text:span text:style-name="T801">hould </text:span><text:span text:style-name="T800">also</text:span><text:span text:style-name="T801"> be</text:span><text:span text:style-name="T803"> backbone atom</text:span><text:span text:style-name="T804">s </text:span><text:span text:style-name="T809">and </text:span><text:span text:style-name="T801">p</text:span><text:span text:style-name="T805">art of stable secondary structure</text:span><text:span text:style-name="T800">s</text:span><text:span text:style-name="T805"> such as alpha-heli</text:span><text:span text:style-name="T806">x</text:span><text:span text:style-name="T805"> </text:span><text:span text:style-name="T807">or</text:span><text:span text:style-name="T805"> beta sheet, </text:span><text:span text:style-name="T808">again</text:span><text:span text:style-name="T805"> always avoiding loop </text:span><text:span text:style-name="T801">regions</text:span><text:span text:style-name="T805">.</text:span></text:p>
      <text:p text:style-name="P137"/>
      <text:p text:style-name="P134"><text:span text:style-name="T747">2 – </text:span><text:span text:style-name="T746">The </text:span><text:span text:style-name="T767">P2</text:span><text:span text:style-name="T754">-P1-</text:span><text:span text:style-name="T767">L1</text:span><text:span text:style-name="T754"> and P1-P2-P3 angles</text:span><text:span text:style-name="T746"> should </text:span><text:span text:style-name="T750">not be close to 0 or 180 degrees, </text:span><text:span text:style-name="T778">and </text:span><text:span text:style-name="T772">the</text:span><text:span text:style-name="T752"> close</text:span><text:span text:style-name="T777">r they are</text:span><text:span text:style-name="T752"> to 90</text:span><text:span text:style-name="T857">o </text:span><text:span text:style-name="T777">the better.</text:span><text:span text:style-name="T746"> </text:span><text:span text:style-name="T772">T</text:span><text:span text:style-name="T746">he </text:span><text:span text:style-name="T772">P1-P2 and P2-P3 </text:span><text:span text:style-name="T746">distance</text:span><text:span text:style-name="T772">s</text:span><text:span text:style-name="T746"> </text:span><text:span text:style-name="T751">should </text:span><text:span text:style-name="T753">be at least </text:span><text:span text:style-name="T767">8</text:span><text:span text:style-name="T753"> </text:span><text:span text:style-name="T97">Å, </text:span><text:span text:style-name="T746">to avoid large forces during the simulations due to a </text:span><text:span text:style-name="T772">small lever arm </text:span><text:span text:style-name="T773">on the torsional restraints</text:span><text:span text:style-name="T746">. </text:span></text:p>
      <text:p text:style-name="P106"/>
      <text:p text:style-name="P125"><text:span text:style-name="T774">Once the protein anchors have been selected, t</text:span><text:span text:style-name="T746">he BAT variables </text:span><text:span text:style-name="T822">P</text:span><text:span text:style-name="T821">1, </text:span><text:span text:style-name="T822">P</text:span><text:span text:style-name="T821">2 </text:span><text:span text:style-name="T768">and</text:span><text:span text:style-name="T821"> </text:span><text:span text:style-name="T822">P</text:span><text:span text:style-name="T821">3 </text:span><text:span text:style-name="T242">are used to define the</text:span><text:span text:style-name="T254">m in the BAT input file using </text:span><text:span text:style-name="T256">the </text:span><text:span text:style-name="T254">AMBER mask </text:span><text:span text:style-name="T255">format</text:span><text:span text:style-name="T254">,</text:span><text:span text:style-name="T242"> as explained in section 5. </text:span></text:p>
      <text:p text:style-name="P124"><text:span text:style-name="T747"><text:tab/></text:span><text:span text:style-name="T769">The x, y and z components of the </text:span><text:span text:style-name="T932">r </text:span><text:span text:style-name="T769">distance </text:span><text:span text:style-name="T775">between P1 and L1</text:span><text:span text:style-name="T769"> </text:span><text:span text:style-name="T776">above </text:span><text:span text:style-name="T769">will provide the values of the </text:span><text:span text:style-name="T823">l1_x, l1_y </text:span><text:span text:style-name="T770">and</text:span><text:span text:style-name="T824"> </text:span><text:span text:style-name="T823">l1_</text:span><text:span text:style-name="T824">z</text:span><text:span text:style-name="T771"> </text:span><text:span text:style-name="T861">variables, </text:span><text:span text:style-name="T862">which locate the center of the L1 search region relative to P1. </text:span><text:span text:style-name="T866">The</text:span><text:span text:style-name="T862"> search radius </text:span><text:span text:style-name="T866">is</text:span><text:span text:style-name="T862"> chosen using the </text:span><text:span text:style-name="T825">l1_range</text:span><text:span text:style-name="T863"> </text:span><text:span text:style-name="T864">parameter, </text:span><text:span text:style-name="T868">in a way</text:span><text:span text:style-name="T866"> that the search </text:span><text:span text:style-name="T867">sphere</text:span><text:span text:style-name="T866"> cover</text:span><text:span text:style-name="T867">s</text:span><text:span text:style-name="T866"> most of the binding site</text:span><text:span text:style-name="T862">. </text:span><text:span text:style-name="T865">Finally, the </text:span><text:span text:style-name="T825">min_adis</text:span><text:span text:style-name="T863"> and </text:span><text:span text:style-name="T825">max_adis</text:span><text:span text:style-name="T863"> </text:span><text:span text:style-name="T865">variables can be set, which are the minimum and maximum distances between L1 and L2, and between L2 and L3. Here, s</text:span><text:span text:style-name="T869">afe</text:span><text:span text:style-name="T865"> values of 3.00 </text:span><text:span text:style-name="T103">Å</text:span><text:span text:style-name="T865">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5"/>
      <text:p text:style-name="P121"><text:toc-mark-start text:id="IMark93875739621128" text:outline-level="2"/><text:span text:style-name="T928">7</text:span>.<text:span text:style-name="T954">3 Proteins with multiple chains</text:span><text:toc-mark-end text:id="IMark93875739621128"/><text:span text:style-name="T954"> </text:span></text:p>
      <text:p text:style-name="P121"/>
      <text:p text:style-name="P158"><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6"><text:span text:style-name="T780"><text:tab/></text:span><text:span text:style-name="T792">For </text:span><text:span text:style-name="T779">BAT </text:span><text:span text:style-name="T792">to</text:span><text:span text:style-name="T779"> </text:span><text:span text:style-name="T780">automatically </text:span><text:span text:style-name="T779">recognize the different protein chains </text:span><text:span text:style-name="T786">and </text:span><text:span text:style-name="T793">correctly </text:span><text:span text:style-name="T786">assign the protein anchor atoms</text:span><text:span text:style-name="T787">, there are a </text:span><text:span text:style-name="T797">couple of</text:span><text:span text:style-name="T780"> </text:span><text:span text:style-name="T787">rules </text:span><text:span text:style-name="T795">for</text:span><text:span text:style-name="T787"> the initial docked/crystal </text:span><text:span text:style-name="T780">pdb f</text:span><text:span text:style-name="T787">ile, </text:span><text:span text:style-name="T796">as well as </text:span><text:span text:style-name="T797">for</text:span><text:span text:style-name="T787"> </text:span><text:span text:style-name="T794">the anchor </text:span><text:span text:style-name="T796"><text:s/>atom</text:span><text:span text:style-name="T794"> </text:span><text:span text:style-name="T796">identification</text:span><text:span text:style-name="T871">. </text:span><text:span text:style-name="T872">Regarding</text:span><text:span text:style-name="T873"> the initial receptor file, a</text:span><text:span text:style-name="T874">ll atoms from a given chain should be identified by </text:span><text:span text:style-name="T882">its</text:span><text:span text:style-name="T874"> chain </text:span><text:span text:style-name="T883">one</text:span><text:span text:style-name="T874"> letter </text:span><text:span text:style-name="T883">code</text:span><text:span text:style-name="T874">, such as A, B, C and so on, which comes right next to the residue name in the pdb file. </text:span><text:span text:style-name="T875">For example in the line</text:span><text:span text:style-name="T876">s</text:span><text:span text:style-name="T875"> below:</text:span></text:p>
      <text:p text:style-name="P141"/>
      <text:p text:style-name="P140"><text:soft-page-break/><text:span text:style-name="T781">ATOM <text:s text:c="2"/>1748 <text:s/>HA3 <text:s/>GLY </text:span><text:span text:style-name="T955">A</text:span><text:span text:style-name="T781"> <text:s/>114 <text:s text:c="5"/>34.212 <text:s/>27.603 <text:s/>25.500 <text:s/>1.00 11.25 <text:s text:c="10"/>H</text:span></text:p>
      <text:p text:style-name="P140"><text:span text:style-name="T781">TER <text:s text:c="6"/>1749 <text:s text:c="10"/>GLY</text:span><text:span text:style-name="T955"> A</text:span><text:span text:style-name="T781"> <text:s/>114</text:span></text:p>
      <text:p text:style-name="P140"><text:span text:style-name="T781">ATOM <text:s text:c="2"/>1750 <text:s/>N <text:s text:c="6"/>ALA </text:span><text:span text:style-name="T955">B <text:s/></text:span><text:span text:style-name="T785">115</text:span><text:span text:style-name="T781"> <text:s text:c="5"/>20.463 <text:s/>47.395 <text:s/>35.918 <text:s/>1.00 13.88 <text:s text:c="10"/>N <text:s text:c="17"/></text:span></text:p>
      <text:p text:style-name="P142"/>
      <text:p text:style-name="P191"><text:span text:style-name="T782">, the </text:span><text:span text:style-name="T784">A and B </text:span><text:span text:style-name="T782">chain identifier</text:span><text:span text:style-name="T784">s</text:span><text:span text:style-name="T782"> </text:span><text:span text:style-name="T784">are</text:span><text:span text:style-name="T782"> highlighted in red. </text:span><text:span text:style-name="T784">Since t</text:span><text:span text:style-name="T783">his is </text:span><text:span text:style-name="T784">the</text:span><text:span text:style-name="T783"> standard </text:span><text:span text:style-name="T784">pdb format, most of the times no changes are needed from the initial structure. </text:span><text:span text:style-name="T789">The</text:span><text:span text:style-name="T788"> TER </text:span><text:span text:style-name="T789">line in the middle </text:span><text:span text:style-name="T790">is not needed, </text:span><text:span text:style-name="T791">so it is optional</text:span><text:span text:style-name="T788">.</text:span></text:p>
      <text:p text:style-name="P163"><text:span text:style-name="T117"><text:tab/></text:span><text:span text:style-name="T186">T</text:span><text:span text:style-name="T187">he protein anchors </text:span><text:span text:style-name="T186">chosen according to </text:span><text:span text:style-name="T187">section 7.2 </text:span><text:span text:style-name="T188">can </text:span><text:span text:style-name="T187">belong to</text:span><text:span text:style-name="T188"> different </text:span><text:span text:style-name="T199">protein</text:span><text:span text:style-name="T188"> chains, but they must be numbered according to the sequence in which the residues appear in the initial pdb file. </text:span><text:span text:style-name="T189">For example, </text:span><text:span text:style-name="T190">if the first chain (A) has </text:span><text:span text:style-name="T191">a total of</text:span><text:span text:style-name="T190"> 150 residues and </text:span><text:span text:style-name="T192">one wants</text:span><text:span text:style-name="T190"> to choose for the first anchor the CA atom from </text:span><text:span text:style-name="T193">the 20</text:span><text:span text:style-name="T858">th</text:span> <text:span text:style-name="T190">residu</text:span><text:span text:style-name="T193">e</text:span><text:span text:style-name="T190"> from the second chain (B), the variable </text:span><text:span text:style-name="T841">P1</text:span><text:span text:style-name="T190"> should be defined as 170</text:span><text:span text:style-name="T194">@CA, </text:span><text:span text:style-name="T190">and the same rule goes for </text:span><text:span text:style-name="T841">P2</text:span><text:span text:style-name="T190"> and </text:span><text:span text:style-name="T841">P3</text:span><text:span text:style-name="T190">. </text:span><text:span text:style-name="T228">Th</text:span><text:span text:style-name="T230">is</text:span><text:span text:style-name="T228"> numbering rule </text:span><text:span text:style-name="T230">also</text:span><text:span text:style-name="T228"> applies to the protein backbone restraints in a given residue range, defined by the </text:span><text:span text:style-name="T847">rec_bb</text:span><text:span text:style-name="T228">, </text:span><text:span text:style-name="T846">bb_start</text:span><text:span text:style-name="T229"> and </text:span><text:span text:style-name="T846">bb_end</text:span><text:span text:style-name="T229"> </text:span><text:span text:style-name="T228">variables.</text:span><text:span text:style-name="T190"> </text:span><text:span text:style-name="T195">It is common </text:span><text:span text:style-name="T202">for</text:span><text:span text:style-name="T195"> pdb files </text:span><text:span text:style-name="T218">not to start the residue numbering at 1,</text:span><text:span text:style-name="T195"> </text:span><text:span text:style-name="T218">or </text:span><text:span text:style-name="T195">to restart </text:span><text:span text:style-name="T218">it</text:span><text:span text:style-name="T195"> when a new protein chain </text:span><text:span text:style-name="T219">begins</text:span><text:span text:style-name="T195">, </text:span><text:span text:style-name="T218">or both.</text:span><text:span text:style-name="T195"> </text:span><text:span text:style-name="T218">This</text:span><text:span text:style-name="T195"> can be </text:span><text:span text:style-name="T218">addressed</text:span><text:span text:style-name="T196"> by </text:span><text:span text:style-name="T201">running</text:span><text:span text:style-name="T196"> the program pdb4amb</text:span><text:span text:style-name="T200">er (</text:span><text:span text:style-name="T197">which should be in your path </text:span><text:span text:style-name="T200">when running BAT.py) in your initial receptor file</text:span><text:span text:style-name="T198">:</text:span></text:p>
      <text:p text:style-name="P143"/>
      <text:p text:style-name="P135"><text:span text:style-name="T870">pdb4amber -i </text:span><text:span text:style-name="T877">receptor_init</text:span><text:span text:style-name="T870">.pdb -o </text:span><text:span text:style-name="T877">receptor_renum_</text:span><text:span text:style-name="T884">docked</text:span><text:span text:style-name="T870">.pdb</text:span></text:p>
      <text:p text:style-name="P143"/>
      <text:p text:style-name="P161"><text:span text:style-name="T208">Running t</text:span><text:span text:style-name="T209">he command above </text:span><text:span text:style-name="T208">will </text:span><text:span text:style-name="T216">re</text:span><text:span text:style-name="T209">number </text:span><text:span text:style-name="T214">all protein re</text:span><text:span text:style-name="T210">sidues from</text:span><text:span text:style-name="T209"> </text:span><text:span text:style-name="T210">the </text:span><text:span text:style-name="T209">initial recepto</text:span><text:span text:style-name="T211">r</text:span><text:span text:style-name="T209"> file </text:span><text:span text:style-name="T212">(</text:span><text:span text:style-name="T209">receptor_init</text:span><text:span text:style-name="T198">.pdb</text:span><text:span text:style-name="T212">), </text:span><text:span text:style-name="T214">starting from 1 and</text:span><text:span text:style-name="T209"> </text:span><text:span text:style-name="T210">in sequence regardless of the chain</text:span><text:span text:style-name="T209">, so that the </text:span><text:span text:style-name="T216">output</text:span><text:span text:style-name="T209"> file </text:span><text:span text:style-name="T217">(</text:span><text:span text:style-name="T209">receptor_renum_</text:span><text:span text:style-name="T213">docked</text:span><text:span text:style-name="T209">.pdb</text:span><text:span text:style-name="T217">)</text:span><text:span text:style-name="T209"> can be used when choosing the protein anchors. Th</text:span><text:span text:style-name="T210">i</text:span><text:span text:style-name="T216">s output receptor</text:span><text:span text:style-name="T209"> file </text:span><text:span text:style-name="T213">should then </text:span><text:span text:style-name="T214">also </text:span><text:span text:style-name="T213">be used as the</text:span><text:span text:style-name="T209"> BAT.py input </text:span><text:span text:style-name="T217">(</text:span><text:span text:style-name="T843">celpp_receptor </text:span><text:span text:style-name="T217">variable)</text:span><text:span text:style-name="T209">, </text:span><text:span text:style-name="T214">so </text:span><text:span text:style-name="T215">that </text:span><text:span text:style-name="T214">the </text:span><text:span text:style-name="T216">assignment</text:span><text:span text:style-name="T214"> of the protein anchors </text:span><text:span text:style-name="T231">and backbone restraints</text:span><text:span text:style-name="T214"> is consistent</text:span><text:span text:style-name="T209">. <text:s/></text:span></text:p>
      <text:p text:style-name="P143"/>
      <text:p text:style-name="P131"><text:toc-mark-start text:id="IMark93875740494856" text:outline-level="2"/><text:span text:style-name="T886">7</text:span><text:span text:style-name="T887">.</text:span><text:span text:style-name="T888">4 Water molecules and cobinders</text:span><text:toc-mark-end text:id="IMark93875740494856"/></text:p>
      <text:p text:style-name="P144"/>
      <text:p text:style-name="P136"><text:span text:style-name="T860">It is possible to include </text:span><text:span text:style-name="T879">in the calculation</text:span><text:span text:style-name="T860"> molecules present in the </text:span><text:span text:style-name="T879">initial model</text:span><text:span text:style-name="T860"> </text:span><text:span text:style-name="T879">besides</text:span><text:span text:style-name="T860"> the receptor and the ligand, </text:span><text:span text:style-name="T878">such as water molecules and cobinders such as ions. </text:span><text:span text:style-name="T880">These molecules should be present in your receptor file </text:span><text:span text:style-name="T881">when using the “dock” option for </text:span><text:span text:style-name="T826">calc_type</text:span><text:span text:style-name="T880">, or in the cocrystal structure if using th</text:span><text:span text:style-name="T881">e “crystal”</text:span><text:span text:style-name="T880"> option. </text:span></text:p>
      <text:p text:style-name="P162"><text:span text:style-name="T220"><text:tab/>The variable </text:span><text:span text:style-name="T844">other_mol</text:span><text:span text:style-name="T220"> </text:span><text:span text:style-name="T221">will</text:span><text:span text:style-name="T220"> identify the </text:span><text:span text:style-name="T221">chosen </text:span><text:span text:style-name="T220">cobinder</text:span><text:span text:style-name="T221">s</text:span><text:span text:style-name="T220"> </text:span><text:span text:style-name="T221">(</text:span><text:span text:style-name="T220">not including water</text:span><text:span text:style-name="T221">)</text:span><text:span text:style-name="T220"> as an array of residues names, as explained in section 5.1. Simulation parameters for these molecules should be included in the BAT/build_files/ folder in .mol2 and .frcmod formats, named in lower case according to the residue name. For example, for a </text:span><text:span text:style-name="T222">cobinder molecule with the </text:span><text:span text:style-name="T220">residue name SO4, </text:span><text:span text:style-name="T223">the </text:span><text:span text:style-name="T224">respective</text:span><text:span text:style-name="T223"> </text:span><text:span text:style-name="T220">so4.mol2 and so4.frcmod files should be added to this folder. </text:span><text:span text:style-name="T225">Instructions on how to generate these </text:span><text:span text:style-name="T227">two</text:span><text:span text:style-name="T225"> files can be found here </text:span><text:a xlink:type="simple" xlink:href="https://ambermd.org/tutorials/basic/tutorial4b/index.php" text:style-name="Internet_20_link" text:visited-style-name="Visited_20_Internet_20_Link"><text:span text:style-name="T885">https://ambermd.org/tutorials/basic/tutorial4b/index.php</text:span></text:a><text:span text:style-name="T885">.</text:span><text:span text:style-name="T225"> </text:span><text:span text:style-name="T226">The three letter residue codes inside the <text:s/></text:span><text:span text:style-name="T844">other_mo</text:span><text:span text:style-name="T845">l</text:span><text:span text:style-name="T844"> </text:span><text:span text:style-name="T226">array <text:s/>should </text:span><text:span text:style-name="T118">never</text:span><text:span text:style-name="T226"> be the same as the one for the ligand that will be decoupled, chosen with the </text:span><text:span text:style-name="T843">ligand_name </text:span><text:span text:style-name="T226">variable. If the user wants to keep in the system one or more copies of the ligand that are not included in the binding free energy calculation, they should give them a different residue name to avoid confusion. </text:span></text:p>
      <text:p text:style-name="P159"><text:span text:style-name="T203"><text:tab/></text:span><text:span text:style-name="T204">Only cobinders within </text:span><text:span text:style-name="T205">the </text:span><text:span text:style-name="T842">solv_shell</text:span><text:span text:style-name="T204"> distance from the protein </text:span><text:span text:style-name="T205">(see section 5.1)</text:span><text:span text:style-name="T204"> will be included in the system, </text:span><text:span text:style-name="T205">together with all water molecules that are located within this range.</text:span><text:span text:style-name="T204"> </text:span><text:span text:style-name="T205">This is true both for the equilibration stage, which starts from the initial docked structure, as well as the free energy stage, which starts from the equilibrated system. </text:span><text:span text:style-name="T207">Thus</text:span><text:span text:style-name="T205">, even if the initial </text:span><text:span text:style-name="T206">docked </text:span><text:span text:style-name="T205">model does not have water molecules in it, the </text:span><text:span text:style-name="T842">solv_shell</text:span><text:span text:style-name="T205"> variable allows the user to keep </text:span><text:span text:style-name="T206">the </text:span><text:span text:style-name="T205">water molecules close to the protein when the system </text:span><text:span text:style-name="T207">is rebuilt </text:span><text:span text:style-name="T205">between the equilibration and free energy stages. </text:span></text:p>
      <text:p text:style-name="P145"><text:soft-page-break/></text:p>
      <text:p text:style-name="P81"><text:toc-mark-start text:id="IMark93875740494856" text:outline-level="1"/><text:span text:style-name="T931">8</text:span>. References<text:toc-mark-end text:id="IMark93875740494856"/></text:p>
      <text:p text:style-name="P81"/>
      <text:p text:style-name="P205">[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9"><text:span text:style-name="T951">[2] </text:span>P. Eastman, J. Swails, J. D. Chodera, R. T. McGibbon, Y. Zhao, K. A. Beauchamp, L.-P. Wang, A. C. Simmonett, M. P. Harrigan, C. D. Stern, R. P. Wiewiora, B. R. Brooks, and V. S. Pande (2017). “OpenMM 7: Rapid development of high performance algorithms for molecular dynamics.” <text:span text:style-name="T811">PLOS Computational Biology,</text:span> <text:span text:style-name="T890">13</text:span>, e1005659.</text:p>
      <text:p text:style-name="P204"><text:span text:style-name="T397">[</text:span><text:span text:style-name="T394">3</text:span><text:span text:style-name="T397">] J. </text:span><text:span text:style-name="T109">Wang, </text:span><text:span text:style-name="T398">W. </text:span><text:span text:style-name="T109">Wang, </text:span><text:span text:style-name="T398">P.A. </text:span><text:span text:style-name="T109">Kollman, </text:span><text:span text:style-name="T399">and D.A. </text:span><text:span text:style-name="T109">Case.. </text:span><text:span text:style-name="T397">(2006) </text:span><text:span text:style-name="T109">"Automatic atom type and bond type perception in molecular</text:span> mechanical calculations".<text:span text:style-name="T799">Journal of Molecular Graphics and Modelling</text:span>, <text:span text:style-name="T889">25</text:span>, 247-260.</text:p>
      <text:p text:style-name="P206"><text:span text:style-name="T933">[</text:span><text:span text:style-name="T935">4</text:span><text:span text:style-name="T933">] </text:span><text:span text:style-name="T934">J. </text:span>Wang, <text:span text:style-name="T899">R.M. </text:span>Wolf, <text:span text:style-name="T899">J.W. </text:span>Caldwell, <text:span text:style-name="T900">and P. A. </text:span>Kollman, <text:span text:style-name="T899">D. A.</text:span> Case <text:span text:style-name="T898">(2004) </text:span>"Development and testing of a general AMBER force field". <text:span text:style-name="T799">Journal of Computational Chemistry</text:span>, <text:span text:style-name="T890">25</text:span>, 1157-1174.</text:p>
      <text:p text:style-name="P208"><text:span text:style-name="T898">[5] A. Jakalian, B. L. Bush, D. B. Jack, and C.I. Bayly (2000) "</text:span>Fast, efficient generation of high‐quality atomic charges. AM1‐BCC model: I. Method<text:span text:style-name="T898">". </text:span><text:span text:style-name="T810">Journal of Computational Chemistry</text:span><text:span text:style-name="T898">, </text:span><text:span text:style-name="T891">21</text:span><text:span text:style-name="T898">, 132-146.</text:span></text:p>
      <text:p text:style-name="P207"><text:span text:style-name="T937">[</text:span><text:span text:style-name="T940">6</text:span><text:span text:style-name="T937">] A. Jakalian, D. B. Jack, and C.I. Bayly (200</text:span><text:span text:style-name="T938">2</text:span><text:span text:style-name="T937">) "</text:span><text:span text:style-name="T939">Fast, efficient generation of high‐quality atomic charges. AM1‐BCC model: </text:span><text:span text:style-name="T936">II. Parameterization and validation</text:span><text:span text:style-name="T937">". </text:span><text:span text:style-name="T813">Journal of Computational Chemistry</text:span><text:span text:style-name="T937">, </text:span><text:span text:style-name="T895">16</text:span><text:span text:style-name="T937">, 1</text:span><text:span text:style-name="T938">623-1641.</text:span></text:p>
      <text:p text:style-name="P202"><text:span text:style-name="T743">[</text:span><text:span text:style-name="T744">7</text:span><text:span text:style-name="T743">] </text:span><text:span text:style-name="T662">L. Martínez, R. Andreani, J. M. Martínez </text:span><text:span text:style-name="T663">(2007)</text:span><text:span text:style-name="T662"> “Convergent algorithms for protein structural alignment.” </text:span><text:span text:style-name="T667">BMC Bioinformatics</text:span><text:span text:style-name="T662"> </text:span><text:span text:style-name="T665">8</text:span><text:span text:style-name="T662">, 306.</text:span></text:p>
      <text:p text:style-name="P197"><text:span text:style-name="T672">[</text:span><text:span text:style-name="T675">8</text:span><text:span text:style-name="T674">]</text:span><text:span text:style-name="T673"> M. R. </text:span><text:span text:style-name="T676">Shirts </text:span><text:span text:style-name="T677">and J.</text:span><text:span text:style-name="T676"> Chodera (2008) “Statistically optimal analysis of samples from multiple equilibrium states.” </text:span><text:span text:style-name="T696">J</text:span><text:span text:style-name="T697">ournal of </text:span><text:span text:style-name="T696"><text:s/>Chem</text:span><text:span text:style-name="T697">ical</text:span><text:span text:style-name="T696"> Phys</text:span><text:span text:style-name="T697">ics, </text:span><text:span text:style-name="T687">129</text:span><text:span text:style-name="T676">, 129105.</text:span></text:p>
      <text:p text:style-name="P197"><text:span text:style-name="T678">[9] </text:span><text:span text:style-name="T676">G. Heinzelmann, D. J. Huggins and M. K. Gilson (2024). “BAT2: an Open-Source Tool for Flexible, Automated, and Low Cost Absolute Binding Free Energy Calculations”. </text:span><text:span text:style-name="T695">Journal of Chemical Theory and Computation</text:span><text:span text:style-name="T676">, </text:span><text:span text:style-name="T687">20</text:span><text:span text:style-name="T676">, 6518.</text:span></text:p>
      <text:p text:style-name="P203"><text:span text:style-name="T659">[</text:span><text:span text:style-name="T660">10</text:span><text:span text:style-name="T659">] </text:span><text:span text:style-name="T661">G. Heinzelmann and M. K. Gilson (2021). “Automation of absolute protein-ligand binding free energy calculations for docking refinement and compound evaluation”.</text:span><text:span text:style-name="T666"> Scientific Reports, </text:span><text:span text:style-name="T664">11</text:span><text:span text:style-name="T666">, </text:span><text:span text:style-name="T661">1116.</text:span></text:p>
      <text:p text:style-name="P198"><text:span text:style-name="T680">[</text:span><text:span text:style-name="T681">1</text:span><text:span text:style-name="T682">1</text:span><text:span text:style-name="T680">] I. S. Joung and T. E. Cheatham III (2008). “</text:span><text:span text:style-name="T668">Determination of Alkali and Halide Monovalent Ion Parameters for Use in Explicitly Solvated Biomolecular Simulations”. </text:span><text:span text:style-name="T700">The Journal of Physical Chemistry B</text:span><text:span text:style-name="T691">, </text:span><text:span text:style-name="T686">112</text:span><text:span text:style-name="T691">, 9020-9041.</text:span></text:p>
      <text:p text:style-name="P210"><text:soft-page-break/><text:span text:style-name="T903">[1</text:span><text:span text:style-name="T958">2</text:span><text:span text:style-name="T903">] C. W. Hopkins, S. Le G</text:span><text:span text:style-name="T905">rand, R. C. Walker, and A. E. Roitberg. </text:span><text:span text:style-name="T910">(2015)</text:span><text:span text:style-name="T905"> “</text:span><text:span text:style-name="T904">Long-Time-Step Molecular Dynamics through Hydrogen Mass Repartitioning</text:span><text:span text:style-name="T906">”. </text:span><text:span text:style-name="T812">Journal of Chemical Theory and Computation</text:span><text:span text:style-name="T907">, </text:span><text:span text:style-name="T908">1</text:span><text:span text:style-name="T909">1</text:span><text:span text:style-name="T907">, 1864-1874.</text:span></text:p>
      <text:p text:style-name="P211"><text:span text:style-name="T907">[</text:span><text:span text:style-name="T904">13] D. J. Huggins (2022) "Comparing the Performance of Different AMBER Protein Forcefields, Partial Charge Assignments, and Water Models for Absolute Binding Free Energy Calculations." Journal of Chemical Theory and Computation, 18, 2616.</text:span></text:p>
      <text:p text:style-name="P196"><text:span text:style-name="T636">[1</text:span><text:span text:style-name="T637">4</text:span><text:span text:style-name="T636">] G. M. </text:span><text:span text:style-name="T629">Morris, </text:span><text:span text:style-name="T630">R. </text:span><text:span text:style-name="T629">Huey, </text:span><text:span text:style-name="T630">W.</text:span><text:span text:style-name="T629"> Lindstrom, </text:span><text:span text:style-name="T630">M. F.</text:span><text:span text:style-name="T629"> Sanner, </text:span><text:span text:style-name="T630">R. K.</text:span><text:span text:style-name="T629"> Belew, </text:span><text:span text:style-name="T630">D. S.</text:span><text:span text:style-name="T629"> Goodsell, and </text:span><text:span text:style-name="T630">A. J. </text:span><text:span text:style-name="T629">Olson. </text:span><text:span text:style-name="T631">(2009) “</text:span><text:span text:style-name="T640">AutoDock4 and AutoDockTools4: Automated Docking with Selective Receptor Flexibility</text:span><text:span text:style-name="T631">” </text:span><text:a xlink:type="simple" xlink:href="http://www3.interscience.wiley.com/journal/122439542/abstract" text:style-name="Internet_20_link" text:visited-style-name="Visited_20_Internet_20_Link"><text:span text:style-name="T642">Journal of Computational Chemistry</text:span></text:a><text:span text:style-name="T634">, </text:span><text:span text:style-name="T639">30</text:span><text:span text:style-name="T634">, 2785-2791</text:span><text:span text:style-name="T635">.</text:span></text:p>
      <text:p text:style-name="P199"><text:span text:style-name="T911">[1</text:span><text:span text:style-name="T958">5</text:span><text:span text:style-name="T911">] E. F. </text:span><text:span text:style-name="T669">Pettersen, </text:span><text:span text:style-name="T670">T. D.</text:span><text:span text:style-name="T669"> Goddard, </text:span><text:span text:style-name="T670">C. C.</text:span><text:span text:style-name="T669"> Huang, </text:span><text:span text:style-name="T670">G. S.</text:span><text:span text:style-name="T669"> Couch, </text:span><text:span text:style-name="T670">D. M.</text:span><text:span text:style-name="T669"> Greenblatt, </text:span><text:span text:style-name="T670">E. C.</text:span><text:span text:style-name="T669"> Meng, </text:span><text:span text:style-name="T670">and T. E.</text:span><text:span text:style-name="T669"> Ferrin. </text:span><text:span text:style-name="T670">(2004). </text:span><text:span text:style-name="T669"><text:s/>"UCSF Chimera - A Visualization System for Exploratory Research and Analysis." </text:span><text:span text:style-name="T901">J</text:span><text:span text:style-name="T902">ournal of</text:span><text:span text:style-name="T901"> Comput</text:span><text:span text:style-name="T902">ational</text:span><text:span text:style-name="T901"> Chem</text:span><text:span text:style-name="T902">istry</text:span><text:span text:style-name="T692">, </text:span><text:span text:style-name="T684">25, </text:span><text:span text:style-name="T669">1605-1612.</text:span></text:p>
      <text:p text:style-name="P195"><text:span text:style-name="T737">[1</text:span><text:span text:style-name="T738">6</text:span><text:span text:style-name="T737">] </text:span><text:a xlink:type="simple" xlink:href="http://www3.interscience.wiley.com/journal/122439542/abstract" text:style-name="Internet_20_link" text:visited-style-name="Visited_20_Internet_20_Link"><text:span text:style-name="T629">O. Trott </text:span></text:a><text:a xlink:type="simple" xlink:href="http://www3.interscience.wiley.com/journal/122439542/abstract" text:style-name="Internet_20_link" text:visited-style-name="Visited_20_Internet_20_Link"><text:span text:style-name="T632">and </text:span></text:a><text:a xlink:type="simple" xlink:href="http://www3.interscience.wiley.com/journal/122439542/abstract" text:style-name="Internet_20_link" text:visited-style-name="Visited_20_Internet_20_Link"><text:span text:style-name="T629">A. J. Olson. </text:span></text:a><text:a xlink:type="simple" xlink:href="http://www3.interscience.wiley.com/journal/122439542/abstract" text:style-name="Internet_20_link" text:visited-style-name="Visited_20_Internet_20_Link"><text:span text:style-name="T632">(2010)</text:span></text:a><text:a xlink:type="simple" xlink:href="http://www3.interscience.wiley.com/journal/122439542/abstract" text:style-name="Internet_20_link" text:visited-style-name="Visited_20_Internet_20_Link"><text:span text:style-name="T629">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41">Journal of Computational Chemistry</text:span></text:a><text:span text:style-name="T633">, </text:span><text:span text:style-name="T638">31</text:span><text:span text:style-name="T633">, 455-46</text:span><text:span text:style-name="T635">1.</text:span></text:p>
      <text:p text:style-name="P200"><text:span text:style-name="T912">[1</text:span><text:span text:style-name="T958">7</text:span><text:span text:style-name="T912">] W. </text:span><text:span text:style-name="T669">Humphrey, </text:span><text:span text:style-name="T671">A.</text:span><text:span text:style-name="T669"> Dalke and </text:span><text:span text:style-name="T671">K. </text:span><text:span text:style-name="T669">Schulten. </text:span><text:span text:style-name="T671">(1996) </text:span><text:span text:style-name="T669"><text:s/>"VMD - Visual Molecular Dynamics", </text:span><text:span text:style-name="T693">J</text:span><text:span text:style-name="T694">ournal of</text:span><text:span text:style-name="T693"> Molec</text:span><text:span text:style-name="T694">ular</text:span><text:span text:style-name="T693"> Graphics</text:span><text:span text:style-name="T669">, </text:span><text:span text:style-name="T685">14</text:span><text:span text:style-name="T669">, 33-38.</text:span></text:p>
      <text:p text:style-name="P201"><text:span text:style-name="T679">[1</text:span><text:span text:style-name="T683">8</text:span><text:span text:style-name="T679">] </text:span><text:span text:style-name="T689">J. Timko, D. Bucher and S. Kuyucak. (2010) “</text:span><text:span text:style-name="T688">Dissociation of NaCl in water from </text:span><text:span text:style-name="T698">ab initio </text:span><text:span text:style-name="T688">molecular dynamics simulations”. </text:span><text:span text:style-name="T699">Journal of Chemical Physics</text:span><text:span text:style-name="T689"> </text:span><text:span text:style-name="T690">132</text:span><text:span text:style-name="T689">,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09-29T00:19:16.062879318</dc:date>
    <meta:editing-duration>P1DT19H53M19S</meta:editing-duration>
    <meta:editing-cycles>1237</meta:editing-cycles>
    <meta:document-statistic meta:table-count="1" meta:image-count="3" meta:object-count="17" meta:page-count="17" meta:paragraph-count="242" meta:word-count="7154" meta:character-count="44261" meta:non-whitespace-character-count="36698"/>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